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7e92" officeooo:paragraph-rsid="000d7e92"/>
    </style:style>
    <style:style style:name="P2" style:family="paragraph" style:parent-style-name="Standard">
      <style:text-properties officeooo:rsid="000f4128" officeooo:paragraph-rsid="000f4128"/>
    </style:style>
    <style:style style:name="P3" style:family="paragraph" style:parent-style-name="Standard">
      <style:text-properties officeooo:rsid="0010bb70" officeooo:paragraph-rsid="0010bb70"/>
    </style:style>
    <style:style style:name="P4" style:family="paragraph" style:parent-style-name="Standard">
      <style:text-properties officeooo:rsid="0012716b" officeooo:paragraph-rsid="0012716b"/>
    </style:style>
    <style:style style:name="P5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6" style:family="paragraph" style:parent-style-name="Standard">
      <style:text-properties fo:color="#d4d4d4" loext:opacity="100%" officeooo:rsid="0017659e" officeooo:paragraph-rsid="0017659e" fo:background-color="#1e1e1e"/>
    </style:style>
    <style:style style:name="P7" style:family="paragraph" style:parent-style-name="Standard">
      <style:text-properties fo:color="#d4d4d4" loext:opacity="100%" officeooo:rsid="001b10c7" officeooo:paragraph-rsid="001b10c7" fo:background-color="#1e1e1e"/>
    </style:style>
    <style:style style:name="P8" style:family="paragraph" style:parent-style-name="Standard">
      <style:text-properties fo:color="#d4d4d4" loext:opacity="100%" officeooo:rsid="00270d97" officeooo:paragraph-rsid="00270d97" fo:background-color="#1e1e1e"/>
    </style:style>
    <style:style style:name="P9" style:family="paragraph" style:parent-style-name="Standard">
      <style:text-properties fo:color="#d4d4d4" loext:opacity="100%" officeooo:rsid="003689db" officeooo:paragraph-rsid="003689db" fo:background-color="#1e1e1e"/>
    </style:style>
    <style:style style:name="P10" style:family="paragraph" style:parent-style-name="Standard">
      <style:text-properties fo:color="#d4d4d4" loext:opacity="100%" officeooo:rsid="0043a8d6" officeooo:paragraph-rsid="0043a8d6" fo:background-color="#1e1e1e"/>
    </style:style>
    <style:style style:name="P11" style:family="paragraph" style:parent-style-name="Standard">
      <style:text-properties fo:color="#d4d4d4" loext:opacity="100%" officeooo:rsid="00450cd9" officeooo:paragraph-rsid="00450cd9" fo:background-color="#1e1e1e"/>
    </style:style>
    <style:style style:name="P12" style:family="paragraph" style:parent-style-name="Standard">
      <style:text-properties fo:color="#d4d4d4" loext:opacity="100%" officeooo:rsid="0045f51f" officeooo:paragraph-rsid="0045f51f" fo:background-color="#1e1e1e"/>
    </style:style>
    <style:style style:name="P13" style:family="paragraph" style:parent-style-name="Standard">
      <style:text-properties fo:color="#d4d4d4" loext:opacity="100%" officeooo:rsid="0047c33b" officeooo:paragraph-rsid="0047c33b" fo:background-color="#1e1e1e"/>
    </style:style>
    <style:style style:name="P14" style:family="paragraph" style:parent-style-name="Standard">
      <style:text-properties fo:color="#d4d4d4" loext:opacity="100%" officeooo:rsid="00491694" officeooo:paragraph-rsid="00491694" fo:background-color="#1e1e1e"/>
    </style:style>
    <style:style style:name="P15" style:family="paragraph" style:parent-style-name="Standard">
      <style:text-properties fo:color="#d4d4d4" loext:opacity="100%" officeooo:rsid="004a5182" officeooo:paragraph-rsid="004a5182" fo:background-color="#1e1e1e"/>
    </style:style>
    <style:style style:name="P16" style:family="paragraph" style:parent-style-name="Standard">
      <style:text-properties fo:color="#d4d4d4" loext:opacity="100%" officeooo:rsid="004e9e43" officeooo:paragraph-rsid="004e9e43" fo:background-color="#1e1e1e"/>
    </style:style>
    <style:style style:name="P17" style:family="paragraph" style:parent-style-name="Standard">
      <style:text-properties fo:color="#d4d4d4" loext:opacity="100%" officeooo:rsid="0054e473" officeooo:paragraph-rsid="0054e473" fo:background-color="#1e1e1e"/>
    </style:style>
    <style:style style:name="P18" style:family="paragraph" style:parent-style-name="Standard">
      <style:text-properties fo:color="#d4d4d4" loext:opacity="100%" officeooo:rsid="00558ab6" officeooo:paragraph-rsid="00558ab6" fo:background-color="#1e1e1e"/>
    </style:style>
    <style:style style:name="P19" style:family="paragraph" style:parent-style-name="Standard">
      <style:text-properties fo:color="#d4d4d4" loext:opacity="100%" officeooo:rsid="0057d8ac" officeooo:paragraph-rsid="0057d8ac" fo:background-color="#1e1e1e"/>
    </style:style>
    <style:style style:name="P20" style:family="paragraph" style:parent-style-name="Standard">
      <style:text-properties fo:color="#d4d4d4" loext:opacity="100%" officeooo:rsid="005911ba" officeooo:paragraph-rsid="005911ba" fo:background-color="#1e1e1e"/>
    </style:style>
    <style:style style:name="P21" style:family="paragraph" style:parent-style-name="Standard">
      <style:text-properties fo:color="#d4d4d4" loext:opacity="100%" officeooo:rsid="005a2d83" officeooo:paragraph-rsid="005a2d83" fo:background-color="#1e1e1e"/>
    </style:style>
    <style:style style:name="P22" style:family="paragraph" style:parent-style-name="Standard">
      <style:text-properties fo:color="#d4d4d4" loext:opacity="100%" officeooo:rsid="005a5686" officeooo:paragraph-rsid="005a5686" fo:background-color="#1e1e1e"/>
    </style:style>
    <style:style style:name="P23" style:family="paragraph" style:parent-style-name="Standard">
      <style:text-properties fo:color="#d4d4d4" loext:opacity="100%" officeooo:rsid="005b9265" officeooo:paragraph-rsid="005b9265" fo:background-color="#1e1e1e"/>
    </style:style>
    <style:style style:name="P24" style:family="paragraph" style:parent-style-name="Standard">
      <style:text-properties fo:color="#d4d4d4" loext:opacity="100%" officeooo:rsid="0060ed51" officeooo:paragraph-rsid="0060ed51" fo:background-color="#1e1e1e"/>
    </style:style>
    <style:style style:name="P25" style:family="paragraph" style:parent-style-name="Standard">
      <style:text-properties fo:color="#d4d4d4" loext:opacity="100%" officeooo:rsid="006336ae" officeooo:paragraph-rsid="006336ae" fo:background-color="#1e1e1e"/>
    </style:style>
    <style:style style:name="P26" style:family="paragraph" style:parent-style-name="Standard">
      <style:text-properties fo:color="#d4d4d4" loext:opacity="100%" officeooo:rsid="00674d34" officeooo:paragraph-rsid="00674d34" fo:background-color="#1e1e1e"/>
    </style:style>
    <style:style style:name="P27" style:family="paragraph" style:parent-style-name="Standard">
      <style:text-properties fo:color="#d4d4d4" loext:opacity="100%" officeooo:rsid="006868cf" officeooo:paragraph-rsid="006868cf" fo:background-color="#1e1e1e"/>
    </style:style>
    <style:style style:name="P28" style:family="paragraph" style:parent-style-name="Standard">
      <style:text-properties fo:color="#d4d4d4" loext:opacity="100%" officeooo:rsid="007340c7" officeooo:paragraph-rsid="007340c7" fo:background-color="#1e1e1e"/>
    </style:style>
    <style:style style:name="P29" style:family="paragraph" style:parent-style-name="Standard">
      <style:text-properties fo:color="#d4d4d4" loext:opacity="100%" officeooo:rsid="00796f98" officeooo:paragraph-rsid="00796f98" fo:background-color="#1e1e1e"/>
    </style:style>
    <style:style style:name="P30" style:family="paragraph" style:parent-style-name="Standard">
      <style:text-properties fo:color="#d4d4d4" loext:opacity="100%" officeooo:rsid="007ba805" officeooo:paragraph-rsid="007ba805" fo:background-color="#1e1e1e"/>
    </style:style>
    <style:style style:name="P31" style:family="paragraph" style:parent-style-name="Standard">
      <style:text-properties fo:color="#d4d4d4" loext:opacity="100%" officeooo:rsid="007df988" officeooo:paragraph-rsid="007df988" fo:background-color="#1e1e1e"/>
    </style:style>
    <style:style style:name="P32" style:family="paragraph" style:parent-style-name="Standard">
      <style:text-properties fo:color="#d4d4d4" loext:opacity="100%" officeooo:rsid="007e02f2" officeooo:paragraph-rsid="007e02f2" fo:background-color="#1e1e1e"/>
    </style:style>
    <style:style style:name="P33" style:family="paragraph" style:parent-style-name="Standard">
      <style:text-properties fo:color="#d4d4d4" loext:opacity="100%" officeooo:rsid="007fbb58" officeooo:paragraph-rsid="007fbb58" fo:background-color="#1e1e1e"/>
    </style:style>
    <style:style style:name="P34" style:family="paragraph" style:parent-style-name="Standard">
      <style:text-properties fo:color="#d4d4d4" loext:opacity="100%" officeooo:rsid="0082cfda" officeooo:paragraph-rsid="0082cfda" fo:background-color="#1e1e1e"/>
    </style:style>
    <style:style style:name="P35" style:family="paragraph" style:parent-style-name="Standard">
      <style:text-properties fo:color="#d4d4d4" loext:opacity="100%" officeooo:rsid="00831973" officeooo:paragraph-rsid="00831973" fo:background-color="#1e1e1e"/>
    </style:style>
    <style:style style:name="P36" style:family="paragraph" style:parent-style-name="Standard">
      <style:text-properties fo:color="#d4d4d4" loext:opacity="100%" officeooo:rsid="0086c59f" officeooo:paragraph-rsid="0086c59f" fo:background-color="#1e1e1e"/>
    </style:style>
    <style:style style:name="P37" style:family="paragraph" style:parent-style-name="Standard">
      <style:text-properties fo:color="#d4d4d4" loext:opacity="100%" officeooo:rsid="00879355" officeooo:paragraph-rsid="00879355" fo:background-color="#1e1e1e"/>
    </style:style>
    <style:style style:name="P38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39" style:family="paragraph" style:parent-style-name="Standard">
      <style:text-properties fo:color="#d4d4d4" loext:opacity="100%" style:font-name="Consolas" fo:font-size="10.5pt" fo:font-weight="normal" officeooo:rsid="001b10c7" officeooo:paragraph-rsid="001b10c7" fo:background-color="#1e1e1e"/>
    </style:style>
    <style:style style:name="P40" style:family="paragraph" style:parent-style-name="Standard">
      <style:text-properties fo:color="#d4d4d4" loext:opacity="100%" style:font-name="Consolas" fo:font-size="10.5pt" fo:font-weight="normal" officeooo:rsid="001d3f5e" officeooo:paragraph-rsid="001d3f5e" fo:background-color="#1e1e1e"/>
    </style:style>
    <style:style style:name="P41" style:family="paragraph" style:parent-style-name="Standard">
      <style:text-properties fo:color="#d4d4d4" loext:opacity="100%" style:font-name="Consolas" fo:font-size="10.5pt" fo:font-weight="normal" officeooo:rsid="0020353f" officeooo:paragraph-rsid="0020353f" fo:background-color="#1e1e1e"/>
    </style:style>
    <style:style style:name="P42" style:family="paragraph" style:parent-style-name="Standard">
      <style:text-properties fo:color="#d4d4d4" loext:opacity="100%" style:font-name="Consolas" fo:font-size="10.5pt" fo:font-weight="normal" officeooo:rsid="00220d89" officeooo:paragraph-rsid="00220d89" fo:background-color="#1e1e1e"/>
    </style:style>
    <style:style style:name="P43" style:family="paragraph" style:parent-style-name="Standard">
      <style:text-properties fo:color="#d4d4d4" loext:opacity="100%" style:font-name="Consolas" fo:font-size="10.5pt" fo:font-weight="normal" officeooo:rsid="0023b1bc" officeooo:paragraph-rsid="0023b1bc" fo:background-color="#1e1e1e"/>
    </style:style>
    <style:style style:name="P44" style:family="paragraph" style:parent-style-name="Standard">
      <style:text-properties fo:color="#d4d4d4" loext:opacity="100%" style:font-name="Consolas" fo:font-size="10.5pt" fo:font-weight="normal" officeooo:rsid="002628e6" officeooo:paragraph-rsid="002628e6" fo:background-color="#1e1e1e"/>
    </style:style>
    <style:style style:name="P45" style:family="paragraph" style:parent-style-name="Standard">
      <style:text-properties fo:color="#d4d4d4" loext:opacity="100%" style:font-name="Consolas" fo:font-size="10.5pt" fo:font-weight="normal" officeooo:rsid="00270d97" officeooo:paragraph-rsid="00270d97" fo:background-color="#1e1e1e"/>
    </style:style>
    <style:style style:name="P46" style:family="paragraph" style:parent-style-name="Standard">
      <style:text-properties fo:color="#d4d4d4" loext:opacity="100%" style:font-name="Consolas" fo:font-size="10.5pt" fo:font-weight="normal" officeooo:paragraph-rsid="00270d97" fo:background-color="#1e1e1e"/>
    </style:style>
    <style:style style:name="P47" style:family="paragraph" style:parent-style-name="Standard">
      <style:text-properties fo:color="#d4d4d4" loext:opacity="100%" style:font-name="Consolas" fo:font-size="10.5pt" fo:font-weight="normal" officeooo:rsid="002cddb4" officeooo:paragraph-rsid="002cddb4" fo:background-color="#1e1e1e"/>
    </style:style>
    <style:style style:name="P48" style:family="paragraph" style:parent-style-name="Standard">
      <style:text-properties fo:color="#d4d4d4" loext:opacity="100%" style:font-name="Consolas" fo:font-size="10.5pt" fo:font-weight="normal" officeooo:rsid="00342570" officeooo:paragraph-rsid="00342570" fo:background-color="#1e1e1e"/>
    </style:style>
    <style:style style:name="P49" style:family="paragraph" style:parent-style-name="Standard">
      <style:text-properties fo:color="#d4d4d4" loext:opacity="100%" style:font-name="Consolas" fo:font-size="10.5pt" fo:font-weight="normal" officeooo:rsid="003689db" officeooo:paragraph-rsid="003689db" fo:background-color="#1e1e1e"/>
    </style:style>
    <style:style style:name="P50" style:family="paragraph" style:parent-style-name="Standard">
      <style:text-properties fo:color="#d4d4d4" loext:opacity="100%" style:font-name="Consolas" fo:font-size="10.5pt" fo:font-weight="normal" officeooo:rsid="00450cd9" officeooo:paragraph-rsid="00450cd9" fo:background-color="#1e1e1e"/>
    </style:style>
    <style:style style:name="P51" style:family="paragraph" style:parent-style-name="Standard">
      <style:text-properties fo:color="#d4d4d4" loext:opacity="100%" style:font-name="Consolas" fo:font-size="10.5pt" fo:font-weight="normal" officeooo:rsid="0054e473" officeooo:paragraph-rsid="0054e473" fo:background-color="#1e1e1e"/>
    </style:style>
    <style:style style:name="P52" style:family="paragraph" style:parent-style-name="Standard">
      <style:text-properties fo:color="#d4d4d4" loext:opacity="100%" style:font-name="Consolas" fo:font-size="10.5pt" fo:font-weight="normal" officeooo:rsid="00584202" officeooo:paragraph-rsid="00584202" fo:background-color="#1e1e1e"/>
    </style:style>
    <style:style style:name="P53" style:family="paragraph" style:parent-style-name="Standard">
      <style:text-properties fo:color="#d4d4d4" loext:opacity="100%" style:font-name="Consolas" fo:font-size="10.5pt" fo:font-weight="normal" officeooo:rsid="005a2d83" officeooo:paragraph-rsid="005a2d83" fo:background-color="#1e1e1e"/>
    </style:style>
    <style:style style:name="P54" style:family="paragraph" style:parent-style-name="Standard">
      <style:text-properties fo:color="#d4d4d4" loext:opacity="100%" style:font-name="Consolas" fo:font-size="10.5pt" fo:font-weight="normal" officeooo:rsid="005a5686" officeooo:paragraph-rsid="005a5686" fo:background-color="#1e1e1e"/>
    </style:style>
    <style:style style:name="P55" style:family="paragraph" style:parent-style-name="Standard">
      <style:text-properties fo:color="#d4d4d4" loext:opacity="100%" style:font-name="Consolas" fo:font-size="10.5pt" fo:font-weight="normal" officeooo:rsid="005c6b03" officeooo:paragraph-rsid="005c6b03" fo:background-color="#1e1e1e"/>
    </style:style>
    <style:style style:name="P56" style:family="paragraph" style:parent-style-name="Standard">
      <style:text-properties fo:color="#d4d4d4" loext:opacity="100%" style:font-name="Consolas" fo:font-size="10.5pt" fo:font-weight="normal" officeooo:rsid="005f3714" officeooo:paragraph-rsid="005f3714" fo:background-color="#1e1e1e"/>
    </style:style>
    <style:style style:name="P57" style:family="paragraph" style:parent-style-name="Standard">
      <style:text-properties fo:color="#d4d4d4" loext:opacity="100%" style:font-name="Consolas" fo:font-size="10.5pt" fo:font-weight="normal" officeooo:rsid="00796f98" officeooo:paragraph-rsid="00796f98" fo:background-color="#1e1e1e"/>
    </style:style>
    <style:style style:name="P58" style:family="paragraph" style:parent-style-name="Standard">
      <style:text-properties fo:color="#d4d4d4" loext:opacity="100%" style:font-name="Consolas" fo:font-size="10.5pt" fo:font-weight="normal" officeooo:rsid="007ba805" officeooo:paragraph-rsid="007ba805" fo:background-color="#1e1e1e"/>
    </style:style>
    <style:style style:name="P59" style:family="paragraph" style:parent-style-name="Standard">
      <style:text-properties fo:color="#d4d4d4" loext:opacity="100%" style:font-name="Consolas" fo:font-size="10.5pt" fo:font-weight="normal" officeooo:rsid="007fbb58" officeooo:paragraph-rsid="007fbb58" fo:background-color="#1e1e1e"/>
    </style:style>
    <style:style style:name="P60" style:family="paragraph" style:parent-style-name="Standard">
      <style:text-properties fo:color="#d4d4d4" loext:opacity="100%" style:font-name="Consolas" fo:font-size="10.5pt" fo:font-weight="normal" officeooo:rsid="0082cfda" officeooo:paragraph-rsid="0082cfda" fo:background-color="#1e1e1e"/>
    </style:style>
    <style:style style:name="P61" style:family="paragraph" style:parent-style-name="Standard">
      <style:text-properties fo:color="#d4d4d4" loext:opacity="100%" style:font-name="Consolas" fo:font-size="10.5pt" fo:font-weight="normal" officeooo:rsid="00831973" officeooo:paragraph-rsid="00831973" fo:background-color="#1e1e1e"/>
    </style:style>
    <style:style style:name="P62" style:family="paragraph" style:parent-style-name="Standard">
      <style:text-properties officeooo:rsid="0013f3ba" officeooo:paragraph-rsid="0013f3ba"/>
    </style:style>
    <style:style style:name="P63" style:family="paragraph" style:parent-style-name="Standard">
      <style:paragraph-properties style:line-height-at-least="0.503cm"/>
    </style:style>
    <style:style style:name="P64" style:family="paragraph" style:parent-style-name="Standard">
      <style:text-properties officeooo:rsid="00150629" officeooo:paragraph-rsid="00150629"/>
    </style:style>
    <style:style style:name="P65" style:family="paragraph" style:parent-style-name="Standard">
      <style:text-properties officeooo:rsid="0016f08b" officeooo:paragraph-rsid="0016f08b"/>
    </style:style>
    <style:style style:name="P66" style:family="paragraph" style:parent-style-name="Standard">
      <style:text-properties officeooo:rsid="0016f08b" officeooo:paragraph-rsid="00172a13"/>
    </style:style>
    <style:style style:name="P67" style:family="paragraph" style:parent-style-name="Standard">
      <style:text-properties officeooo:rsid="0017659e" officeooo:paragraph-rsid="0017659e"/>
    </style:style>
    <style:style style:name="P68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69" style:family="paragraph" style:parent-style-name="Standard">
      <style:paragraph-properties style:line-height-at-least="0.503cm"/>
      <style:text-properties fo:color="#6a9955" loext:opacity="100%" fo:background-color="#1e1e1e"/>
    </style:style>
    <style:style style:name="P70" style:family="paragraph" style:parent-style-name="Standard">
      <style:text-properties officeooo:rsid="0018acb8" officeooo:paragraph-rsid="0018acb8"/>
    </style:style>
    <style:style style:name="P71" style:family="paragraph" style:parent-style-name="Standard">
      <style:text-properties officeooo:rsid="001b10c7" officeooo:paragraph-rsid="001b10c7"/>
    </style:style>
    <style:style style:name="P72" style:family="paragraph" style:parent-style-name="Standard">
      <style:text-properties officeooo:rsid="001d3f5e" officeooo:paragraph-rsid="001d3f5e"/>
    </style:style>
    <style:style style:name="P73" style:family="paragraph" style:parent-style-name="Standard">
      <style:text-properties officeooo:rsid="0020353f" officeooo:paragraph-rsid="0020353f"/>
    </style:style>
    <style:style style:name="P74" style:family="paragraph" style:parent-style-name="Standard">
      <style:text-properties officeooo:rsid="002137b6" officeooo:paragraph-rsid="002137b6"/>
    </style:style>
    <style:style style:name="P75" style:family="paragraph" style:parent-style-name="Standard">
      <style:text-properties officeooo:paragraph-rsid="002137b6"/>
    </style:style>
    <style:style style:name="P76" style:family="paragraph" style:parent-style-name="Standard">
      <style:text-properties officeooo:rsid="00220d89" officeooo:paragraph-rsid="00220d89"/>
    </style:style>
    <style:style style:name="P77" style:family="paragraph" style:parent-style-name="Standard">
      <style:text-properties officeooo:rsid="0023b1bc" officeooo:paragraph-rsid="0023b1bc"/>
    </style:style>
    <style:style style:name="P78" style:family="paragraph" style:parent-style-name="Standard">
      <style:text-properties officeooo:rsid="0023e9ab" officeooo:paragraph-rsid="0023e9ab"/>
    </style:style>
    <style:style style:name="P79" style:family="paragraph" style:parent-style-name="Standard">
      <style:text-properties officeooo:rsid="002628e6" officeooo:paragraph-rsid="002628e6"/>
    </style:style>
    <style:style style:name="P80" style:family="paragraph" style:parent-style-name="Standard">
      <style:paragraph-properties style:line-height-at-least="0.503cm"/>
      <style:text-properties fo:color="#569cd6" loext:opacity="100%" style:font-name="Consolas" fo:font-size="10.5pt" fo:font-weight="normal" fo:background-color="#1e1e1e"/>
    </style:style>
    <style:style style:name="P81" style:family="paragraph" style:parent-style-name="Standard">
      <style:text-properties fo:color="#569cd6" loext:opacity="100%" style:font-name="Consolas" fo:font-size="10.5pt" fo:font-weight="normal" officeooo:rsid="0032b62d" officeooo:paragraph-rsid="0032b62d" fo:background-color="#1e1e1e"/>
    </style:style>
    <style:style style:name="P82" style:family="paragraph" style:parent-style-name="Standard">
      <style:text-properties fo:color="#569cd6" loext:opacity="100%" style:font-name="Consolas" fo:font-size="10.5pt" fo:font-weight="normal" officeooo:rsid="00342570" officeooo:paragraph-rsid="00342570" fo:background-color="#1e1e1e"/>
    </style:style>
    <style:style style:name="P83" style:family="paragraph" style:parent-style-name="Standard">
      <style:text-properties fo:color="#569cd6" loext:opacity="100%" style:font-name="Consolas" fo:font-size="10.5pt" fo:font-weight="normal" officeooo:rsid="003689db" officeooo:paragraph-rsid="003689db" fo:background-color="#1e1e1e"/>
    </style:style>
    <style:style style:name="P84" style:family="paragraph" style:parent-style-name="Standard">
      <style:text-properties fo:color="#569cd6" loext:opacity="100%" style:font-name="Consolas" fo:font-size="10.5pt" fo:font-weight="normal" officeooo:rsid="0037ba8a" officeooo:paragraph-rsid="0037ba8a" fo:background-color="#1e1e1e"/>
    </style:style>
    <style:style style:name="P85" style:family="paragraph" style:parent-style-name="Standard">
      <style:text-properties fo:color="#569cd6" loext:opacity="100%" style:font-name="Consolas" fo:font-size="10.5pt" fo:font-weight="normal" officeooo:rsid="00399193" officeooo:paragraph-rsid="00399193" fo:background-color="#1e1e1e"/>
    </style:style>
    <style:style style:name="P86" style:family="paragraph" style:parent-style-name="Standard">
      <style:text-properties fo:color="#569cd6" loext:opacity="100%" style:font-name="Consolas" fo:font-size="10.5pt" fo:font-weight="normal" officeooo:rsid="003de7f4" officeooo:paragraph-rsid="003de7f4" fo:background-color="#1e1e1e"/>
    </style:style>
    <style:style style:name="P87" style:family="paragraph" style:parent-style-name="Standard">
      <style:text-properties fo:color="#569cd6" loext:opacity="100%" style:font-name="Consolas" fo:font-size="10.5pt" fo:font-weight="normal" officeooo:rsid="003ee176" officeooo:paragraph-rsid="003ee176" fo:background-color="#1e1e1e"/>
    </style:style>
    <style:style style:name="P88" style:family="paragraph" style:parent-style-name="Standard">
      <style:text-properties fo:color="#569cd6" loext:opacity="100%" style:font-name="Consolas" fo:font-size="10.5pt" fo:font-weight="normal" officeooo:rsid="003f9186" officeooo:paragraph-rsid="003f9186" fo:background-color="#1e1e1e"/>
    </style:style>
    <style:style style:name="P89" style:family="paragraph" style:parent-style-name="Standard">
      <style:text-properties fo:color="#569cd6" loext:opacity="100%" style:font-name="Consolas" fo:font-size="10.5pt" fo:font-weight="normal" officeooo:rsid="003fe634" officeooo:paragraph-rsid="003fe634" fo:background-color="#1e1e1e"/>
    </style:style>
    <style:style style:name="P90" style:family="paragraph" style:parent-style-name="Standard">
      <style:text-properties fo:color="#569cd6" loext:opacity="100%" style:font-name="Consolas" fo:font-size="10.5pt" fo:font-weight="normal" officeooo:rsid="0040bc05" officeooo:paragraph-rsid="0040bc05" fo:background-color="#1e1e1e"/>
    </style:style>
    <style:style style:name="P91" style:family="paragraph" style:parent-style-name="Standard">
      <style:text-properties fo:color="#569cd6" loext:opacity="100%" style:font-name="Consolas" fo:font-size="10.5pt" fo:font-weight="normal" officeooo:rsid="00510b29" officeooo:paragraph-rsid="00510b29" fo:background-color="#1e1e1e"/>
    </style:style>
    <style:style style:name="P92" style:family="paragraph" style:parent-style-name="Standard">
      <style:text-properties fo:color="#569cd6" loext:opacity="100%" style:font-name="Consolas" fo:font-size="10.5pt" fo:font-weight="normal" officeooo:rsid="006bc728" officeooo:paragraph-rsid="006bc728" fo:background-color="#1e1e1e"/>
    </style:style>
    <style:style style:name="P93" style:family="paragraph" style:parent-style-name="Standard">
      <style:text-properties fo:color="#569cd6" loext:opacity="100%" style:font-name="Consolas" fo:font-size="10.5pt" fo:font-weight="normal" officeooo:rsid="0073197c" officeooo:paragraph-rsid="0073197c" fo:background-color="#1e1e1e"/>
    </style:style>
    <style:style style:name="P94" style:family="paragraph" style:parent-style-name="Standard">
      <style:text-properties fo:color="#569cd6" loext:opacity="100%" style:font-name="Consolas" fo:font-size="10.5pt" fo:font-weight="normal" officeooo:rsid="0077ad03" officeooo:paragraph-rsid="0077ad03" fo:background-color="#1e1e1e"/>
    </style:style>
    <style:style style:name="P95" style:family="paragraph" style:parent-style-name="Standard">
      <style:text-properties fo:color="#569cd6" loext:opacity="100%" style:font-name="Consolas" fo:font-size="10.5pt" fo:font-weight="normal" officeooo:rsid="007fbb58" officeooo:paragraph-rsid="007fbb58" fo:background-color="#1e1e1e"/>
    </style:style>
    <style:style style:name="P96" style:family="paragraph" style:parent-style-name="Standard">
      <style:text-properties fo:color="#569cd6" loext:opacity="100%" style:font-name="Consolas" fo:font-size="10.5pt" fo:font-weight="normal" officeooo:rsid="0082457d" officeooo:paragraph-rsid="0082457d" fo:background-color="#1e1e1e"/>
    </style:style>
    <style:style style:name="P97" style:family="paragraph" style:parent-style-name="Standard">
      <style:text-properties fo:color="#569cd6" loext:opacity="100%" style:font-name="Consolas" fo:font-size="10.5pt" fo:font-weight="normal" officeooo:rsid="00844b97" officeooo:paragraph-rsid="00844b97" fo:background-color="#1e1e1e"/>
    </style:style>
    <style:style style:name="P98" style:family="paragraph" style:parent-style-name="Standard">
      <style:text-properties officeooo:rsid="00270d97" officeooo:paragraph-rsid="00270d97"/>
    </style:style>
    <style:style style:name="P99" style:family="paragraph" style:parent-style-name="Standard">
      <style:text-properties officeooo:paragraph-rsid="00270d97"/>
    </style:style>
    <style:style style:name="P100" style:family="paragraph" style:parent-style-name="Standard">
      <style:text-properties officeooo:rsid="002cddb4" officeooo:paragraph-rsid="002cddb4"/>
    </style:style>
    <style:style style:name="P101" style:family="paragraph" style:parent-style-name="Standard">
      <style:text-properties fo:color="#ce9178" loext:opacity="100%" style:font-name="Consolas" fo:font-size="10.5pt" fo:font-weight="normal" officeooo:rsid="002cddb4" officeooo:paragraph-rsid="002cddb4" fo:background-color="#1e1e1e"/>
    </style:style>
    <style:style style:name="P102" style:family="paragraph" style:parent-style-name="Standard">
      <style:paragraph-properties style:line-height-at-least="0.503cm"/>
      <style:text-properties fo:color="#ce9178" loext:opacity="100%" fo:background-color="#1e1e1e"/>
    </style:style>
    <style:style style:name="P103" style:family="paragraph" style:parent-style-name="Standard">
      <style:text-properties officeooo:rsid="002eb749" officeooo:paragraph-rsid="002eb749"/>
    </style:style>
    <style:style style:name="P104" style:family="paragraph" style:parent-style-name="Standard">
      <style:text-properties officeooo:rsid="0032b62d" officeooo:paragraph-rsid="0032b62d"/>
    </style:style>
    <style:style style:name="P105" style:family="paragraph" style:parent-style-name="Standard">
      <style:text-properties officeooo:rsid="00342570" officeooo:paragraph-rsid="00342570"/>
    </style:style>
    <style:style style:name="P106" style:family="paragraph" style:parent-style-name="Standard">
      <style:text-properties officeooo:rsid="003689db" officeooo:paragraph-rsid="003689db"/>
    </style:style>
    <style:style style:name="P107" style:family="paragraph" style:parent-style-name="Standard">
      <style:text-properties officeooo:rsid="0037ba8a" officeooo:paragraph-rsid="0037ba8a"/>
    </style:style>
    <style:style style:name="P108" style:family="paragraph" style:parent-style-name="Standard">
      <style:text-properties officeooo:rsid="00399193" officeooo:paragraph-rsid="00399193"/>
    </style:style>
    <style:style style:name="P109" style:family="paragraph" style:parent-style-name="Standard">
      <style:text-properties officeooo:rsid="003b266d" officeooo:paragraph-rsid="003b266d"/>
    </style:style>
    <style:style style:name="P110" style:family="paragraph" style:parent-style-name="Standard">
      <style:text-properties officeooo:rsid="003de7f4" officeooo:paragraph-rsid="003de7f4"/>
    </style:style>
    <style:style style:name="P111" style:family="paragraph" style:parent-style-name="Standard">
      <style:text-properties officeooo:rsid="003ee176" officeooo:paragraph-rsid="003ee176"/>
    </style:style>
    <style:style style:name="P112" style:family="paragraph" style:parent-style-name="Standard">
      <style:text-properties officeooo:rsid="003f9186" officeooo:paragraph-rsid="003f9186"/>
    </style:style>
    <style:style style:name="P113" style:family="paragraph" style:parent-style-name="Standard">
      <style:text-properties officeooo:rsid="003fd7d6" officeooo:paragraph-rsid="003fd7d6"/>
    </style:style>
    <style:style style:name="P114" style:family="paragraph" style:parent-style-name="Standard">
      <style:text-properties officeooo:rsid="003fe634" officeooo:paragraph-rsid="003fe634"/>
    </style:style>
    <style:style style:name="P115" style:family="paragraph" style:parent-style-name="Standard">
      <style:text-properties officeooo:rsid="0040bc05" officeooo:paragraph-rsid="0040bc05"/>
    </style:style>
    <style:style style:name="P116" style:family="paragraph" style:parent-style-name="Standard">
      <style:text-properties officeooo:rsid="0043a8d6" officeooo:paragraph-rsid="0043a8d6"/>
    </style:style>
    <style:style style:name="P117" style:family="paragraph" style:parent-style-name="Standard">
      <style:text-properties officeooo:rsid="00450cd9" officeooo:paragraph-rsid="00450cd9"/>
    </style:style>
    <style:style style:name="P118" style:family="paragraph" style:parent-style-name="Standard">
      <style:text-properties officeooo:rsid="0045ec14" officeooo:paragraph-rsid="0045ec14"/>
    </style:style>
    <style:style style:name="P119" style:family="paragraph" style:parent-style-name="Standard">
      <style:text-properties officeooo:rsid="0045f51f" officeooo:paragraph-rsid="0045f51f"/>
    </style:style>
    <style:style style:name="P120" style:family="paragraph" style:parent-style-name="Standard">
      <style:text-properties officeooo:rsid="0047c33b" officeooo:paragraph-rsid="0047c33b"/>
    </style:style>
    <style:style style:name="P121" style:family="paragraph" style:parent-style-name="Standard">
      <style:text-properties officeooo:rsid="00491694" officeooo:paragraph-rsid="00491694"/>
    </style:style>
    <style:style style:name="P122" style:family="paragraph" style:parent-style-name="Standard">
      <style:text-properties officeooo:rsid="004a5182" officeooo:paragraph-rsid="004a5182"/>
    </style:style>
    <style:style style:name="P123" style:family="paragraph" style:parent-style-name="Standard">
      <style:text-properties officeooo:rsid="004e9e43" officeooo:paragraph-rsid="004e9e43"/>
    </style:style>
    <style:style style:name="P124" style:family="paragraph" style:parent-style-name="Standard">
      <style:text-properties officeooo:rsid="00510b29" officeooo:paragraph-rsid="00510b29"/>
    </style:style>
    <style:style style:name="P125" style:family="paragraph" style:parent-style-name="Standard">
      <style:text-properties officeooo:rsid="005277d7" officeooo:paragraph-rsid="005277d7"/>
    </style:style>
    <style:style style:name="P126" style:family="paragraph" style:parent-style-name="Standard">
      <style:text-properties officeooo:rsid="0054e473" officeooo:paragraph-rsid="0054e473"/>
    </style:style>
    <style:style style:name="P127" style:family="paragraph" style:parent-style-name="Standard">
      <style:text-properties officeooo:rsid="00558ab6" officeooo:paragraph-rsid="00558ab6"/>
    </style:style>
    <style:style style:name="P128" style:family="paragraph" style:parent-style-name="Standard">
      <style:text-properties officeooo:rsid="0057d8ac" officeooo:paragraph-rsid="0057d8ac"/>
    </style:style>
    <style:style style:name="P129" style:family="paragraph" style:parent-style-name="Standard">
      <style:text-properties officeooo:rsid="00584202" officeooo:paragraph-rsid="00584202"/>
    </style:style>
    <style:style style:name="P130" style:family="paragraph" style:parent-style-name="Standard">
      <style:text-properties officeooo:rsid="005911ba" officeooo:paragraph-rsid="005911ba"/>
    </style:style>
    <style:style style:name="P131" style:family="paragraph" style:parent-style-name="Standard">
      <style:text-properties officeooo:rsid="005a2d83" officeooo:paragraph-rsid="005a2d83"/>
    </style:style>
    <style:style style:name="P132" style:family="paragraph" style:parent-style-name="Standard">
      <style:text-properties officeooo:rsid="005a5686" officeooo:paragraph-rsid="005a5686"/>
    </style:style>
    <style:style style:name="P133" style:family="paragraph" style:parent-style-name="Standard">
      <style:text-properties officeooo:rsid="005b9265" officeooo:paragraph-rsid="005b9265"/>
    </style:style>
    <style:style style:name="P134" style:family="paragraph" style:parent-style-name="Standard">
      <style:text-properties officeooo:rsid="005c6b03" officeooo:paragraph-rsid="005c6b03"/>
    </style:style>
    <style:style style:name="P135" style:family="paragraph" style:parent-style-name="Standard">
      <style:text-properties officeooo:rsid="005f3714" officeooo:paragraph-rsid="005f3714"/>
    </style:style>
    <style:style style:name="P136" style:family="paragraph" style:parent-style-name="Standard">
      <style:text-properties officeooo:rsid="0060ed51" officeooo:paragraph-rsid="0060ed51"/>
    </style:style>
    <style:style style:name="P137" style:family="paragraph" style:parent-style-name="Standard">
      <style:text-properties officeooo:rsid="0061fc3a" officeooo:paragraph-rsid="0061fc3a"/>
    </style:style>
    <style:style style:name="P138" style:family="paragraph" style:parent-style-name="Standard">
      <style:text-properties officeooo:rsid="006336ae" officeooo:paragraph-rsid="006336ae"/>
    </style:style>
    <style:style style:name="P139" style:family="paragraph" style:parent-style-name="Standard">
      <style:text-properties officeooo:rsid="00649e94" officeooo:paragraph-rsid="00649e94"/>
    </style:style>
    <style:style style:name="P140" style:family="paragraph" style:parent-style-name="Standard">
      <style:text-properties officeooo:rsid="00674d34" officeooo:paragraph-rsid="00674d34"/>
    </style:style>
    <style:style style:name="P141" style:family="paragraph" style:parent-style-name="Standard">
      <style:text-properties officeooo:rsid="006868cf" officeooo:paragraph-rsid="006868cf"/>
    </style:style>
    <style:style style:name="P142" style:family="paragraph" style:parent-style-name="Standard">
      <style:text-properties officeooo:rsid="006bc728" officeooo:paragraph-rsid="006bc728"/>
    </style:style>
    <style:style style:name="P143" style:family="paragraph" style:parent-style-name="Standard">
      <style:text-properties officeooo:rsid="006f27b4" officeooo:paragraph-rsid="006f27b4"/>
    </style:style>
    <style:style style:name="P144" style:family="paragraph" style:parent-style-name="Standard">
      <style:text-properties officeooo:rsid="00711f9e" officeooo:paragraph-rsid="00711f9e"/>
    </style:style>
    <style:style style:name="P145" style:family="paragraph" style:parent-style-name="Standard">
      <style:text-properties officeooo:rsid="00711f9e" officeooo:paragraph-rsid="00723732"/>
    </style:style>
    <style:style style:name="P146" style:family="paragraph" style:parent-style-name="Standard">
      <style:text-properties officeooo:rsid="0073197c" officeooo:paragraph-rsid="0073197c"/>
    </style:style>
    <style:style style:name="P147" style:family="paragraph" style:parent-style-name="Standard">
      <style:text-properties officeooo:rsid="007340c7" officeooo:paragraph-rsid="007340c7"/>
    </style:style>
    <style:style style:name="P148" style:family="paragraph" style:parent-style-name="Standard">
      <style:text-properties officeooo:rsid="00742e39" officeooo:paragraph-rsid="00742e39"/>
    </style:style>
    <style:style style:name="P149" style:family="paragraph" style:parent-style-name="Standard">
      <style:text-properties officeooo:rsid="0077ad03" officeooo:paragraph-rsid="0077ad03"/>
    </style:style>
    <style:style style:name="P150" style:family="paragraph" style:parent-style-name="Standard">
      <style:text-properties officeooo:rsid="00796f98" officeooo:paragraph-rsid="00796f98"/>
    </style:style>
    <style:style style:name="P151" style:family="paragraph" style:parent-style-name="Standard">
      <style:text-properties officeooo:rsid="007b7f23" officeooo:paragraph-rsid="007b7f23"/>
    </style:style>
    <style:style style:name="P152" style:family="paragraph" style:parent-style-name="Standard">
      <style:text-properties officeooo:rsid="007ba805" officeooo:paragraph-rsid="007ba805"/>
    </style:style>
    <style:style style:name="P153" style:family="paragraph" style:parent-style-name="Standard">
      <style:text-properties officeooo:rsid="007db531" officeooo:paragraph-rsid="007db531"/>
    </style:style>
    <style:style style:name="P154" style:family="paragraph" style:parent-style-name="Standard">
      <style:text-properties officeooo:rsid="007df988" officeooo:paragraph-rsid="007df988"/>
    </style:style>
    <style:style style:name="P155" style:family="paragraph" style:parent-style-name="Standard">
      <style:text-properties officeooo:rsid="007e02f2" officeooo:paragraph-rsid="007e02f2"/>
    </style:style>
    <style:style style:name="P156" style:family="paragraph" style:parent-style-name="Standard">
      <style:text-properties officeooo:rsid="007e3888" officeooo:paragraph-rsid="007e3888"/>
    </style:style>
    <style:style style:name="P157" style:family="paragraph" style:parent-style-name="Standard">
      <style:text-properties officeooo:rsid="007fbb58" officeooo:paragraph-rsid="007fbb58"/>
    </style:style>
    <style:style style:name="P158" style:family="paragraph" style:parent-style-name="Standard">
      <style:text-properties officeooo:rsid="0082457d" officeooo:paragraph-rsid="0082457d"/>
    </style:style>
    <style:style style:name="P159" style:family="paragraph" style:parent-style-name="Standard">
      <style:text-properties officeooo:rsid="0082cfda" officeooo:paragraph-rsid="0082cfda"/>
    </style:style>
    <style:style style:name="P160" style:family="paragraph" style:parent-style-name="Standard">
      <style:text-properties officeooo:paragraph-rsid="0082cfda"/>
    </style:style>
    <style:style style:name="P161" style:family="paragraph" style:parent-style-name="Standard">
      <style:text-properties officeooo:rsid="00831973" officeooo:paragraph-rsid="00831973"/>
    </style:style>
    <style:style style:name="P162" style:family="paragraph" style:parent-style-name="Standard">
      <style:text-properties officeooo:rsid="00844b97" officeooo:paragraph-rsid="00844b97"/>
    </style:style>
    <style:style style:name="P163" style:family="paragraph" style:parent-style-name="Standard">
      <style:text-properties officeooo:rsid="0086c59f" officeooo:paragraph-rsid="0086c59f"/>
    </style:style>
    <style:style style:name="P164" style:family="paragraph" style:parent-style-name="Standard">
      <style:text-properties officeooo:rsid="00879355" officeooo:paragraph-rsid="00879355"/>
    </style:style>
    <style:style style:name="P165" style:family="paragraph" style:parent-style-name="Standard">
      <style:text-properties fo:color="#808080" loext:opacity="100%" style:font-name="Consolas" fo:font-size="10.5pt" fo:font-weight="normal" officeooo:rsid="00831973" officeooo:paragraph-rsid="00831973" fo:background-color="#1e1e1e"/>
    </style:style>
    <style:style style:name="P166" style:family="paragraph" style:parent-style-name="Standard">
      <style:text-properties officeooo:rsid="00879355" officeooo:paragraph-rsid="00879355"/>
    </style:style>
    <style:style style:name="P167" style:family="paragraph" style:parent-style-name="Standard">
      <style:text-properties officeooo:rsid="008841d3" officeooo:paragraph-rsid="008841d3"/>
    </style:style>
    <style:style style:name="T1" style:family="text">
      <style:text-properties officeooo:rsid="0012716b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569cd6" loext:opacity="100%" style:font-name="Consolas" fo:font-size="10.5pt" fo:font-weight="normal" fo:background-color="#1e1e1e" loext:char-shading-value="0"/>
    </style:style>
    <style:style style:name="T5" style:family="text">
      <style:text-properties fo:color="#d4d4d4" loext:opacity="100%" style:font-name="Consolas" fo:font-size="10.5pt" fo:font-weight="normal" fo:background-color="#1e1e1e" loext:char-shading-value="0"/>
    </style:style>
    <style:style style:name="T6" style:family="text">
      <style:text-properties fo:color="#d4d4d4" loext:opacity="100%" fo:background-color="#1e1e1e" loext:char-shading-value="0"/>
    </style:style>
    <style:style style:name="T7" style:family="text">
      <style:text-properties officeooo:rsid="0013f3ba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 fo:background-color="#1e1e1e" loext:char-shading-value="0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 fo:background-color="#1e1e1e" loext:char-shading-value="0"/>
    </style:style>
    <style:style style:name="T14" style:family="text">
      <style:text-properties fo:color="#ce9178" loext:opacity="100%" officeooo:rsid="005f9be0"/>
    </style:style>
    <style:style style:name="T15" style:family="text">
      <style:text-properties style:font-name="Consolas" fo:font-size="10.5pt" fo:font-weight="normal"/>
    </style:style>
    <style:style style:name="T16" style:family="text">
      <style:text-properties fo:color="#c586c0" loext:opacity="100%" style:font-name="Consolas" fo:font-size="10.5pt" fo:font-weight="normal"/>
    </style:style>
    <style:style style:name="T17" style:family="text">
      <style:text-properties officeooo:rsid="00172a13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style:font-name="Consolas" fo:font-size="10.5pt" fo:font-weight="normal"/>
    </style:style>
    <style:style style:name="T20" style:family="text">
      <style:text-properties fo:color="#9cdcfe" loext:opacity="100%" style:font-name="Consolas" fo:font-size="10.5pt" fo:font-weight="normal" fo:background-color="#1e1e1e" loext:char-shading-value="0"/>
    </style:style>
    <style:style style:name="T21" style:family="text">
      <style:text-properties fo:color="#6a9955" loext:opacity="100%"/>
    </style:style>
    <style:style style:name="T22" style:family="text">
      <style:text-properties fo:color="#6a9955" loext:opacity="100%" style:font-name="Consolas" fo:font-size="10.5pt" fo:font-weight="normal"/>
    </style:style>
    <style:style style:name="T23" style:family="text">
      <style:text-properties fo:color="#4ec9b0" loext:opacity="100%"/>
    </style:style>
    <style:style style:name="T24" style:family="text">
      <style:text-properties fo:color="#4ec9b0" loext:opacity="100%" style:font-name="Consolas" fo:font-size="10.5pt" fo:font-weight="normal"/>
    </style:style>
    <style:style style:name="T25" style:family="text">
      <style:text-properties fo:color="#4ec9b0" loext:opacity="100%" style:font-name="Consolas" fo:font-size="10.5pt" fo:font-weight="normal" fo:background-color="#1e1e1e" loext:char-shading-value="0"/>
    </style:style>
    <style:style style:name="T26" style:family="text">
      <style:text-properties officeooo:rsid="001b7f38"/>
    </style:style>
    <style:style style:name="T27" style:family="text">
      <style:text-properties fo:color="#808080" loext:opacity="100%"/>
    </style:style>
    <style:style style:name="T28" style:family="text">
      <style:text-properties fo:color="#808080" loext:opacity="100%" style:font-name="Consolas" fo:font-size="10.5pt" fo:font-weight="normal"/>
    </style:style>
    <style:style style:name="T29" style:family="text">
      <style:text-properties fo:color="#808080" loext:opacity="100%" style:font-name="Consolas" fo:font-size="10.5pt" fo:font-weight="normal" fo:background-color="#1e1e1e" loext:char-shading-value="0"/>
    </style:style>
    <style:style style:name="T30" style:family="text">
      <style:text-properties officeooo:rsid="002137b6"/>
    </style:style>
    <style:style style:name="T31" style:family="text">
      <style:text-properties officeooo:rsid="00220d89"/>
    </style:style>
    <style:style style:name="T32" style:family="text">
      <style:text-properties fo:color="#b5cea8" loext:opacity="100%"/>
    </style:style>
    <style:style style:name="T33" style:family="text">
      <style:text-properties fo:color="#b5cea8" loext:opacity="100%" style:font-name="Consolas" fo:font-size="10.5pt" fo:font-weight="normal"/>
    </style:style>
    <style:style style:name="T34" style:family="text">
      <style:text-properties officeooo:rsid="0041d1f8"/>
    </style:style>
    <style:style style:name="T35" style:family="text">
      <style:text-properties officeooo:rsid="004260d4"/>
    </style:style>
    <style:style style:name="T36" style:family="text">
      <style:text-properties officeooo:rsid="00486b94"/>
    </style:style>
    <style:style style:name="T37" style:family="text">
      <style:text-properties officeooo:rsid="004c432c"/>
    </style:style>
    <style:style style:name="T38" style:family="text">
      <style:text-properties officeooo:rsid="005651c9"/>
    </style:style>
    <style:style style:name="T39" style:family="text">
      <style:text-properties officeooo:rsid="00578c24"/>
    </style:style>
    <style:style style:name="T40" style:family="text">
      <style:text-properties officeooo:rsid="005c6b03"/>
    </style:style>
    <style:style style:name="T41" style:family="text">
      <style:text-properties officeooo:rsid="00649e94"/>
    </style:style>
    <style:style style:name="T42" style:family="text">
      <style:text-properties officeooo:rsid="0065ded7"/>
    </style:style>
    <style:style style:name="T43" style:family="text">
      <style:text-properties officeooo:rsid="006868cf"/>
    </style:style>
    <style:style style:name="T44" style:family="text">
      <style:text-properties officeooo:rsid="00723732"/>
    </style:style>
    <style:style style:name="T45" style:family="text">
      <style:text-properties officeooo:rsid="007e02f2"/>
    </style:style>
    <style:style style:name="T46" style:family="text">
      <style:text-properties officeooo:rsid="007e3888"/>
    </style:style>
    <style:style style:name="T47" style:family="text">
      <style:text-properties officeooo:rsid="0081a63f"/>
    </style:style>
    <style:style style:name="T48" style:family="text">
      <style:text-properties officeooo:rsid="0082cfda"/>
    </style:style>
    <style:style style:name="T49" style:family="text">
      <style:text-properties officeooo:rsid="0084ce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Creazione progetto</text:p>
      <text:p text:style-name="P1"/>
      <text:p text:style-name="P1">composer create-project --prefer-dist laravel/laravel:^8.2.0(numero versione di laravel che si vuole installare) NameProject</text:p>
      <text:p text:style-name="P1"/>
      <text:p text:style-name="P1">es. con v8.2.0</text:p>
      <text:p text:style-name="P1">composer create-project --prefer-dist laravel/laravel:^8.2.0 Nameproject</text:p>
      <text:p text:style-name="P1"/>
      <text:p text:style-name="P2">Bisogno di aiuto?</text:p>
      <text:p text:style-name="P2">php artisan –help</text:p>
      <text:p text:style-name="P2">php artisan list</text:p>
      <text:p text:style-name="P2"/>
      <text:p text:style-name="P3">2-Creare Controller</text:p>
      <text:p text:style-name="P3"/>
      <text:p text:style-name="P3">php artisan make:controller NomeController</text:p>
      <text:p text:style-name="P3"/>
      <text:p text:style-name="P3">php artisan make:controller <text:span text:style-name="T1">Nome</text:span>Controller –help <text:span text:style-name="T1">per ottenere lista aiuti su controller</text:span></text:p>
      <text:p text:style-name="P3"/>
      <text:p text:style-name="P4">Dopo aver creato il controller va importato dentro web.php cosi</text:p>
      <text:p text:style-name="P4"/>
      <text:p text:style-name="Standard">use App\Http\Controllers\<text:span text:style-name="T1">Nome</text:span>Controller; </text:p>
      <text:p text:style-name="Standard"/>
      <text:p text:style-name="P4">ovvero importando il path dove si trova il controller;</text:p>
      <text:p text:style-name="P4"/>
      <text:p text:style-name="P62">e creando una nuova route</text:p>
      <text:p text:style-name="P62"/>
      <text:p text:style-name="Standard">Route::get('/<text:span text:style-name="T7">endpoints</text:span>', [<text:span text:style-name="T7">Nome</text:span>Controller::class, '<text:span text:style-name="T7">funzionechechiamiamodalcontroller</text:span>']);</text:p>
      <text:p text:style-name="Standard"/>
      <text:p text:style-name="Standard"><text:span text:style-name="T7">es.</text:span>Route::get('/products', [ProductsController::class, 'index']);</text:p>
      <text:p text:style-name="P62"/>
      <text:p text:style-name="P65">Con Laravel 8 si puó anche chiamare cosi</text:p>
      <text:p text:style-name="P66">Route::get(‘/<text:span text:style-name="T17">endpoints</text:span>’, ‘App\Http\Controllers\<text:span text:style-name="T17">Nome</text:span>Controller@<text:span text:style-name="T17">funzionechechiamo</text:span>’);</text:p>
      <text:p text:style-name="P65">Route::get(‘/products’, ‘App\Http\Controllers\ProductsController@index’);</text:p>
      <text:p text:style-name="P65"/>
      <text:p text:style-name="P62">Dentro questa rotta chiamiamo con un metodo get l’endpoint che c’interessa e gli passiamo una classe dal controller e la funzione che chiamiamo dal controller</text:p>
      <text:p text:style-name="P62"/>
      <text:p text:style-name="P64">Fatto ció vado dentro il controller e creo la funzione che mi serve index in questo caso, questa non fa altro che ritornare il path della pagina che mi serve</text:p>
      <text:p text:style-name="P64"/>
      <text:p text:style-name="Standard"><text:s text:c="4"/>public function index() {</text:p>
      <text:p text:style-name="Standard"><text:s text:c="6"/>return view('products.index');</text:p>
      <text:p text:style-name="Standard"><text:s text:c="4"/>}</text:p>
      <text:p text:style-name="P64">creo la funzione pubblica index che mostra la pagina index dentro la cartella products, cartella products va dentro views</text:p>
      <text:p text:style-name="P62"/>
      <text:p text:style-name="P67">Posso passare variabili da dentro metodo o con compact se devo passarne multipli</text:p>
      <text:p text:style-name="P67"/>
      <text:p text:style-name="P6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{</text:span></text:p>
      <text:p text:style-name="P5">        <text:span text:style-name="T19">$title</text:span><text:span text:style-name="T15"> = </text:span><text:span text:style-name="T12">"Welcome to my Laravel 8 Course"</text:span><text:span text:style-name="T15">;</text:span></text:p>
      <text:p text:style-name="P5">        <text:span text:style-name="T19">$description</text:span><text:span text:style-name="T15"> = </text:span><text:span text:style-name="T12">"Created by me"</text:span><text:span text:style-name="T15">;</text:span></text:p>
      <text:p text:style-name="P38"/>
      <text:p text:style-name="P63"><text:soft-page-break/></text:p>
      <text:p text:style-name="P5">        <text:span text:style-name="T22"> return view('products.index', </text:span></text:p>
      <text:p text:style-name="P5">        <text:span text:style-name="T22"> compact('title','description'));</text:span></text:p>
      <text:p text:style-name="P68"/>
      <text:p text:style-name="P5">    <text:span text:style-name="T15">}</text:span></text:p>
      <text:p text:style-name="P67"/>
      <text:p text:style-name="P67">o con view per metodo singolo o array</text:p>
      <text:p text:style-name="P67"/>
      <text:p text:style-name="P6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{</text:span></text:p>
      <text:p text:style-name="P38"/>
      <text:p text:style-name="P5">        <text:span text:style-name="T19">$data</text:span><text:span text:style-name="T15"> = [</text:span></text:p>
      <text:p text:style-name="P5">            <text:span text:style-name="T12">'productOne'</text:span><text:span text:style-name="T15"> =&gt; </text:span><text:span text:style-name="T12">'iPhone'</text:span><text:span text:style-name="T15">,</text:span></text:p>
      <text:p text:style-name="P5">            <text:span text:style-name="T12">'productTwo'</text:span><text:span text:style-name="T15"> =&gt; </text:span><text:span text:style-name="T12">'Samsung'</text:span></text:p>
      <text:p text:style-name="P5">        <text:span text:style-name="T15">];</text:span></text:p>
      <text:p text:style-name="P63"/>
      <text:p text:style-name="P68"/>
      <text:p text:style-name="P63"/>
      <text:p text:style-name="P5">        <text:span text:style-name="T22"> return view('products.index')-&gt;with('data', $data);</text:span></text:p>
      <text:p text:style-name="P63"/>
      <text:p text:style-name="P38"/>
      <text:p text:style-name="P5">    <text:span text:style-name="T15">}</text:span></text:p>
      <text:p text:style-name="P67"/>
      <text:p text:style-name="P67">o direttamente da dentro metodo</text:p>
      <text:p text:style-name="P67"/>
      <text:p text:style-name="P6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{</text:span></text:p>
      <text:p text:style-name="P5">        <text:span text:style-name="T19">$title</text:span><text:span text:style-name="T15"> = </text:span><text:span text:style-name="T12">"Welcome to my Laravel 8 Course"</text:span><text:span text:style-name="T15">;</text:span></text:p>
      <text:p text:style-name="P5">        <text:span text:style-name="T19">$description</text:span><text:span text:style-name="T15"> = </text:span><text:span text:style-name="T12">"Created by me"</text:span><text:span text:style-name="T15">;</text:span></text:p>
      <text:p text:style-name="P5">        <text:span text:style-name="T19">$data</text:span><text:span text:style-name="T15"> = [</text:span></text:p>
      <text:p text:style-name="P5">            <text:span text:style-name="T12">'productOne'</text:span><text:span text:style-name="T15"> =&gt; </text:span><text:span text:style-name="T12">'iPhone'</text:span><text:span text:style-name="T15">,</text:span></text:p>
      <text:p text:style-name="P5">            <text:span text:style-name="T12">'productTwo'</text:span><text:span text:style-name="T15"> =&gt; </text:span><text:span text:style-name="T12">'Samsung'</text:span></text:p>
      <text:p text:style-name="P63"><text:span text:style-name="T6">        </text:span><text:span text:style-name="T5">];</text:span></text:p>
      <text:p text:style-name="P5">        <text:span text:style-name="T16">return</text:span><text:span text:style-name="T15"> </text:span><text:span text:style-name="T9">view</text:span><text:span text:style-name="T15">(</text:span><text:span text:style-name="T12">'products.index'</text:span><text:span text:style-name="T15">, [</text:span></text:p>
      <text:p text:style-name="P5">            <text:span text:style-name="T12">'data'</text:span><text:span text:style-name="T15"> =&gt; </text:span><text:span text:style-name="T19">$data</text:span></text:p>
      <text:p text:style-name="P5">        <text:span text:style-name="T15">]);</text:span></text:p>
      <text:p text:style-name="P5">    <text:span text:style-name="T15">}</text:span></text:p>
      <text:p text:style-name="P67"/>
      <text:p text:style-name="P70">ovviamente dentro blade uso o {{$nomevariabile}} per variabile o foreach per array per mostrare i dati</text:p>
      <text:p text:style-name="P70"/>
      <text:p text:style-name="P71">3-Creare metodo dinamico per le rotte</text:p>
      <text:p text:style-name="P71"/>
      <text:p text:style-name="P71">dentro web.php creo rotto a cui passo la variabile che creo dentro il controller a cui reagira dinamicamente la pagina dentro endpoint e come metodo il metodo show in questo caso dove definiro le variabili a cui farlo reagire</text:p>
      <text:p text:style-name="P71"/>
      <text:p text:style-name="P71">quindi questo dentro web.php</text:p>
      <text:p text:style-name="P71"/>
      <text:p text:style-name="P39"><text:span text:style-name="T23">Route</text:span>::<text:span text:style-name="T8">get</text:span>(<text:span text:style-name="T11">'/products/{name}'</text:span>, [<text:span text:style-name="T23">ProductsController</text:span>::<text:span text:style-name="T2">class</text:span>,<text:span text:style-name="T11">'show'</text:span>]);</text:p>
      <text:p text:style-name="P71"/>
      <text:p text:style-name="P71"/>
      <text:p text:style-name="P71">dentro controller creo metodo show</text:p>
      <text:p text:style-name="P71"/>
      <text:p text:style-name="P7"><text:soft-page-break/>    <text:span text:style-name="T3">public</text:span><text:span text:style-name="T15"> </text:span><text:span text:style-name="T3">function</text:span><text:span text:style-name="T15"> </text:span><text:span text:style-name="T9">show</text:span><text:span text:style-name="T15">(</text:span><text:span text:style-name="T19">$name</text:span><text:span text:style-name="T15">) {</text:span></text:p>
      <text:p text:style-name="P5">        <text:span text:style-name="T19">$data</text:span><text:span text:style-name="T15"> = [</text:span></text:p>
      <text:p text:style-name="P5">            <text:span text:style-name="T12">'iphone'</text:span><text:span text:style-name="T15"> =&gt; </text:span><text:span text:style-name="T12">'iPhone'</text:span><text:span text:style-name="T15">,</text:span></text:p>
      <text:p text:style-name="P5">            <text:span text:style-name="T12">'samsung'</text:span><text:span text:style-name="T15"> =&gt; </text:span><text:span text:style-name="T12">'Samsung'</text:span></text:p>
      <text:p text:style-name="P5">        <text:span text:style-name="T15">];</text:span></text:p>
      <text:p text:style-name="P63"/>
      <text:p text:style-name="P5">        <text:span text:style-name="T16">return</text:span><text:span text:style-name="T15"> </text:span><text:span text:style-name="T9">view</text:span><text:span text:style-name="T15">(</text:span><text:span text:style-name="T12">'products.index'</text:span><text:span text:style-name="T15">, [</text:span></text:p>
      <text:p text:style-name="P5">            <text:span text:style-name="T12">'products'</text:span><text:span text:style-name="T15"> =&gt; </text:span><text:span text:style-name="T19">$data</text:span><text:span text:style-name="T15">[</text:span><text:span text:style-name="T19">$name</text:span><text:span text:style-name="T15">] ?? </text:span><text:span text:style-name="T12">'Product '</text:span><text:span text:style-name="T15"> . </text:span><text:span text:style-name="T19">$name</text:span><text:span text:style-name="T15"> . </text:span><text:span text:style-name="T12">' does not exist'</text:span></text:p>
      <text:p text:style-name="P5">        <text:span text:style-name="T15">]);</text:span></text:p>
      <text:p text:style-name="P5">    <text:span text:style-name="T15">}</text:span></text:p>
      <text:p text:style-name="P71"/>
      <text:p text:style-name="P71">al metodo show passo la variabile name e array di prodotti <text:span text:style-name="T26">e questo metodo mostra la pagina index modificandolo in base al name a cui accedero e se inserisco un name inesistente mi mostra la pagina con il name inesistente inserito dentro pagina chiamero la variabile che ho definito prima della freccia {{$products}} in questo caso</text:span></text:p>
      <text:p text:style-name="P71"/>
      <text:p text:style-name="P72">Verifiche che endpoint siano numerici o stringhe o entrambi si fanno con metodo where a cui si passa variabile da verificare e cosa deve verificare</text:p>
      <text:p text:style-name="P72"/>
      <text:p text:style-name="P72">esempi vari</text:p>
      <text:p text:style-name="P72"/>
      <text:p text:style-name="P40">Verifica che id inserito sia numerico</text:p>
      <text:p text:style-name="P63"/>
      <text:p text:style-name="P38"><text:span text:style-name="T23">Route</text:span>::<text:span text:style-name="T8">get</text:span>(<text:span text:style-name="T11">'/products/{id}'</text:span>,</text:p>
      <text:p text:style-name="P38">[<text:span text:style-name="T23">ProductsController</text:span>::<text:span text:style-name="T2">class</text:span>, <text:span text:style-name="T11">'show'</text:span>])-&gt;<text:span text:style-name="T8">where</text:span>(<text:span text:style-name="T11">'id'</text:span>, <text:span text:style-name="T11">'[0-9]+'</text:span>);</text:p>
      <text:p text:style-name="P63"/>
      <text:p text:style-name="P38">Verifica che endpoint inserito sia <text:span text:style-name="T2">string</text:span></text:p>
      <text:p text:style-name="P63"/>
      <text:p text:style-name="P38"><text:span text:style-name="T23">Route</text:span>::<text:span text:style-name="T8">get</text:span>(<text:span text:style-name="T11">'/products/{name}'</text:span>,</text:p>
      <text:p text:style-name="P38">[<text:span text:style-name="T23">ProductsController</text:span>::<text:span text:style-name="T2">class</text:span>, <text:span text:style-name="T11">'show'</text:span>])-&gt;<text:span text:style-name="T8">where</text:span>(<text:span text:style-name="T11">'name'</text:span>,</text:p>
      <text:p text:style-name="P38"><text:span text:style-name="T11">'[a-zA-z]+'</text:span>);</text:p>
      <text:p text:style-name="P63"/>
      <text:p text:style-name="P38">Verifica che endpoint inserito sia primo stringa e secondo sia numerico</text:p>
      <text:p text:style-name="P63"/>
      <text:p text:style-name="P38"><text:span text:style-name="T23">Route</text:span>::<text:span text:style-name="T8">get</text:span>(<text:span text:style-name="T11">'/products/{name}/{id}'</text:span>,</text:p>
      <text:p text:style-name="P38">[<text:span text:style-name="T23">ProductsController</text:span>::<text:span text:style-name="T2">class</text:span>, <text:span text:style-name="T11">'show'</text:span>])-&gt;<text:span text:style-name="T8">where</text:span>([</text:p>
      <text:p text:style-name="P5">    <text:span text:style-name="T12">'name'</text:span><text:span text:style-name="T15"> =&gt; </text:span><text:span text:style-name="T12">'[a-z]+'</text:span><text:span text:style-name="T15">,</text:span></text:p>
      <text:p text:style-name="P5">    <text:span text:style-name="T12">'id'</text:span><text:span text:style-name="T15"> =&gt; </text:span><text:span text:style-name="T12">'[0-9]+'</text:span></text:p>
      <text:p text:style-name="P38">]);</text:p>
      <text:p text:style-name="P72"/>
      <text:p text:style-name="P72"/>
      <text:p text:style-name="P73">4-Passare url a button </text:p>
      <text:p text:style-name="P73">Dentro web.php tramite metodo name si passa endpoints al metodo i nomi possono essere diversi ma é buona prassi passare endpoint al metodo</text:p>
      <text:p text:style-name="P73"/>
      <text:p text:style-name="P41"><text:span text:style-name="T23">Route</text:span>::<text:span text:style-name="T8">get</text:span>(<text:span text:style-name="T11">'/products'</text:span>, [</text:p>
      <text:p text:style-name="P5">    <text:span text:style-name="T24">ProductsController</text:span><text:span text:style-name="T15">::</text:span><text:span text:style-name="T3">class</text:span><text:span text:style-name="T15">, </text:span><text:span text:style-name="T12">'index'</text:span><text:span text:style-name="T15">])-&gt;</text:span><text:span text:style-name="T9">name</text:span><text:span text:style-name="T15">(</text:span><text:span text:style-name="T12">'products'</text:span><text:span text:style-name="T15">);</text:span></text:p>
      <text:p text:style-name="P73"/>
      <text:p text:style-name="P73">Dentro pagina interessata si inserisce link con href {{route(‘nomeendpoint’)}}</text:p>
      <text:p text:style-name="P73"/>
      <text:p text:style-name="P41"><text:span text:style-name="T27">&lt;</text:span><text:span text:style-name="T2">a</text:span> <text:span text:style-name="T18">href</text:span>=<text:span text:style-name="T11">"</text:span><text:span text:style-name="T8">{{</text:span><text:span text:style-name="T11"> </text:span><text:span text:style-name="T8">route</text:span><text:span text:style-name="T11">('products') </text:span><text:span text:style-name="T8">}}</text:span><text:span text:style-name="T11">"</text:span><text:span text:style-name="T27">&gt;</text:span>Go to Products<text:span text:style-name="T27">&lt;/</text:span><text:span text:style-name="T2">a</text:span><text:span text:style-name="T27">&gt;</text:span></text:p>
      <text:p text:style-name="P73"/>
      <text:p text:style-name="P74"><text:soft-page-break/>5-Creare navbar reattiva si fa con class che verifica tramite ternario se endpoint su cui ci troviamo é quello voluto e se é quello voluto applica la classe che vogliamo </text:p>
      <text:p text:style-name="P74"/>
      <text:p text:style-name="P75"><text:span text:style-name="T30">es.</text:span><text:span text:style-name="T6">                </text:span><text:span text:style-name="T29">&lt;</text:span><text:span text:style-name="T4">li</text:span><text:span text:style-name="T29">&gt;</text:span></text:p>
      <text:p text:style-name="P5">                    <text:span text:style-name="T28">&lt;</text:span><text:span text:style-name="T3">a</text:span><text:span text:style-name="T15"> </text:span><text:span text:style-name="T19">href</text:span><text:span text:style-name="T15">=</text:span><text:span text:style-name="T12">"about"</text:span></text:p>
      <text:p text:style-name="P5">                    <text:span text:style-name="T19">class</text:span><text:span text:style-name="T15">=</text:span><text:span text:style-name="T12">"</text:span><text:span text:style-name="T9">{{</text:span><text:span text:style-name="T12"> </text:span><text:span text:style-name="T9">request</text:span><text:span text:style-name="T12">()</text:span><text:span text:style-name="T15">-&gt;</text:span><text:span text:style-name="T9">is</text:span><text:span text:style-name="T12">('about') ? 'active' : '' </text:span><text:span text:style-name="T9">}}</text:span><text:span text:style-name="T12">"</text:span></text:p>
      <text:p text:style-name="P5">                    <text:span text:style-name="T28">&gt;</text:span><text:span text:style-name="T15">About</text:span><text:span text:style-name="T28">&lt;/</text:span><text:span text:style-name="T3">a</text:span><text:span text:style-name="T28">&gt;</text:span></text:p>
      <text:p text:style-name="P5">                <text:span text:style-name="T28">&lt;/</text:span><text:span text:style-name="T3">li</text:span><text:span text:style-name="T28">&gt;</text:span></text:p>
      <text:p text:style-name="P74"/>
      <text:p text:style-name="P74">se endpoint é uguale ad about viene applicata la classe active</text:p>
      <text:p text:style-name="P74"/>
      <text:p text:style-name="P74">6-<text:span text:style-name="T31">Linkare immagini dentro laravel</text:span></text:p>
      <text:p text:style-name="P74"/>
      <text:p text:style-name="P76">Primo metodo si crea cartella images dentro public e dentro src di img dentro il blade si passa cosi</text:p>
      <text:p text:style-name="P76"/>
      <text:p text:style-name="P42"><text:span text:style-name="T18">src</text:span>=<text:span text:style-name="T11">"</text:span><text:span text:style-name="T8">{{</text:span><text:span text:style-name="T11"> </text:span><text:span text:style-name="T8">URL</text:span><text:span text:style-name="T11">('images/nomeimg') </text:span><text:span text:style-name="T8">}}</text:span><text:span text:style-name="T11">"</text:span></text:p>
      <text:p text:style-name="P76"/>
      <text:p text:style-name="P77">oppure si lancia da cmd line </text:p>
      <text:p text:style-name="P77"/>
      <text:p text:style-name="P77">php artisan storage:link</text:p>
      <text:p text:style-name="P77"/>
      <text:p text:style-name="P77">questo genera link da storage, le img si salvano dentro cartella storage e dentro html si passa cosi</text:p>
      <text:p text:style-name="P77"/>
      <text:p text:style-name="P43"><text:span text:style-name="T27">&lt;</text:span><text:span text:style-name="T2">img</text:span> <text:span text:style-name="T18">src</text:span>=<text:span text:style-name="T11">"</text:span><text:span text:style-name="T8">{{</text:span><text:span text:style-name="T11"> </text:span><text:span text:style-name="T8">URL</text:span><text:span text:style-name="T11">('storage/nomeimg') </text:span><text:span text:style-name="T8">}}</text:span><text:span text:style-name="T11">"</text:span> <text:span text:style-name="T18">alt</text:span>=<text:span text:style-name="T11">""</text:span><text:span text:style-name="T27">&gt;</text:span></text:p>
      <text:p text:style-name="P77"/>
      <text:p text:style-name="P78">in entrambi i casi url si puó sostituire con assett</text:p>
      <text:p text:style-name="P78"/>
      <text:p text:style-name="P79">7-Verifiche variabili</text:p>
      <text:p text:style-name="P79"/>
      <text:p text:style-name="P79">Metodo piú sempice é con if else if else con cui verifico e mostro su pagina in base alla condizione</text:p>
      <text:p text:style-name="P79"/>
      <text:p text:style-name="P44"><text:span text:style-name="T2">@if </text:span>(<text:span text:style-name="T32">5</text:span> &gt; <text:span text:style-name="T32">10</text:span>)</text:p>
      <text:p text:style-name="P38"><text:span text:style-name="T27">&lt;</text:span><text:span text:style-name="T2">p</text:span><text:span text:style-name="T27">&gt;</text:span>5 is lower than 10<text:span text:style-name="T27">&lt;/</text:span><text:span text:style-name="T2">p</text:span><text:span text:style-name="T27">&gt;</text:span></text:p>
      <text:p text:style-name="P38"><text:span text:style-name="T2">@elseif</text:span>(<text:span text:style-name="T32">5</text:span> == <text:span text:style-name="T32">10</text:span>)</text:p>
      <text:p text:style-name="P38"><text:span text:style-name="T27">&lt;</text:span><text:span text:style-name="T2">p</text:span><text:span text:style-name="T27">&gt;</text:span>5 is indeed lower than 10<text:span text:style-name="T27">&lt;/</text:span><text:span text:style-name="T2">p</text:span><text:span text:style-name="T27">&gt;</text:span></text:p>
      <text:p text:style-name="P38"><text:span text:style-name="T2">@else</text:span> </text:p>
      <text:p text:style-name="P38"><text:span text:style-name="T27">&lt;</text:span><text:span text:style-name="T2">h2</text:span><text:span text:style-name="T27">&gt;</text:span>All conditions are wrong!<text:span text:style-name="T27">&lt;/</text:span><text:span text:style-name="T2">h2</text:span><text:span text:style-name="T27">&gt;</text:span></text:p>
      <text:p text:style-name="P80">@endif</text:p>
      <text:p text:style-name="P79"/>
      <text:p text:style-name="P98">defindendo variabile dentro metodo che torna la pagina posso passarla alla pagina con with</text:p>
      <text:p text:style-name="P98"/>
      <text:p text:style-name="P8">    <text:span text:style-name="T3">public</text:span><text:span text:style-name="T15"> </text:span><text:span text:style-name="T3">function</text:span><text:span text:style-name="T15"> </text:span><text:span text:style-name="T9">about</text:span><text:span text:style-name="T15">() {</text:span></text:p>
      <text:p text:style-name="P5">        <text:span text:style-name="T19">$name</text:span><text:span text:style-name="T15"> = </text:span><text:span text:style-name="T12">"John"</text:span><text:span text:style-name="T15">;</text:span></text:p>
      <text:p text:style-name="P5">        <text:span text:style-name="T16">return</text:span><text:span text:style-name="T15"> </text:span><text:span text:style-name="T9">view</text:span><text:span text:style-name="T15">(</text:span><text:span text:style-name="T12">'about'</text:span><text:span text:style-name="T15">)-&gt;</text:span><text:span text:style-name="T9">with</text:span><text:span text:style-name="T15">(</text:span><text:span text:style-name="T12">'name'</text:span><text:span text:style-name="T15">, </text:span><text:span text:style-name="T19">$name</text:span><text:span text:style-name="T15">);</text:span></text:p>
      <text:p text:style-name="P5">    <text:span text:style-name="T15">}</text:span></text:p>
      <text:p text:style-name="P98"/>
      <text:p text:style-name="P98">con unless verifico che fino a che sussiste condizione dentro parentesi printo quello che espongo dentro parentesi</text:p>
      <text:p text:style-name="P98"><text:span text:style-name="T4">@unless </text:span><text:span text:style-name="T5">(</text:span><text:span text:style-name="T10">empty</text:span><text:span text:style-name="T5">(</text:span><text:span text:style-name="T20">$name</text:span><text:span text:style-name="T5">))</text:span></text:p>
      <text:p text:style-name="P5">    <text:span text:style-name="T28">&lt;</text:span><text:span text:style-name="T3">h2</text:span><text:span text:style-name="T28">&gt;</text:span><text:span text:style-name="T15">Name is not empty</text:span><text:span text:style-name="T28">&lt;/</text:span><text:span text:style-name="T3">h2</text:span><text:span text:style-name="T28">&gt;</text:span></text:p>
      <text:p text:style-name="P80">@endunless</text:p>
      <text:p text:style-name="P98"/>
      <text:p text:style-name="P98"><text:soft-page-break/>con empty verifico se é vuota o meno la varibiale, se é vuota printo quanto definito</text:p>
      <text:p text:style-name="P98"/>
      <text:p text:style-name="P45"><text:span text:style-name="T2">@empty</text:span>(<text:span text:style-name="T18">$name</text:span>)</text:p>
      <text:p text:style-name="P5">    <text:span text:style-name="T28">&lt;</text:span><text:span text:style-name="T3">h2</text:span><text:span text:style-name="T28">&gt;</text:span><text:span text:style-name="T15">Name is full</text:span><text:span text:style-name="T28">&lt;/</text:span><text:span text:style-name="T3">h2</text:span><text:span text:style-name="T28">&gt;</text:span></text:p>
      <text:p text:style-name="P80">@endempty</text:p>
      <text:p text:style-name="P99"/>
      <text:p text:style-name="P99"/>
      <text:p text:style-name="P99">con isset verifico se la variabile é stata istanziata o meno, se istanziata printo quanto definito</text:p>
      <text:p text:style-name="P99"/>
      <text:p text:style-name="P46"><text:span text:style-name="T2">@isset</text:span>(<text:span text:style-name="T18">$name</text:span>)</text:p>
      <text:p text:style-name="P38"><text:span text:style-name="T27">&lt;</text:span><text:span text:style-name="T2">h2</text:span><text:span text:style-name="T27">&gt;</text:span> set<text:span text:style-name="T27">&lt;/</text:span><text:span text:style-name="T2">h2</text:span><text:span text:style-name="T27">&gt;</text:span></text:p>
      <text:p text:style-name="P80">@endisset</text:p>
      <text:p text:style-name="P80"/>
      <text:p text:style-name="Standard">Se bisogna effetttuare piú check con la stessa variabile conviene usare switch questo verifica che la condizione data tra le parentesi sia vera, in questo caso gli passo la variabile name e controllo che essa sia uguale a dary o a john e printa quanto definito tra le parentesi che sono vere, posso aggiungere qaunti case voglio</text:p>
      <text:p text:style-name="P99"/>
      <text:p text:style-name="P46"><text:span text:style-name="T2">@switch</text:span>(<text:span text:style-name="T18">$name</text:span>)</text:p>
      <text:p text:style-name="P5">    <text:span text:style-name="T3">@case</text:span><text:span text:style-name="T15">(</text:span><text:span text:style-name="T12">'Dary'</text:span><text:span text:style-name="T15">)</text:span></text:p>
      <text:p text:style-name="P5">        <text:span text:style-name="T28">&lt;</text:span><text:span text:style-name="T3">h2</text:span><text:span text:style-name="T28">&gt;</text:span><text:span text:style-name="T15">Hello Dary</text:span><text:span text:style-name="T28">&lt;/</text:span><text:span text:style-name="T3">h2</text:span><text:span text:style-name="T28">&gt;</text:span></text:p>
      <text:p text:style-name="P5">        <text:span text:style-name="T3">@break</text:span></text:p>
      <text:p text:style-name="P5">    <text:span text:style-name="T3">@case</text:span><text:span text:style-name="T15">(</text:span><text:span text:style-name="T12">'John'</text:span><text:span text:style-name="T15">)</text:span></text:p>
      <text:p text:style-name="P5">        <text:span text:style-name="T28">&lt;</text:span><text:span text:style-name="T3">h2</text:span><text:span text:style-name="T28">&gt;</text:span><text:span text:style-name="T15">Hello is John</text:span><text:span text:style-name="T28">&lt;/</text:span><text:span text:style-name="T3">h2</text:span><text:span text:style-name="T28">&gt;</text:span></text:p>
      <text:p text:style-name="P5">        <text:span text:style-name="T3">@break</text:span></text:p>
      <text:p text:style-name="P5">    <text:span text:style-name="T3">@default</text:span></text:p>
      <text:p text:style-name="P5">        </text:p>
      <text:p text:style-name="P80">@endswitch</text:p>
      <text:p text:style-name="P99"/>
      <text:p text:style-name="P99"/>
      <text:p text:style-name="P99">8-Cicli</text:p>
      <text:p text:style-name="P99"/>
      <text:p text:style-name="P99">ciclo for printa fintanto che condizione tra parentesi si verifica, bisogna aumentare di uno la condizione per farlo proseguire fino al verificamento della condizione che interrompe il ciclo</text:p>
      <text:p text:style-name="P99"/>
      <text:p text:style-name="P46"><text:span text:style-name="T2">@for</text:span>(<text:span text:style-name="T18">$i</text:span> = <text:span text:style-name="T32">0</text:span>; <text:span text:style-name="T18">$i</text:span> &lt; <text:span text:style-name="T32">10</text:span>; <text:span text:style-name="T18">$i</text:span>++)</text:p>
      <text:p text:style-name="P38"><text:span text:style-name="T27">&lt;</text:span><text:span text:style-name="T2">h2</text:span><text:span text:style-name="T27">&gt;</text:span>Number <text:span text:style-name="T8">{{</text:span> <text:span text:style-name="T18">$i</text:span> + <text:span text:style-name="T32">1</text:span> <text:span text:style-name="T8">}}</text:span><text:span text:style-name="T27">&lt;/</text:span><text:span text:style-name="T2">h2</text:span><text:span text:style-name="T27">&gt;</text:span></text:p>
      <text:p text:style-name="P80">@endfor</text:p>
      <text:p text:style-name="P99"/>
      <text:p text:style-name="P99"/>
      <text:p text:style-name="P99">for each cicla array e printa ogni membro dell’array</text:p>
      <text:p text:style-name="P99"/>
      <text:p text:style-name="P46"><text:span text:style-name="T2">@foreach </text:span>(<text:span text:style-name="T18">$names</text:span> as <text:span text:style-name="T18">$item</text:span>)</text:p>
      <text:p text:style-name="P5">    <text:span text:style-name="T28">&lt;</text:span><text:span text:style-name="T3">h2</text:span><text:span text:style-name="T28">&gt;</text:span><text:span text:style-name="T9">{{</text:span><text:span text:style-name="T15"> </text:span><text:span text:style-name="T19">$item</text:span><text:span text:style-name="T15"> </text:span><text:span text:style-name="T9">}}</text:span><text:span text:style-name="T28">&lt;/</text:span><text:span text:style-name="T3">h2</text:span><text:span text:style-name="T28">&gt;</text:span></text:p>
      <text:p text:style-name="P80">@endforeach</text:p>
      <text:p text:style-name="P99"/>
      <text:p text:style-name="P99">for else cicla come foreach ma se array e vuoto printa alternativa decisa da noi</text:p>
      <text:p text:style-name="P99"/>
      <text:p text:style-name="P46"><text:span text:style-name="T2">@forelse </text:span>(<text:span text:style-name="T18">$names</text:span> as <text:span text:style-name="T18">$item</text:span>)</text:p>
      <text:p text:style-name="P5">    <text:span text:style-name="T28">&lt;</text:span><text:span text:style-name="T3">h2</text:span><text:span text:style-name="T28">&gt;</text:span><text:span text:style-name="T15">The name is </text:span><text:span text:style-name="T9">{{</text:span><text:span text:style-name="T15"> </text:span><text:span text:style-name="T19">$item</text:span><text:span text:style-name="T15"> </text:span><text:span text:style-name="T9">}}</text:span><text:span text:style-name="T28">&lt;/</text:span><text:span text:style-name="T3">h2</text:span><text:span text:style-name="T28">&gt;</text:span></text:p>
      <text:p text:style-name="P80">@empty</text:p>
      <text:p text:style-name="P5">    <text:span text:style-name="T28">&lt;</text:span><text:span text:style-name="T3">h2</text:span><text:span text:style-name="T28">&gt;</text:span><text:span text:style-name="T15">Nothing here</text:span><text:span text:style-name="T28">&lt;/</text:span><text:span text:style-name="T3">h2</text:span><text:span text:style-name="T28">&gt;</text:span></text:p>
      <text:p text:style-name="P80"><text:soft-page-break/>@endforelse</text:p>
      <text:p text:style-name="P99"/>
      <text:p text:style-name="P99">while printa fino a che condizione tra parentesi é vera, va interrotto con condizone che lo blocca altrimenti diventa infinito</text:p>
      <text:p text:style-name="P99"/>
      <text:p text:style-name="P46"><text:span text:style-name="T8">{{</text:span> <text:span text:style-name="T18">$i</text:span> = <text:span text:style-name="T32">0</text:span> <text:span text:style-name="T8">}}</text:span></text:p>
      <text:p text:style-name="P38"><text:span text:style-name="T2">@while </text:span>(<text:span text:style-name="T18">$i</text:span> &lt; <text:span text:style-name="T32">10</text:span>)</text:p>
      <text:p text:style-name="P5">    <text:span text:style-name="T9">{{</text:span><text:span text:style-name="T15"> </text:span><text:span text:style-name="T19">$i</text:span><text:span text:style-name="T15"> </text:span><text:span text:style-name="T9">}}</text:span></text:p>
      <text:p text:style-name="P5">    <text:span text:style-name="T9">{{</text:span><text:span text:style-name="T15"> </text:span><text:span text:style-name="T19">$i</text:span><text:span text:style-name="T15">++ </text:span><text:span text:style-name="T9">}}</text:span></text:p>
      <text:p text:style-name="P80">@endwhile</text:p>
      <text:p text:style-name="P99"/>
      <text:p text:style-name="P100">9-Installare Sass</text:p>
      <text:p text:style-name="P100"/>
      <text:p text:style-name="P100">Dentro webpack </text:p>
      <text:p text:style-name="P100"/>
      <text:p text:style-name="P47"><text:span text:style-name="T18">mix</text:span>.<text:span text:style-name="T8">js</text:span>(<text:span text:style-name="T11">'resources/js/app.js'</text:span>, <text:span text:style-name="T11">'public/js'</text:span>)</text:p>
      <text:p text:style-name="P5">    <text:span text:style-name="T15">.</text:span><text:span text:style-name="T9">sass</text:span><text:span text:style-name="T15">(</text:span><text:span text:style-name="T12">'resources/scss/app.scss'</text:span><text:span text:style-name="T15">, </text:span><text:span text:style-name="T12">'public/css'</text:span><text:span text:style-name="T15">, [</text:span></text:p>
      <text:p text:style-name="P5">        <text:span text:style-name="T22">//</text:span></text:p>
      <text:p text:style-name="P5">    <text:span text:style-name="T15">]);</text:span></text:p>
      <text:p text:style-name="P100"/>
      <text:p text:style-name="P100">dentro resources creo cartrella scss con dile app.scss, npm install,npm audit fix,npm run watch</text:p>
      <text:p text:style-name="P100"/>
      <text:p text:style-name="P100">con questi comandi compilo app css </text:p>
      <text:p text:style-name="P100">dentro blade app linko a css</text:p>
      <text:p text:style-name="P47">    <text:span text:style-name="T27">&lt;</text:span><text:span text:style-name="T2">link</text:span> </text:p>
      <text:p text:style-name="P5">        <text:span text:style-name="T19">rel</text:span><text:span text:style-name="T15">=</text:span><text:span text:style-name="T12">"stylesheet"</text:span><text:span text:style-name="T15"> </text:span></text:p>
      <text:p text:style-name="P5">        <text:span text:style-name="T19">href</text:span><text:span text:style-name="T15">=</text:span><text:span text:style-name="T12">"</text:span><text:span text:style-name="T9">{{</text:span><text:span text:style-name="T12"> </text:span><text:span text:style-name="T9">asset</text:span><text:span text:style-name="T12">('css/app.css') </text:span><text:span text:style-name="T9">}}</text:span><text:span text:style-name="T12">"</text:span></text:p>
      <text:p text:style-name="P5">    <text:span text:style-name="T28">/&gt;</text:span></text:p>
      <text:p text:style-name="P101"/>
      <text:p text:style-name="P103">9-Creazione database </text:p>
      <text:p text:style-name="P103">Si configura file env </text:p>
      <text:p text:style-name="P103">DB_DATABASE=nomedb creato su phpmyadmin</text:p>
      <text:p text:style-name="P103">DB_USERNAME=root</text:p>
      <text:p text:style-name="P103">DB_PASSWORD=root password di default, cambiare in base alla propria</text:p>
      <text:p text:style-name="P103"/>
      <text:p text:style-name="P103">creazione model</text:p>
      <text:p text:style-name="P103"><text:s/>php artisan make:model Nomemodel </text:p>
      <text:p text:style-name="P103">nome model deve essere al singolare</text:p>
      <text:p text:style-name="P103"/>
      <text:p text:style-name="P103">e infine creo table da cui aggiungo e tolgo colonne alla tabella nel db</text:p>
      <text:p text:style-name="P103"/>
      <text:p text:style-name="P103">php artisan make:migration create_nometable_table</text:p>
      <text:p text:style-name="P103"/>
      <text:p text:style-name="P103">oppure metodo piú efficiente creo model cosi</text:p>
      <text:p text:style-name="P103">php artisan make:model Post -m</text:p>
      <text:p text:style-name="P103"/>
      <text:p text:style-name="P103">questo comando crea table e migrations assieme,</text:p>
      <text:p text:style-name="P103"/>
      <text:p text:style-name="P104">fatto cio all’interno del metodo up dentro table creata aggiungo colonne di cui ho bisogno</text:p>
      <text:p text:style-name="P104"/>
      <text:p text:style-name="P104">es.esercizio</text:p>
      <text:p text:style-name="P104"/>
      <text:p text:style-name="P81"><text:soft-page-break/>&lt;?php</text:p>
      <text:p text:style-name="P63"/>
      <text:p text:style-name="P38"><text:span text:style-name="T2">use</text:span> Illuminate\Database\Migrations\<text:span text:style-name="T23">Migration</text:span>;</text:p>
      <text:p text:style-name="P38"><text:span text:style-name="T2">use</text:span> Illuminate\Database\Schema\<text:span text:style-name="T23">Blueprint</text:span>;</text:p>
      <text:p text:style-name="P38"><text:span text:style-name="T2">use</text:span> Illuminate\Support\Facades\<text:span text:style-name="T23">Schema</text:span>;</text:p>
      <text:p text:style-name="P63"/>
      <text:p text:style-name="P38"><text:span text:style-name="T2">class</text:span> <text:span text:style-name="T23">CreatePostsTable</text:span> <text:span text:style-name="T2">extends</text:span> <text:span text:style-name="T23">Migration</text:span></text:p>
      <text:p text:style-name="P38">{</text:p>
      <text:p text:style-name="P5">    <text:span text:style-name="T22">/**</text:span></text:p>
      <text:p text:style-name="P69">     <text:span text:style-name="T15">* Run the migrations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void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up</text:span><text:span text:style-name="T15">()</text:span></text:p>
      <text:p text:style-name="P5">    <text:span text:style-name="T15">{</text:span></text:p>
      <text:p text:style-name="P5">        <text:span text:style-name="T24">Schema</text:span><text:span text:style-name="T15">::</text:span><text:span text:style-name="T9">create</text:span><text:span text:style-name="T15">(</text:span><text:span text:style-name="T12">'posts'</text:span><text:span text:style-name="T15">, </text:span><text:span text:style-name="T3">function</text:span><text:span text:style-name="T15"> (</text:span><text:span text:style-name="T24">Blueprint</text:span><text:span text:style-name="T15"> </text:span><text:span text:style-name="T19">$table</text:span><text:span text:style-name="T15">) {</text:span></text:p>
      <text:p text:style-name="P5">            <text:span text:style-name="T19">$table</text:span><text:span text:style-name="T15">-&gt;</text:span><text:span text:style-name="T9">id</text:span><text:span text:style-name="T15">();</text:span></text:p>
      <text:p text:style-name="P5">            <text:span text:style-name="T19">$table</text:span><text:span text:style-name="T15">-&gt;</text:span><text:span text:style-name="T9">string</text:span><text:span text:style-name="T15">(</text:span><text:span text:style-name="T12">'title'</text:span><text:span text:style-name="T15">);</text:span></text:p>
      <text:p text:style-name="P5">            <text:span text:style-name="T19">$table</text:span><text:span text:style-name="T15">-&gt;</text:span><text:span text:style-name="T9">mediumText</text:span><text:span text:style-name="T15">(</text:span><text:span text:style-name="T12">'body'</text:span><text:span text:style-name="T15">);</text:span></text:p>
      <text:p text:style-name="P5">            <text:span text:style-name="T19">$table</text:span><text:span text:style-name="T15">-&gt;</text:span><text:span text:style-name="T9">timestamps</text:span><text:span text:style-name="T15">();</text:span></text:p>
      <text:p text:style-name="P5">        <text:span text:style-name="T15">});</text:span></text:p>
      <text:p text:style-name="P5">    <text:span text:style-name="T15">}</text:span></text:p>
      <text:p text:style-name="P63"/>
      <text:p text:style-name="P5">    <text:span text:style-name="T22">/**</text:span></text:p>
      <text:p text:style-name="P69">     <text:span text:style-name="T15">* Reverse the migrations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void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down</text:span><text:span text:style-name="T15">()</text:span></text:p>
      <text:p text:style-name="P5">    <text:span text:style-name="T15">{</text:span></text:p>
      <text:p text:style-name="P5">        <text:span text:style-name="T24">Schema</text:span><text:span text:style-name="T15">::</text:span><text:span text:style-name="T9">dropIfExists</text:span><text:span text:style-name="T15">(</text:span><text:span text:style-name="T12">'posts'</text:span><text:span text:style-name="T15">);</text:span></text:p>
      <text:p text:style-name="P5">    <text:span text:style-name="T15">}</text:span></text:p>
      <text:p text:style-name="P38">}</text:p>
      <text:p text:style-name="P104"/>
      <text:p text:style-name="P104">lancio php:artisan migrate per rendere effettive le modifiche al db</text:p>
      <text:p text:style-name="P104"/>
      <text:p text:style-name="P104">altri comandi utili</text:p>
      <text:p text:style-name="P104"/>
      <text:p text:style-name="P104">php artisan migrate:install</text:p>
      <text:p text:style-name="P104"/>
      <text:p text:style-name="P104">php artisan migrate:reset per droppare tutte colonne create</text:p>
      <text:p text:style-name="P104"/>
      <text:p text:style-name="P104">php artisan migrate:refresh per riuppare nel db tutte le colonne che abbiamo creato in precedenza</text:p>
      <text:p text:style-name="P104"/>
      <text:p text:style-name="P105">10-Inserire Dummy text</text:p>
      <text:p text:style-name="P105"/>
      <text:p text:style-name="P105">Creo nuovo factory</text:p>
      <text:p text:style-name="P105"/>
      <text:p text:style-name="P105">php artisan make:factory PostFactory --model=Post</text:p>
      <text:p text:style-name="P105"/>
      <text:p text:style-name="P105">php artisan make:factory NomeFactory –model=NomeMOdelDaUsare</text:p>
      <text:p text:style-name="P105"><text:soft-page-break/>dentro postfactory definisco dentro definition cosa voglio popolare e come mediante uso faker,</text:p>
      <text:p text:style-name="P105">inoltre devo importare </text:p>
      <text:p text:style-name="P48"><text:span text:style-name="T2">use</text:span> Illuminate\Support\<text:span text:style-name="T23">Str</text:span>;</text:p>
      <text:p text:style-name="P105"/>
      <text:p text:style-name="P105">e specificare dove si trova la classe che voglio usare</text:p>
      <text:p text:style-name="P105"/>
      <text:p text:style-name="P48"><text:span text:style-name="T2">protected</text:span> <text:span text:style-name="T18">$model</text:span> = \App\Models\<text:span text:style-name="T23">Post</text:span>::<text:span text:style-name="T2">class</text:span>;</text:p>
      <text:p text:style-name="P105"/>
      <text:p text:style-name="P105">caretlla app models é sempre uguale Post::class varia in base al model che mi voglio chiamare</text:p>
      <text:p text:style-name="P105"/>
      <text:p text:style-name="P105">es.pagina completa</text:p>
      <text:p text:style-name="P105"/>
      <text:p text:style-name="P82">&lt;?php</text:p>
      <text:p text:style-name="P63"/>
      <text:p text:style-name="P38"><text:span text:style-name="T2">namespace</text:span> <text:span text:style-name="T23">Database\Factories</text:span>;</text:p>
      <text:p text:style-name="P63"/>
      <text:p text:style-name="P38"><text:span text:style-name="T2">use</text:span> App\Models\<text:span text:style-name="T23">Post</text:span>;</text:p>
      <text:p text:style-name="P38"><text:span text:style-name="T2">use</text:span> Illuminate\Database\Eloquent\Factories\<text:span text:style-name="T23">Factory</text:span>;</text:p>
      <text:p text:style-name="P38"><text:span text:style-name="T2">use</text:span> Illuminate\Support\<text:span text:style-name="T23">Str</text:span>;</text:p>
      <text:p text:style-name="P63"/>
      <text:p text:style-name="P38"><text:span text:style-name="T2">class</text:span> <text:span text:style-name="T23">PostFactory</text:span> <text:span text:style-name="T2">extends</text:span> <text:span text:style-name="T23">Factory</text:span></text:p>
      <text:p text:style-name="P38">{</text:p>
      <text:p text:style-name="P5">    <text:span text:style-name="T22">/**</text:span></text:p>
      <text:p text:style-name="P69">     <text:span text:style-name="T15">* The name of the factory's corresponding model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var</text:span><text:span text:style-name="T22"> </text:span><text:span text:style-name="T3">string</text:span></text:p>
      <text:p text:style-name="P69">     <text:span text:style-name="T15">*/</text:span></text:p>
      <text:p text:style-name="P5">    <text:span text:style-name="T3">protected</text:span><text:span text:style-name="T15"> </text:span><text:span text:style-name="T19">$model</text:span><text:span text:style-name="T15"> = \App\Models\</text:span><text:span text:style-name="T24">Post</text:span><text:span text:style-name="T15">::</text:span><text:span text:style-name="T3">class</text:span><text:span text:style-name="T15">;</text:span></text:p>
      <text:p text:style-name="P63"/>
      <text:p text:style-name="P5">    <text:span text:style-name="T22">/**</text:span></text:p>
      <text:p text:style-name="P69">     <text:span text:style-name="T15">* Define the model's default state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array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definition</text:span><text:span text:style-name="T15">()</text:span></text:p>
      <text:p text:style-name="P5">    <text:span text:style-name="T15">{</text:span></text:p>
      <text:p text:style-name="P5">        <text:span text:style-name="T16">return</text:span><text:span text:style-name="T15"> [</text:span></text:p>
      <text:p text:style-name="P5">            <text:span text:style-name="T12">'title'</text:span><text:span text:style-name="T15"> =&gt; </text:span><text:span text:style-name="T3">$this</text:span><text:span text:style-name="T15">-&gt;</text:span><text:span text:style-name="T19">faker</text:span><text:span text:style-name="T15">-&gt;</text:span><text:span text:style-name="T19">title</text:span><text:span text:style-name="T15">,</text:span></text:p>
      <text:p text:style-name="P5">            <text:span text:style-name="T12">'body'</text:span><text:span text:style-name="T15"> =&gt; </text:span><text:span text:style-name="T3">$this</text:span><text:span text:style-name="T15">-&gt;</text:span><text:span text:style-name="T19">faker</text:span><text:span text:style-name="T15">-&gt;</text:span><text:span text:style-name="T19">paragraph</text:span><text:span text:style-name="T15">,</text:span></text:p>
      <text:p text:style-name="P5">            <text:span text:style-name="T12">'created_at'</text:span><text:span text:style-name="T15"> =&gt; </text:span><text:span text:style-name="T9">now</text:span><text:span text:style-name="T15">(),</text:span></text:p>
      <text:p text:style-name="P5">        <text:span text:style-name="T15">];</text:span></text:p>
      <text:p text:style-name="P5">    <text:span text:style-name="T15">}</text:span></text:p>
      <text:p text:style-name="P38">}</text:p>
      <text:p text:style-name="P105"/>
      <text:p text:style-name="P105">da cmd line lancio tinker</text:p>
      <text:p text:style-name="P105">php artisan tinker</text:p>
      <text:p text:style-name="P105"/>
      <text:p text:style-name="P105">e dentro tinker lancio</text:p>
      <text:p text:style-name="P105"/>
      <text:p text:style-name="P105">\App\Models\Post::factory()→count(2)→create();</text:p>
      <text:p text:style-name="P105"/>
      <text:p text:style-name="P105">\App\Models\Nomefactory(Post factory in esempio sopra)::factory()→count(2)→create();</text:p>
      <text:p text:style-name="P105"><text:soft-page-break/>con questo comando creo e popola nuova riga,dentro count specifico quante ne voglio popolare 2 in esempio</text:p>
      <text:p text:style-name="P105"/>
      <text:p text:style-name="P106">11-Query</text:p>
      <text:p text:style-name="P106"/>
      <text:p text:style-name="P106">Dentro Controller aggiungere</text:p>
      <text:p text:style-name="P106"/>
      <text:p text:style-name="P49"><text:span text:style-name="T2">use</text:span> Illuminate\Support\Facades\<text:span text:style-name="T23">Db</text:span>;</text:p>
      <text:p text:style-name="P106"/>
      <text:p text:style-name="P106">e dentro function che stiamo usando</text:p>
      <text:p text:style-name="P106"/>
      <text:p text:style-name="P9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</text:span></text:p>
      <text:p text:style-name="P5">    <text:span text:style-name="T15">{</text:span></text:p>
      <text:p text:style-name="P5">        <text:span text:style-name="T19">$posts</text:span><text:span text:style-name="T15"> = </text:span><text:span text:style-name="T24">DB</text:span><text:span text:style-name="T15">::</text:span><text:span text:style-name="T9">select</text:span><text:span text:style-name="T15">(</text:span><text:span text:style-name="T12">'select * from posts'</text:span><text:span text:style-name="T15">);</text:span></text:p>
      <text:p text:style-name="P63"/>
      <text:p text:style-name="P5">        <text:span text:style-name="T9">dd</text:span><text:span text:style-name="T15">(</text:span><text:span text:style-name="T19">$posts</text:span><text:span text:style-name="T15">);</text:span></text:p>
      <text:p text:style-name="P5">    <text:span text:style-name="T15">}</text:span></text:p>
      <text:p text:style-name="P106"/>
      <text:p text:style-name="P106">cosi facendo prendiamo tutte le righe inserite dentro </text:p>
      <text:p text:style-name="P106"/>
      <text:p text:style-name="P106">se voglio specificare qualcosa </text:p>
      <text:p text:style-name="P106"/>
      <text:p text:style-name="P106">diventa</text:p>
      <text:p text:style-name="P106"/>
      <text:p text:style-name="P9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</text:span></text:p>
      <text:p text:style-name="P5">    <text:span text:style-name="T15">{</text:span></text:p>
      <text:p text:style-name="P5">        <text:span text:style-name="T19">$posts</text:span><text:span text:style-name="T15"> = </text:span><text:span text:style-name="T24">DB</text:span><text:span text:style-name="T15">::</text:span><text:span text:style-name="T9">select</text:span><text:span text:style-name="T15">(</text:span><text:span text:style-name="T12">'select * from posts WHERE id = :id'</text:span><text:span text:style-name="T15">, [</text:span><text:span text:style-name="T12">'id'</text:span><text:span text:style-name="T15"> =&gt; </text:span><text:span text:style-name="T33">7</text:span><text:span text:style-name="T15">]);</text:span></text:p>
      <text:p text:style-name="P63"/>
      <text:p text:style-name="P5">        <text:span text:style-name="T9">dd</text:span><text:span text:style-name="T15">(</text:span><text:span text:style-name="T19">$posts</text:span><text:span text:style-name="T15">);</text:span></text:p>
      <text:p text:style-name="P5">    <text:span text:style-name="T15">}</text:span></text:p>
      <text:p text:style-name="P106"/>
      <text:p text:style-name="P106">printo solo dove id = 7</text:p>
      <text:p text:style-name="P106"/>
      <text:p text:style-name="P106">pagina completa esempio</text:p>
      <text:p text:style-name="P106"/>
      <text:p text:style-name="P83">&lt;?php</text:p>
      <text:p text:style-name="P63"/>
      <text:p text:style-name="P38"><text:span text:style-name="T2">namespace</text:span> <text:span text:style-name="T23">App\Http\Controllers</text:span>;</text:p>
      <text:p text:style-name="P63"/>
      <text:p text:style-name="P38"><text:span text:style-name="T2">use</text:span> Illuminate\Http\<text:span text:style-name="T23">Request</text:span>;</text:p>
      <text:p text:style-name="P38"><text:span text:style-name="T2">use</text:span> Illuminate\Support\Facades\<text:span text:style-name="T23">Db</text:span>;</text:p>
      <text:p text:style-name="P63"/>
      <text:p text:style-name="P38"><text:span text:style-name="T2">class</text:span> <text:span text:style-name="T23">PostsController</text:span> <text:span text:style-name="T2">extends</text:span> <text:span text:style-name="T23">Controller</text:span></text:p>
      <text:p text:style-name="P38">{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</text:span></text:p>
      <text:p text:style-name="P5">    <text:span text:style-name="T15">{</text:span></text:p>
      <text:p text:style-name="P5">        <text:span text:style-name="T19">$posts</text:span><text:span text:style-name="T15"> = </text:span><text:span text:style-name="T24">DB</text:span><text:span text:style-name="T15">::</text:span><text:span text:style-name="T9">select</text:span><text:span text:style-name="T15">(</text:span><text:span text:style-name="T12">'select * from posts WHERE id = :id'</text:span><text:span text:style-name="T15">, [</text:span><text:span text:style-name="T12">'id'</text:span><text:span text:style-name="T15"> =&gt; </text:span><text:span text:style-name="T33">7</text:span><text:span text:style-name="T15">]);</text:span></text:p>
      <text:p text:style-name="P63"/>
      <text:p text:style-name="P5">        <text:span text:style-name="T9">dd</text:span><text:span text:style-name="T15">(</text:span><text:span text:style-name="T19">$posts</text:span><text:span text:style-name="T15">);</text:span></text:p>
      <text:p text:style-name="P5">    <text:span text:style-name="T15">}</text:span></text:p>
      <text:p text:style-name="P38">}</text:p>
      <text:p text:style-name="P106"/>
      <text:p text:style-name="P107"><text:soft-page-break/>12-Query con eloquent</text:p>
      <text:p text:style-name="P107"/>
      <text:p text:style-name="P107">con metodo table chiamo la table che voglio , seleziono il where e con il get lo prendo, in questo caso dove id = 1</text:p>
      <text:p text:style-name="P107"/>
      <text:p text:style-name="P84">&lt;?php</text:p>
      <text:p text:style-name="P63"/>
      <text:p text:style-name="P38"><text:span text:style-name="T2">namespace</text:span> <text:span text:style-name="T23">App\Http\Controllers</text:span>;</text:p>
      <text:p text:style-name="P63"/>
      <text:p text:style-name="P38"><text:span text:style-name="T2">use</text:span> Illuminate\Http\<text:span text:style-name="T23">Request</text:span>;</text:p>
      <text:p text:style-name="P38"><text:span text:style-name="T2">use</text:span> Illuminate\Support\Facades\<text:span text:style-name="T23">Db</text:span>;</text:p>
      <text:p text:style-name="P63"/>
      <text:p text:style-name="P38"><text:span text:style-name="T2">class</text:span> <text:span text:style-name="T23">PostsController</text:span> <text:span text:style-name="T2">extends</text:span> <text:span text:style-name="T23">Controller</text:span></text:p>
      <text:p text:style-name="P38">{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</text:span></text:p>
      <text:p text:style-name="P5">    <text:span text:style-name="T15">{</text:span></text:p>
      <text:p text:style-name="P63"/>
      <text:p text:style-name="P5">        <text:span text:style-name="T19">$id</text:span><text:span text:style-name="T15"> = </text:span><text:span text:style-name="T33">1</text:span><text:span text:style-name="T15">;</text:span></text:p>
      <text:p text:style-name="P63"/>
      <text:p text:style-name="P5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where</text:span><text:span text:style-name="T15">(</text:span><text:span text:style-name="T12">'id'</text:span><text:span text:style-name="T15">, </text:span><text:span text:style-name="T19">$id</text:span><text:span text:style-name="T15">)</text:span></text:p>
      <text:p text:style-name="P5">            <text:span text:style-name="T15">-&gt;</text:span><text:span text:style-name="T9">get</text:span><text:span text:style-name="T15">();</text:span></text:p>
      <text:p text:style-name="P63"/>
      <text:p text:style-name="P5">        <text:span text:style-name="T9">dd</text:span><text:span text:style-name="T15">(</text:span><text:span text:style-name="T19">$posts</text:span><text:span text:style-name="T15">);</text:span></text:p>
      <text:p text:style-name="P5">    <text:span text:style-name="T15">}</text:span></text:p>
      <text:p text:style-name="P38">}</text:p>
      <text:p text:style-name="P107"/>
      <text:p text:style-name="P108">cosi selezioni tutti i body, con questo metodo posso selezionare tutte le colonne che mi occorrono</text:p>
      <text:p text:style-name="P108"/>
      <text:p text:style-name="P85">&lt;?php</text:p>
      <text:p text:style-name="P63"/>
      <text:p text:style-name="P38"><text:span text:style-name="T2">namespace</text:span> <text:span text:style-name="T23">App\Http\Controllers</text:span>;</text:p>
      <text:p text:style-name="P63"/>
      <text:p text:style-name="P38"><text:span text:style-name="T2">use</text:span> Illuminate\Http\<text:span text:style-name="T23">Request</text:span>;</text:p>
      <text:p text:style-name="P38"><text:span text:style-name="T2">use</text:span> Illuminate\Support\Facades\<text:span text:style-name="T23">Db</text:span>;</text:p>
      <text:p text:style-name="P63"/>
      <text:p text:style-name="P38"><text:span text:style-name="T2">class</text:span> <text:span text:style-name="T23">PostsController</text:span> <text:span text:style-name="T2">extends</text:span> <text:span text:style-name="T23">Controller</text:span></text:p>
      <text:p text:style-name="P38">{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</text:span></text:p>
      <text:p text:style-name="P5">    <text:span text:style-name="T15">{</text:span></text:p>
      <text:p text:style-name="P63"/>
      <text:p text:style-name="P5">        <text:span text:style-name="T19">$id</text:span><text:span text:style-name="T15"> = </text:span><text:span text:style-name="T33">1</text:span><text:span text:style-name="T15">;</text:span></text:p>
      <text:p text:style-name="P63"/>
      <text:p text:style-name="P5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select</text:span><text:span text:style-name="T15">(</text:span><text:span text:style-name="T12">'body'</text:span><text:span text:style-name="T15">)</text:span></text:p>
      <text:p text:style-name="P5">            <text:span text:style-name="T15">-&gt;</text:span><text:span text:style-name="T9">get</text:span><text:span text:style-name="T15">();</text:span></text:p>
      <text:p text:style-name="P63"/>
      <text:p text:style-name="P5">        <text:span text:style-name="T9">dd</text:span><text:span text:style-name="T15">(</text:span><text:span text:style-name="T19">$posts</text:span><text:span text:style-name="T15">);</text:span></text:p>
      <text:p text:style-name="P5">    <text:span text:style-name="T15">}</text:span></text:p>
      <text:p text:style-name="P38">}</text:p>
      <text:p text:style-name="P108"/>
      <text:p text:style-name="P109"><text:soft-page-break/>dentro where primo parametro é la colonna da controllare, il secondo é l’operatore da eseguire, la terza colonna é il parametro da confrontare, cosi facendo ci mostra tutti quelli con created at magiori di now</text:p>
      <text:p text:style-name="P85">&lt;?php</text:p>
      <text:p text:style-name="P63"/>
      <text:p text:style-name="P38"><text:span text:style-name="T2">namespace</text:span> <text:span text:style-name="T23">App\Http\Controllers</text:span>;</text:p>
      <text:p text:style-name="P63"/>
      <text:p text:style-name="P38"><text:span text:style-name="T2">use</text:span> Illuminate\Http\<text:span text:style-name="T23">Request</text:span>;</text:p>
      <text:p text:style-name="P38"><text:span text:style-name="T2">use</text:span> Illuminate\Support\Facades\<text:span text:style-name="T23">Db</text:span>;</text:p>
      <text:p text:style-name="P63"/>
      <text:p text:style-name="P38"><text:span text:style-name="T2">class</text:span> <text:span text:style-name="T23">PostsController</text:span> <text:span text:style-name="T2">extends</text:span> <text:span text:style-name="T23">Controller</text:span></text:p>
      <text:p text:style-name="P38">{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</text:span></text:p>
      <text:p text:style-name="P5">    <text:span text:style-name="T15">{</text:span></text:p>
      <text:p text:style-name="P63"/>
      <text:p text:style-name="P5">        <text:span text:style-name="T19">$id</text:span><text:span text:style-name="T15"> = </text:span><text:span text:style-name="T33">1</text:span><text:span text:style-name="T15">;</text:span></text:p>
      <text:p text:style-name="P63"/>
      <text:p text:style-name="P5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where</text:span><text:span text:style-name="T15">(</text:span><text:span text:style-name="T12">'created_at'</text:span><text:span text:style-name="T15">, </text:span><text:span text:style-name="T12">'&gt;'</text:span><text:span text:style-name="T15">, </text:span><text:span text:style-name="T9">now</text:span><text:span text:style-name="T15">()-&gt;</text:span><text:span text:style-name="T9">subDay</text:span><text:span text:style-name="T15">())</text:span></text:p>
      <text:p text:style-name="P5">            <text:span text:style-name="T15">-&gt;</text:span><text:span text:style-name="T9">get</text:span><text:span text:style-name="T15">();</text:span></text:p>
      <text:p text:style-name="P63"/>
      <text:p text:style-name="P5">        <text:span text:style-name="T9">dd</text:span><text:span text:style-name="T15">(</text:span><text:span text:style-name="T19">$posts</text:span><text:span text:style-name="T15">);</text:span></text:p>
      <text:p text:style-name="P5">    <text:span text:style-name="T15">}</text:span></text:p>
      <text:p text:style-name="P38">}</text:p>
      <text:p text:style-name="P38"/>
      <text:p text:style-name="P110">con where/orwhere se prima condizione non torna niente printa qualcosa con seconda condizione</text:p>
      <text:p text:style-name="P110"/>
      <text:p text:style-name="P86">&lt;?php</text:p>
      <text:p text:style-name="P63"/>
      <text:p text:style-name="P38"><text:span text:style-name="T2">namespace</text:span> <text:span text:style-name="T23">App\Http\Controllers</text:span>;</text:p>
      <text:p text:style-name="P63"/>
      <text:p text:style-name="P38"><text:span text:style-name="T2">use</text:span> Illuminate\Http\<text:span text:style-name="T23">Request</text:span>;</text:p>
      <text:p text:style-name="P38"><text:span text:style-name="T2">use</text:span> Illuminate\Support\Facades\<text:span text:style-name="T23">Db</text:span>;</text:p>
      <text:p text:style-name="P63"/>
      <text:p text:style-name="P38"><text:span text:style-name="T2">class</text:span> <text:span text:style-name="T23">PostsController</text:span> <text:span text:style-name="T2">extends</text:span> <text:span text:style-name="T23">Controller</text:span></text:p>
      <text:p text:style-name="P38">{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</text:span></text:p>
      <text:p text:style-name="P5">    <text:span text:style-name="T15">{</text:span></text:p>
      <text:p text:style-name="P63"/>
      <text:p text:style-name="P5">        <text:span text:style-name="T22">// $id = 1;</text:span></text:p>
      <text:p text:style-name="P63"/>
      <text:p text:style-name="P5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where</text:span><text:span text:style-name="T15">(</text:span><text:span text:style-name="T12">'created_at'</text:span><text:span text:style-name="T15">, </text:span><text:span text:style-name="T12">'&lt;'</text:span><text:span text:style-name="T15">, </text:span><text:span text:style-name="T9">now</text:span><text:span text:style-name="T15">()-&gt;</text:span><text:span text:style-name="T9">subDay</text:span><text:span text:style-name="T15">())</text:span></text:p>
      <text:p text:style-name="P5">            <text:span text:style-name="T15">-&gt;</text:span><text:span text:style-name="T9">orWhere</text:span><text:span text:style-name="T15">(</text:span><text:span text:style-name="T12">'title'</text:span><text:span text:style-name="T15">, </text:span><text:span text:style-name="T12">'Prof.'</text:span><text:span text:style-name="T15">)</text:span></text:p>
      <text:p text:style-name="P5">            <text:span text:style-name="T15">-&gt;</text:span><text:span text:style-name="T9">get</text:span><text:span text:style-name="T15">();</text:span></text:p>
      <text:p text:style-name="P63"/>
      <text:p text:style-name="P5">        <text:span text:style-name="T9">dd</text:span><text:span text:style-name="T15">(</text:span><text:span text:style-name="T19">$posts</text:span><text:span text:style-name="T15">);</text:span></text:p>
      <text:p text:style-name="P5">    <text:span text:style-name="T15">}</text:span></text:p>
      <text:p text:style-name="P38">}</text:p>
      <text:p text:style-name="P110"/>
      <text:p text:style-name="P111">con wherebeetween</text:p>
      <text:p text:style-name="P111"><text:soft-page-break/>verifico un dato e mostro quelli che si trovano compresi nella fascia specificata</text:p>
      <text:p text:style-name="P111"/>
      <text:p text:style-name="P87">&lt;?php</text:p>
      <text:p text:style-name="P63"/>
      <text:p text:style-name="P38"><text:span text:style-name="T2">namespace</text:span> <text:span text:style-name="T23">App\Http\Controllers</text:span>;</text:p>
      <text:p text:style-name="P63"/>
      <text:p text:style-name="P38"><text:span text:style-name="T2">use</text:span> Illuminate\Http\<text:span text:style-name="T23">Request</text:span>;</text:p>
      <text:p text:style-name="P38"><text:span text:style-name="T2">use</text:span> Illuminate\Support\Facades\<text:span text:style-name="T23">Db</text:span>;</text:p>
      <text:p text:style-name="P63"/>
      <text:p text:style-name="P38"><text:span text:style-name="T2">class</text:span> <text:span text:style-name="T23">PostsController</text:span> <text:span text:style-name="T2">extends</text:span> <text:span text:style-name="T23">Controller</text:span></text:p>
      <text:p text:style-name="P38">{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</text:span></text:p>
      <text:p text:style-name="P5">    <text:span text:style-name="T15">{</text:span></text:p>
      <text:p text:style-name="P63"/>
      <text:p text:style-name="P5">        <text:span text:style-name="T19">$id</text:span><text:span text:style-name="T15"> = </text:span><text:span text:style-name="T33">1</text:span><text:span text:style-name="T15">;</text:span></text:p>
      <text:p text:style-name="P63"/>
      <text:p text:style-name="P5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wherebetween</text:span><text:span text:style-name="T15">(</text:span><text:span text:style-name="T12">'id'</text:span><text:span text:style-name="T15">, [</text:span><text:span text:style-name="T33">1</text:span><text:span text:style-name="T15">,</text:span><text:span text:style-name="T33">3</text:span><text:span text:style-name="T15">])</text:span></text:p>
      <text:p text:style-name="P5">            <text:span text:style-name="T15">-&gt;</text:span><text:span text:style-name="T9">get</text:span><text:span text:style-name="T15">();</text:span></text:p>
      <text:p text:style-name="P63"/>
      <text:p text:style-name="P5">        <text:span text:style-name="T9">dd</text:span><text:span text:style-name="T15">(</text:span><text:span text:style-name="T19">$posts</text:span><text:span text:style-name="T15">);</text:span></text:p>
      <text:p text:style-name="P5">    <text:span text:style-name="T15">}</text:span></text:p>
      <text:p text:style-name="P38">}</text:p>
      <text:p text:style-name="P38"/>
      <text:p text:style-name="P112">where not null printa dove colonna selezionata non é vuota </text:p>
      <text:p text:style-name="P88">&lt;?php</text:p>
      <text:p text:style-name="P63"/>
      <text:p text:style-name="P38"><text:span text:style-name="T2">namespace</text:span> <text:span text:style-name="T23">App\Http\Controllers</text:span>;</text:p>
      <text:p text:style-name="P63"/>
      <text:p text:style-name="P38"><text:span text:style-name="T2">use</text:span> Illuminate\Http\<text:span text:style-name="T23">Request</text:span>;</text:p>
      <text:p text:style-name="P38"><text:span text:style-name="T2">use</text:span> Illuminate\Support\Facades\<text:span text:style-name="T23">Db</text:span>;</text:p>
      <text:p text:style-name="P63"/>
      <text:p text:style-name="P38"><text:span text:style-name="T2">class</text:span> <text:span text:style-name="T23">PostsController</text:span> <text:span text:style-name="T2">extends</text:span> <text:span text:style-name="T23">Controller</text:span></text:p>
      <text:p text:style-name="P38">{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</text:span></text:p>
      <text:p text:style-name="P5">    <text:span text:style-name="T15">{</text:span></text:p>
      <text:p text:style-name="P63"/>
      <text:p text:style-name="P5">        <text:span text:style-name="T19">$id</text:span><text:span text:style-name="T15"> = </text:span><text:span text:style-name="T33">1</text:span><text:span text:style-name="T15">;</text:span></text:p>
      <text:p text:style-name="P63"/>
      <text:p text:style-name="P5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whereNotNull</text:span><text:span text:style-name="T15">(</text:span><text:span text:style-name="T12">'title'</text:span><text:span text:style-name="T15">)</text:span></text:p>
      <text:p text:style-name="P5">            <text:span text:style-name="T15">-&gt;</text:span><text:span text:style-name="T9">get</text:span><text:span text:style-name="T15">();</text:span></text:p>
      <text:p text:style-name="P63"/>
      <text:p text:style-name="P5">        <text:span text:style-name="T9">dd</text:span><text:span text:style-name="T15">(</text:span><text:span text:style-name="T19">$posts</text:span><text:span text:style-name="T15">);</text:span></text:p>
      <text:p text:style-name="P5">    <text:span text:style-name="T15">}</text:span></text:p>
      <text:p text:style-name="P38">}</text:p>
      <text:p text:style-name="P38"/>
      <text:p text:style-name="P38"/>
      <text:p text:style-name="P38"/>
      <text:p text:style-name="P38"/>
      <text:p text:style-name="P38"/>
      <text:p text:style-name="P113"><text:soft-page-break/>con distinct printo tutti i valori unici selezionati,se sono presenti 2 valori uguali non printo niente</text:p>
      <text:p text:style-name="P112"/>
      <text:p text:style-name="P88">&lt;?php</text:p>
      <text:p text:style-name="P63"/>
      <text:p text:style-name="P38"><text:span text:style-name="T2">namespace</text:span> <text:span text:style-name="T23">App\Http\Controllers</text:span>;</text:p>
      <text:p text:style-name="P63"/>
      <text:p text:style-name="P38"><text:span text:style-name="T2">use</text:span> Illuminate\Http\<text:span text:style-name="T23">Request</text:span>;</text:p>
      <text:p text:style-name="P38"><text:span text:style-name="T2">use</text:span> Illuminate\Support\Facades\<text:span text:style-name="T23">Db</text:span>;</text:p>
      <text:p text:style-name="P63"/>
      <text:p text:style-name="P38"><text:span text:style-name="T2">class</text:span> <text:span text:style-name="T23">PostsController</text:span> <text:span text:style-name="T2">extends</text:span> <text:span text:style-name="T23">Controller</text:span></text:p>
      <text:p text:style-name="P38">{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</text:span></text:p>
      <text:p text:style-name="P5">    <text:span text:style-name="T15">{</text:span></text:p>
      <text:p text:style-name="P63"/>
      <text:p text:style-name="P5">        <text:span text:style-name="T19">$id</text:span><text:span text:style-name="T15"> = </text:span><text:span text:style-name="T33">1</text:span><text:span text:style-name="T15">;</text:span></text:p>
      <text:p text:style-name="P63"/>
      <text:p text:style-name="P5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select</text:span><text:span text:style-name="T15">(</text:span><text:span text:style-name="T12">'title'</text:span><text:span text:style-name="T15">)</text:span></text:p>
      <text:p text:style-name="P5">            <text:span text:style-name="T15">-&gt;</text:span><text:span text:style-name="T9">distinct</text:span><text:span text:style-name="T15">()</text:span></text:p>
      <text:p text:style-name="P5">            <text:span text:style-name="T15">-&gt;</text:span><text:span text:style-name="T9">get</text:span><text:span text:style-name="T15">();</text:span></text:p>
      <text:p text:style-name="P63"/>
      <text:p text:style-name="P5">        <text:span text:style-name="T9">dd</text:span><text:span text:style-name="T15">(</text:span><text:span text:style-name="T19">$posts</text:span><text:span text:style-name="T15">);</text:span></text:p>
      <text:p text:style-name="P5">    <text:span text:style-name="T15">}</text:span></text:p>
      <text:p text:style-name="P38">}</text:p>
      <text:p text:style-name="P112"/>
      <text:p text:style-name="P114">con orderby si passano 2 valori il primo é il campo da ordinare e il secondo se ordinarlo in maniera ascendente o discendente</text:p>
      <text:p text:style-name="P114"/>
      <text:p text:style-name="P89">&lt;?php</text:p>
      <text:p text:style-name="P63"/>
      <text:p text:style-name="P38"><text:span text:style-name="T2">namespace</text:span> <text:span text:style-name="T23">App\Http\Controllers</text:span>;</text:p>
      <text:p text:style-name="P63"/>
      <text:p text:style-name="P38"><text:span text:style-name="T2">use</text:span> Illuminate\Http\<text:span text:style-name="T23">Request</text:span>;</text:p>
      <text:p text:style-name="P38"><text:span text:style-name="T2">use</text:span> Illuminate\Support\Facades\<text:span text:style-name="T23">Db</text:span>;</text:p>
      <text:p text:style-name="P63"/>
      <text:p text:style-name="P38"><text:span text:style-name="T2">class</text:span> <text:span text:style-name="T23">PostsController</text:span> <text:span text:style-name="T2">extends</text:span> <text:span text:style-name="T23">Controller</text:span></text:p>
      <text:p text:style-name="P38">{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</text:span></text:p>
      <text:p text:style-name="P5">    <text:span text:style-name="T15">{</text:span></text:p>
      <text:p text:style-name="P63"/>
      <text:p text:style-name="P5">        <text:span text:style-name="T19">$id</text:span><text:span text:style-name="T15"> = </text:span><text:span text:style-name="T33">1</text:span><text:span text:style-name="T15">;</text:span></text:p>
      <text:p text:style-name="P63"/>
      <text:p text:style-name="P5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orderBy</text:span><text:span text:style-name="T15">(</text:span><text:span text:style-name="T12">'title'</text:span><text:span text:style-name="T15">, </text:span><text:span text:style-name="T12">'asc'</text:span><text:span text:style-name="T15">)</text:span></text:p>
      <text:p text:style-name="P5">            <text:span text:style-name="T15">-&gt;</text:span><text:span text:style-name="T9">get</text:span><text:span text:style-name="T15">();</text:span></text:p>
      <text:p text:style-name="P63"/>
      <text:p text:style-name="P5">        <text:span text:style-name="T9">dd</text:span><text:span text:style-name="T15">(</text:span><text:span text:style-name="T19">$posts</text:span><text:span text:style-name="T15">);</text:span></text:p>
      <text:p text:style-name="P5">    <text:span text:style-name="T15">}</text:span></text:p>
      <text:p text:style-name="P38">}</text:p>
      <text:p text:style-name="P114"/>
      <text:p text:style-name="P114"/>
      <text:p text:style-name="P115"><text:soft-page-break/>con latest si ordina in base al created at in ordine discendente, <text:span text:style-name="T34">se sostituisco oldest a latest stampo al contrario in ordine ascendente,</text:span><text:span text:style-name="T35">sostituendo latest con inRandomOrder printo </text:span></text:p>
      <text:p text:style-name="P115"/>
      <text:p text:style-name="P90">&lt;?php</text:p>
      <text:p text:style-name="P63"/>
      <text:p text:style-name="P38"><text:span text:style-name="T2">namespace</text:span> <text:span text:style-name="T23">App\Http\Controllers</text:span>;</text:p>
      <text:p text:style-name="P63"/>
      <text:p text:style-name="P38"><text:span text:style-name="T2">use</text:span> Illuminate\Http\<text:span text:style-name="T23">Request</text:span>;</text:p>
      <text:p text:style-name="P38"><text:span text:style-name="T2">use</text:span> Illuminate\Support\Facades\<text:span text:style-name="T23">Db</text:span>;</text:p>
      <text:p text:style-name="P63"/>
      <text:p text:style-name="P38"><text:span text:style-name="T2">class</text:span> <text:span text:style-name="T23">PostsController</text:span> <text:span text:style-name="T2">extends</text:span> <text:span text:style-name="T23">Controller</text:span></text:p>
      <text:p text:style-name="P38">{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 </text:span></text:p>
      <text:p text:style-name="P5">    <text:span text:style-name="T15">{</text:span></text:p>
      <text:p text:style-name="P63"/>
      <text:p text:style-name="P5">        <text:span text:style-name="T19">$id</text:span><text:span text:style-name="T15"> = </text:span><text:span text:style-name="T33">1</text:span><text:span text:style-name="T15">;</text:span></text:p>
      <text:p text:style-name="P63"/>
      <text:p text:style-name="P5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latest</text:span><text:span text:style-name="T15">()</text:span></text:p>
      <text:p text:style-name="P5">            <text:span text:style-name="T15">-&gt;</text:span><text:span text:style-name="T9">get</text:span><text:span text:style-name="T15">();</text:span></text:p>
      <text:p text:style-name="P63"/>
      <text:p text:style-name="P5">        <text:span text:style-name="T9">dd</text:span><text:span text:style-name="T15">(</text:span><text:span text:style-name="T19">$posts</text:span><text:span text:style-name="T15">);</text:span></text:p>
      <text:p text:style-name="P5">    <text:span text:style-name="T15">}</text:span></text:p>
      <text:p text:style-name="P38">}</text:p>
      <text:p text:style-name="P115"/>
      <text:p text:style-name="P115"/>
      <text:p text:style-name="P116">oltre al get esistono altri metodi di output</text:p>
      <text:p text:style-name="P116"/>
      <text:p text:style-name="P116">first printa solo primo risultato di ricerca effettuata</text:p>
      <text:p text:style-name="P116"/>
      <text:p text:style-name="P10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oderBy</text:span><text:span text:style-name="T15">(</text:span><text:span text:style-name="T12">'created_at'</text:span><text:span text:style-name="T15">,</text:span><text:span text:style-name="T12">'desc'</text:span><text:span text:style-name="T15">)</text:span></text:p>
      <text:p text:style-name="P5">            <text:span text:style-name="T15">-&gt;</text:span><text:span text:style-name="T9">first</text:span><text:span text:style-name="T15">();</text:span></text:p>
      <text:p text:style-name="P117">a fist si puó anche passare una variabile di cui si vuole printare il primo</text:p>
      <text:p text:style-name="P117"/>
      <text:p text:style-name="P117">con find cerca valore che gli passiamo, in questo caso id che vogliamo</text:p>
      <text:p text:style-name="P117"/>
      <text:p text:style-name="P50"><text:span text:style-name="T18">$id</text:span> = <text:span text:style-name="T32">1</text:span>;</text:p>
      <text:p text:style-name="P117"/>
      <text:p text:style-name="P11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find</text:span><text:span text:style-name="T15">(</text:span><text:span text:style-name="T19">$id</text:span><text:span text:style-name="T15">);</text:span></text:p>
      <text:p text:style-name="P117"/>
      <text:p text:style-name="P118">si puó passare anche numero al posto di variabile</text:p>
      <text:p text:style-name="P118"/>
      <text:p text:style-name="P119">metodo count con where printa solo</text:p>
      <text:p text:style-name="P119"/>
      <text:p text:style-name="P12">        <text:span text:style-name="T19">$id</text:span><text:span text:style-name="T15"> = </text:span><text:span text:style-name="T33">1</text:span><text:span text:style-name="T15">;</text:span></text:p>
      <text:p text:style-name="P63"/>
      <text:p text:style-name="P5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where</text:span><text:span text:style-name="T15">(</text:span><text:span text:style-name="T12">'id'</text:span><text:span text:style-name="T15">, </text:span><text:span text:style-name="T19">$id</text:span><text:span text:style-name="T15">)</text:span></text:p>
      <text:p text:style-name="P5">            <text:span text:style-name="T15">-&gt;</text:span><text:span text:style-name="T9">count</text:span><text:span text:style-name="T15">();</text:span></text:p>
      <text:p text:style-name="P119"/>
      <text:p text:style-name="P119"><text:soft-page-break/>id che gli abbiamo chiesto in questo caso 1, senza where ma solo count printa il numero di id che abbiamo in questo caso 4 visto che abbiamo 4 post nel db</text:p>
      <text:p text:style-name="P119"/>
      <text:p text:style-name="P120">min/max stampa il valore minimo o massimo della colonna selezionata</text:p>
      <text:p text:style-name="P120"/>
      <text:p text:style-name="P13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max</text:span><text:span text:style-name="T15">(</text:span><text:span text:style-name="T12">'id'</text:span><text:span text:style-name="T15">);</text:span></text:p>
      <text:p text:style-name="P120"><text:s/><text:span text:style-name="T36">sum stampa la somma della colonna che selezioniamo </text:span></text:p>
      <text:p text:style-name="P13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sum</text:span><text:span text:style-name="T15">(</text:span><text:span text:style-name="T12">'id'</text:span><text:span text:style-name="T15">);</text:span></text:p>
      <text:p text:style-name="P120"/>
      <text:p text:style-name="P121">avg stampa la media della colonna selezionata</text:p>
      <text:p text:style-name="P121"/>
      <text:p text:style-name="P14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    <text:span text:style-name="T15">-&gt;</text:span><text:span text:style-name="T9">avg</text:span><text:span text:style-name="T15">(</text:span><text:span text:style-name="T12">'id'</text:span><text:span text:style-name="T15">);</text:span></text:p>
      <text:p text:style-name="P121"/>
      <text:p text:style-name="P121"/>
      <text:p text:style-name="P122">Inserire nuovi dati nel databse creo metodo insert <text:s/>a cui passo array con titolo colonna da riempire e conten<text:span text:style-name="T37">ut</text:span>o da inserire</text:p>
      <text:p text:style-name="P122"/>
      <text:p text:style-name="P15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<text:span text:style-name="T15">-&gt;</text:span><text:span text:style-name="T9">where</text:span><text:span text:style-name="T15">(</text:span><text:span text:style-name="T12">'id'</text:span><text:span text:style-name="T15">, </text:span><text:span text:style-name="T12">'='</text:span><text:span text:style-name="T15">, </text:span><text:span text:style-name="T33">1</text:span><text:span text:style-name="T15">)</text:span></text:p>
      <text:p text:style-name="P5">            <text:span text:style-name="T15">-&gt;</text:span><text:span text:style-name="T9">update</text:span><text:span text:style-name="T15">([</text:span></text:p>
      <text:p text:style-name="P5">                <text:span text:style-name="T12">'title'</text:span><text:span text:style-name="T15"> =&gt; </text:span><text:span text:style-name="T12">'New Title'</text:span><text:span text:style-name="T15">, </text:span><text:span text:style-name="T12">'body'</text:span><text:span text:style-name="T15"> =&gt; </text:span><text:span text:style-name="T12">'Updated Body'</text:span></text:p>
      <text:p text:style-name="P5">            <text:span text:style-name="T15">]);</text:span></text:p>
      <text:p text:style-name="P122"/>
      <text:p text:style-name="P123">con delete invece cancello</text:p>
      <text:p text:style-name="P123"/>
      <text:p text:style-name="P16">        <text:span text:style-name="T19">$posts</text:span><text:span text:style-name="T15"> = </text:span><text:span text:style-name="T24">DB</text:span><text:span text:style-name="T15">::</text:span><text:span text:style-name="T9">table</text:span><text:span text:style-name="T15">(</text:span><text:span text:style-name="T12">'posts'</text:span><text:span text:style-name="T15">)</text:span></text:p>
      <text:p text:style-name="P5">        <text:span text:style-name="T15">-&gt;</text:span><text:span text:style-name="T9">where</text:span><text:span text:style-name="T15">(</text:span><text:span text:style-name="T12">'id'</text:span><text:span text:style-name="T15">, </text:span><text:span text:style-name="T12">'='</text:span><text:span text:style-name="T15">, </text:span><text:span text:style-name="T33">1</text:span><text:span text:style-name="T15">)</text:span></text:p>
      <text:p text:style-name="P5">            <text:span text:style-name="T15">-&gt;</text:span><text:span text:style-name="T9">delete</text:span><text:span text:style-name="T15">();</text:span></text:p>
      <text:p text:style-name="P123"/>
      <text:p text:style-name="P124">13-Creazione Controller con resource</text:p>
      <text:p text:style-name="P124"/>
      <text:p text:style-name="P124">php artisan make:controller NomeController –resource</text:p>
      <text:p text:style-name="P124"/>
      <text:p text:style-name="P124">con questo comando si crea controller con tutti i metodi al suo interno</text:p>
      <text:p text:style-name="P124"/>
      <text:p text:style-name="P124">dentro web.php si chiama direttamente endpoint e questo controller cosi, ovvimente dopo averlo importato</text:p>
      <text:p text:style-name="P124"/>
      <text:p text:style-name="P91">&lt;?php</text:p>
      <text:p text:style-name="P63"/>
      <text:p text:style-name="P38"><text:span text:style-name="T2">use</text:span> Illuminate\Support\Facades\<text:span text:style-name="T23">Route</text:span>;</text:p>
      <text:p text:style-name="P38"><text:span text:style-name="T2">use</text:span> App\Http\Controllers\<text:span text:style-name="T23">CarsController</text:span>;</text:p>
      <text:p text:style-name="P68">/*</text:p>
      <text:p text:style-name="P68">|--------------------------------------------------------------------------</text:p>
      <text:p text:style-name="P68">| Web Routes</text:p>
      <text:p text:style-name="P68">|--------------------------------------------------------------------------</text:p>
      <text:p text:style-name="P68">|</text:p>
      <text:p text:style-name="P68">| Here is where you can register web routes for your application. These</text:p>
      <text:p text:style-name="P68">| routes are loaded by the RouteServiceProvider within a group which</text:p>
      <text:p text:style-name="P68"><text:soft-page-break/>| contains the "web" middleware group. Now create something great!</text:p>
      <text:p text:style-name="P68">|</text:p>
      <text:p text:style-name="P68">*/</text:p>
      <text:p text:style-name="P63"/>
      <text:p text:style-name="P38"><text:span text:style-name="T23">Route</text:span>::<text:span text:style-name="T8">resource</text:span>(<text:span text:style-name="T11">'/cars'</text:span>, <text:span text:style-name="T23">CarsController</text:span>::<text:span text:style-name="T2">class</text:span>);</text:p>
      <text:p text:style-name="Standard"/>
      <text:p text:style-name="P125">COMANDO PER CONTROLLARE ROTTE</text:p>
      <text:p text:style-name="P124">php artisan route:list</text:p>
      <text:p text:style-name="P124"/>
      <text:p text:style-name="P126">Dentro model posso decidere come interagire con la table che ho creato </text:p>
      <text:p text:style-name="P126"/>
      <text:p text:style-name="P126">posso cambiare il nome della table visto che cars é quello di default e non é altro che il plurale del nome del model</text:p>
      <text:p text:style-name="P17">    <text:span text:style-name="T3">protected</text:span><text:span text:style-name="T15"> </text:span><text:span text:style-name="T19">$table</text:span><text:span text:style-name="T15"> = </text:span><text:span text:style-name="T12">'cars'</text:span><text:span text:style-name="T15">;</text:span></text:p>
      <text:p text:style-name="P126"/>
      <text:p text:style-name="P126">posso modificare la row che fa da primary key o settarla su false se non la voglio</text:p>
      <text:p text:style-name="P126"/>
      <text:p text:style-name="P51"><text:span text:style-name="T2">protected</text:span> <text:span text:style-name="T18">$primaryKey</text:span> = <text:span text:style-name="T11">'id'</text:span>;</text:p>
      <text:p text:style-name="P126"/>
      <text:p text:style-name="P126">timestamps posso settarlo su false se non voglio usarlo e cambiargli formato di data e ora</text:p>
      <text:p text:style-name="P126"/>
      <text:p text:style-name="P17">    <text:span text:style-name="T3">protected</text:span><text:span text:style-name="T15"> </text:span><text:span text:style-name="T19">$timestamps</text:span><text:span text:style-name="T15"> = </text:span><text:span text:style-name="T3">true</text:span><text:span text:style-name="T15">;</text:span></text:p>
      <text:p text:style-name="P63"/>
      <text:p text:style-name="P5">    <text:span text:style-name="T3">protected</text:span><text:span text:style-name="T15"> </text:span><text:span text:style-name="T19">$dateFormat</text:span><text:span text:style-name="T15"> = </text:span><text:span text:style-name="T12">'h:m:s'</text:span><text:span text:style-name="T15">;</text:span></text:p>
      <text:p text:style-name="P38"/>
      <text:p text:style-name="P141">con visible e hidden posso decidere che colonne mostrare e quali no</text:p>
      <text:p text:style-name="P141"/>
      <text:p text:style-name="P27">    <text:span text:style-name="T3">protected</text:span><text:span text:style-name="T15"> </text:span><text:span text:style-name="T19">$hidden</text:span><text:span text:style-name="T15"> = [</text:span><text:span text:style-name="T12">'id'</text:span><text:span text:style-name="T15">];</text:span></text:p>
      <text:p text:style-name="P63"/>
      <text:p text:style-name="P5">    <text:span text:style-name="T3">protected</text:span><text:span text:style-name="T15"> </text:span><text:span text:style-name="T19">$visible</text:span><text:span text:style-name="T15"> = [</text:span><text:span text:style-name="T12">'name'</text:span><text:span text:style-name="T15">, </text:span><text:span text:style-name="T12">'founded'</text:span><text:span text:style-name="T15">, </text:span><text:span text:style-name="T12">'description'</text:span><text:span text:style-name="T15">];</text:span></text:p>
      <text:p text:style-name="P141"/>
      <text:p text:style-name="P126"/>
      <text:p text:style-name="P127">14-Chiamare dati da database e spedirgli a una blade</text:p>
      <text:p text:style-name="P127"/>
      <text:p text:style-name="P127">1-Importo il model che sto usando dentro controller</text:p>
      <text:p text:style-name="P127"/>
      <text:p text:style-name="P127">use App\Models\NomeController</text:p>
      <text:p text:style-name="P127"/>
      <text:p text:style-name="P127">dentro metodo con view che m’interessa <text:span text:style-name="T38">primaditutto incapsulo tutti i valori dentro a una variabile e poi la passo con un array alla view</text:span></text:p>
      <text:p text:style-name="P127"/>
      <text:p text:style-name="P18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</text:span></text:p>
      <text:p text:style-name="P5">    <text:span text:style-name="T15">{</text:span></text:p>
      <text:p text:style-name="P5">        <text:span text:style-name="T22">// select * from cars</text:span></text:p>
      <text:p text:style-name="Standard"><text:span text:style-name="T6">        </text:span><text:span text:style-name="T20">$cars</text:span><text:span text:style-name="T5"> = </text:span><text:span text:style-name="T25">Car</text:span><text:span text:style-name="T5">::</text:span><text:span text:style-name="T10">all</text:span><text:span text:style-name="T5">();</text:span> <text:span text:style-name="T39">$nomevariabile = NomeModel::all();</text:span></text:p>
      <text:p text:style-name="P5">        </text:p>
      <text:p text:style-name="P5">        <text:span text:style-name="T16">return</text:span><text:span text:style-name="T15"> </text:span><text:span text:style-name="T9">view</text:span><text:span text:style-name="T15">(</text:span><text:span text:style-name="T12">'cars.index'</text:span><text:span text:style-name="T15">, [</text:span></text:p>
      <text:p text:style-name="Standard"><text:span text:style-name="T6">            </text:span><text:span text:style-name="T13">'cars'</text:span><text:span text:style-name="T5"> =&gt; </text:span><text:span text:style-name="T20">$cars </text:span><text:s/><text:span text:style-name="T39">bisogna passarlo come array per ciclarla con ciclo</text:span></text:p>
      <text:p text:style-name="P5">        <text:span text:style-name="T15">]);</text:span></text:p>
      <text:p text:style-name="P5">    <text:span text:style-name="T15">}</text:span></text:p>
      <text:p text:style-name="P127"/>
      <text:p text:style-name="P128">infine dentro blade si cicla con foreach</text:p>
      <text:p text:style-name="P128"><text:soft-page-break/></text:p>
      <text:p text:style-name="P19">        <text:span text:style-name="T3">@foreach </text:span><text:span text:style-name="T15">(</text:span><text:span text:style-name="T19">$cars</text:span><text:span text:style-name="T15"> as </text:span><text:span text:style-name="T19">$car</text:span><text:span text:style-name="T15">)</text:span></text:p>
      <text:p text:style-name="P5">        <text:span text:style-name="T28">&lt;</text:span><text:span text:style-name="T3">div</text:span><text:span text:style-name="T15"> </text:span><text:span text:style-name="T19">class</text:span><text:span text:style-name="T15">=</text:span><text:span text:style-name="T12">"m-auto"</text:span><text:span text:style-name="T28">&gt;</text:span></text:p>
      <text:p text:style-name="P5">            <text:span text:style-name="T28">&lt;</text:span><text:span text:style-name="T3">span</text:span><text:span text:style-name="T15"> </text:span><text:span text:style-name="T19">class</text:span><text:span text:style-name="T15">=</text:span><text:span text:style-name="T12">"uppercase text-blue-500 font-bold text-xs italic"</text:span><text:span text:style-name="T28">&gt;</text:span></text:p>
      <text:p text:style-name="P5">                <text:span text:style-name="T15">Founded: </text:span><text:span text:style-name="T9">{{</text:span><text:span text:style-name="T15"> </text:span><text:span text:style-name="T19">$car</text:span><text:span text:style-name="T15">-&gt;</text:span><text:span text:style-name="T19">founded</text:span><text:span text:style-name="T15"> </text:span><text:span text:style-name="T9">}}</text:span></text:p>
      <text:p text:style-name="P5">            <text:span text:style-name="T28">&lt;/</text:span><text:span text:style-name="T3">span</text:span><text:span text:style-name="T28">&gt;</text:span></text:p>
      <text:p text:style-name="P5">            <text:span text:style-name="T28">&lt;</text:span><text:span text:style-name="T3">h2</text:span><text:span text:style-name="T15"> </text:span><text:span text:style-name="T19">class</text:span><text:span text:style-name="T15">=</text:span><text:span text:style-name="T12">"text-gray-700 text-5xl"</text:span><text:span text:style-name="T28">&gt;</text:span></text:p>
      <text:p text:style-name="P5">                <text:span text:style-name="T9">{{</text:span><text:span text:style-name="T15"> </text:span><text:span text:style-name="T19">$car</text:span><text:span text:style-name="T15">-&gt;</text:span><text:span text:style-name="T19">name</text:span><text:span text:style-name="T15"> </text:span><text:span text:style-name="T9">}}</text:span></text:p>
      <text:p text:style-name="P5">            <text:span text:style-name="T28">&lt;/</text:span><text:span text:style-name="T3">h2</text:span><text:span text:style-name="T28">&gt;</text:span></text:p>
      <text:p text:style-name="P5">            <text:span text:style-name="T28">&lt;</text:span><text:span text:style-name="T3">p</text:span><text:span text:style-name="T15"> </text:span><text:span text:style-name="T19">class</text:span><text:span text:style-name="T15">=</text:span><text:span text:style-name="T12">"text-lg text-gray-700 py-6"</text:span><text:span text:style-name="T28">&gt;</text:span></text:p>
      <text:p text:style-name="P5">                <text:span text:style-name="T9">{{</text:span><text:span text:style-name="T15"> </text:span><text:span text:style-name="T19">$car</text:span><text:span text:style-name="T15">-&gt;</text:span><text:span text:style-name="T19">description</text:span><text:span text:style-name="T15"> </text:span><text:span text:style-name="T9">}}</text:span></text:p>
      <text:p text:style-name="P5">            <text:span text:style-name="T28">&lt;/</text:span><text:span text:style-name="T3">p</text:span><text:span text:style-name="T28">&gt;</text:span></text:p>
      <text:p text:style-name="P5">            <text:span text:style-name="T28">&lt;</text:span><text:span text:style-name="T3">hr</text:span><text:span text:style-name="T15"> </text:span><text:span text:style-name="T19">class</text:span><text:span text:style-name="T15">=</text:span><text:span text:style-name="T12">"mt-4 mb-8"</text:span><text:span text:style-name="T28">&gt;</text:span></text:p>
      <text:p text:style-name="P5">        <text:span text:style-name="T28">&lt;/</text:span><text:span text:style-name="T3">div</text:span><text:span text:style-name="T28">&gt;</text:span><text:span text:style-name="T15">    </text:span></text:p>
      <text:p text:style-name="P5">        <text:span text:style-name="T3">@endforeach</text:span></text:p>
      <text:p text:style-name="P128"/>
      <text:p text:style-name="P129">se voglio prendere solo un determinato campo</text:p>
      <text:p text:style-name="P129"/>
      <text:p text:style-name="P52"><text:span text:style-name="T18">$cars</text:span> = <text:span text:style-name="T23">Car</text:span>::<text:span text:style-name="T8">where</text:span>(<text:span text:style-name="T11">'name'</text:span>, <text:span text:style-name="T11">'='</text:span>, <text:span text:style-name="T11">'Audi'</text:span>)-&gt;<text:span text:style-name="T8">get</text:span>();</text:p>
      <text:p text:style-name="P129"/>
      <text:p text:style-name="P129"><text:tab/> <text:s text:c="17"/>(‘nomeriga’, ‘condizionedaverificare’,’nomechecerco’)</text:p>
      <text:p text:style-name="P129"/>
      <text:p text:style-name="P130">14-Inserire dati nel database </text:p>
      <text:p text:style-name="P130"/>
      <text:p text:style-name="P130">La prima cosa da fare é inserire dentro function create una nuova view dove inseriremo il form</text:p>
      <text:p text:style-name="P130"/>
      <text:p text:style-name="P131">es.</text:p>
      <text:p text:style-name="P130"/>
      <text:p text:style-name="P20">   <text:span text:style-name="T3">public</text:span><text:span text:style-name="T15"> </text:span><text:span text:style-name="T3">function</text:span><text:span text:style-name="T15"> </text:span><text:span text:style-name="T9">create</text:span><text:span text:style-name="T15">()</text:span></text:p>
      <text:p text:style-name="P5">    <text:span text:style-name="T15">{</text:span></text:p>
      <text:p text:style-name="P5">        <text:span text:style-name="T16">return</text:span><text:span text:style-name="T15"> </text:span><text:span text:style-name="T9">view</text:span><text:span text:style-name="T15">(</text:span><text:span text:style-name="T12">'cars.create'</text:span><text:span text:style-name="T15">);</text:span></text:p>
      <text:p text:style-name="P5">    <text:span text:style-name="T15">}</text:span></text:p>
      <text:p text:style-name="P130"/>
      <text:p text:style-name="P131">dentro alla create blade va inserito un form con method POST e come action /nometable che popolera e @csrf per ragioni di sicurezza, il name dell’input deve corrispondere con la colonna che popolera</text:p>
      <text:p text:style-name="P131"/>
      <text:p text:style-name="P53"><text:span text:style-name="T2">@extends</text:span>(<text:span text:style-name="T11">'layouts.app'</text:span>)</text:p>
      <text:p text:style-name="P63"/>
      <text:p text:style-name="P38"><text:span text:style-name="T2">@section</text:span>(<text:span text:style-name="T11">'content'</text:span>)</text:p>
      <text:p text:style-name="P63"/>
      <text:p text:style-name="P5">    <text:span text:style-name="T28">&lt;</text:span><text:span text:style-name="T3">div</text:span><text:span text:style-name="T15"> </text:span><text:span text:style-name="T19">class</text:span><text:span text:style-name="T15">=</text:span><text:span text:style-name="T12">"m-auto w-4/8 py-24"</text:span><text:span text:style-name="T28">&gt;</text:span></text:p>
      <text:p text:style-name="P5">        <text:span text:style-name="T28">&lt;</text:span><text:span text:style-name="T3">div</text:span><text:span text:style-name="T15"> </text:span><text:span text:style-name="T19">class</text:span><text:span text:style-name="T15">=</text:span><text:span text:style-name="T12">"text-center"</text:span><text:span text:style-name="T28">&gt;</text:span></text:p>
      <text:p text:style-name="P5">            <text:span text:style-name="T28">&lt;</text:span><text:span text:style-name="T3">h1</text:span><text:span text:style-name="T15"> </text:span><text:span text:style-name="T19">class</text:span><text:span text:style-name="T15">=</text:span><text:span text:style-name="T12">"text-5xl uppercase bold"</text:span><text:span text:style-name="T28">&gt;</text:span></text:p>
      <text:p text:style-name="P5">                <text:span text:style-name="T15">Create Car</text:span></text:p>
      <text:p text:style-name="P5">            <text:span text:style-name="T28">&lt;/</text:span><text:span text:style-name="T3">h1</text:span><text:span text:style-name="T28">&gt;</text:span></text:p>
      <text:p text:style-name="P5">        <text:span text:style-name="T28">&lt;/</text:span><text:span text:style-name="T3">div</text:span><text:span text:style-name="T28">&gt;</text:span></text:p>
      <text:p text:style-name="P5">    <text:span text:style-name="T28">&lt;/</text:span><text:span text:style-name="T3">div</text:span><text:span text:style-name="T28">&gt;</text:span></text:p>
      <text:p text:style-name="P63"/>
      <text:p text:style-name="P5">    <text:span text:style-name="T28">&lt;</text:span><text:span text:style-name="T3">div</text:span><text:span text:style-name="T15"> </text:span><text:span text:style-name="T19">class</text:span><text:span text:style-name="T15">=</text:span><text:span text:style-name="T12">"flex justify-center pt-20"</text:span><text:span text:style-name="T28">&gt;</text:span></text:p>
      <text:p text:style-name="P5">        <text:span text:style-name="T28">&lt;</text:span><text:span text:style-name="T3">form</text:span><text:span text:style-name="T15"> </text:span><text:span text:style-name="T19">action</text:span><text:span text:style-name="T15">=</text:span><text:span text:style-name="T12">"/cars"</text:span><text:span text:style-name="T15"> </text:span><text:span text:style-name="T19">method</text:span><text:span text:style-name="T15">=</text:span><text:span text:style-name="T12">"POST"</text:span><text:span text:style-name="T28">&gt;</text:span></text:p>
      <text:p text:style-name="P5">            <text:span text:style-name="T3">@csrf</text:span></text:p>
      <text:p text:style-name="P5"><text:soft-page-break/>            <text:span text:style-name="T28">&lt;</text:span><text:span text:style-name="T3">div</text:span><text:span text:style-name="T15"> </text:span><text:span text:style-name="T19">class</text:span><text:span text:style-name="T15">=</text:span><text:span text:style-name="T12">"block"</text:span><text:span text:style-name="T28">&gt;</text:span></text:p>
      <text:p text:style-name="P5">                <text:span text:style-name="T28">&lt;</text:span><text:span text:style-name="T3">input</text:span><text:span text:style-name="T15"> </text:span><text:span text:style-name="T19">type</text:span><text:span text:style-name="T15">=</text:span><text:span text:style-name="T12">"text"</text:span></text:p>
      <text:p text:style-name="P5">                <text:span text:style-name="T19">class</text:span><text:span text:style-name="T15">=</text:span><text:span text:style-name="T12">"block shadow-5xl mb-10 p-2 w-80 </text:span></text:p>
      <text:p text:style-name="P102">                <text:span text:style-name="T15">italic placeholder-gray-400"</text:span></text:p>
      <text:p text:style-name="P5">                <text:span text:style-name="T19">name</text:span><text:span text:style-name="T15">=</text:span><text:span text:style-name="T12">"name"</text:span></text:p>
      <text:p text:style-name="P5">                <text:span text:style-name="T19">placeholder</text:span><text:span text:style-name="T15">=</text:span><text:span text:style-name="T12">"Brand name..."</text:span><text:span text:style-name="T28">&gt;</text:span></text:p>
      <text:p text:style-name="P63"/>
      <text:p text:style-name="P5">                <text:span text:style-name="T28">&lt;</text:span><text:span text:style-name="T3">input</text:span><text:span text:style-name="T15"> </text:span><text:span text:style-name="T19">type</text:span><text:span text:style-name="T15">=</text:span><text:span text:style-name="T12">"text"</text:span></text:p>
      <text:p text:style-name="P5">                <text:span text:style-name="T19">class</text:span><text:span text:style-name="T15">=</text:span><text:span text:style-name="T12">"block shadow-5xl mb-10 p-2 w-80 </text:span></text:p>
      <text:p text:style-name="P102">                <text:span text:style-name="T15">italic placeholder-gray-400"</text:span></text:p>
      <text:p text:style-name="P5">                <text:span text:style-name="T19">name</text:span><text:span text:style-name="T15">=</text:span><text:span text:style-name="T12">"founded"</text:span></text:p>
      <text:p text:style-name="P5">                <text:span text:style-name="T19">placeholder</text:span><text:span text:style-name="T15">=</text:span><text:span text:style-name="T12">"Founded..."</text:span><text:span text:style-name="T28">&gt;</text:span></text:p>
      <text:p text:style-name="P63"/>
      <text:p text:style-name="P5">                <text:span text:style-name="T28">&lt;</text:span><text:span text:style-name="T3">input</text:span><text:span text:style-name="T15"> </text:span><text:span text:style-name="T19">type</text:span><text:span text:style-name="T15">=</text:span><text:span text:style-name="T12">"text"</text:span></text:p>
      <text:p text:style-name="P5">                <text:span text:style-name="T19">class</text:span><text:span text:style-name="T15">=</text:span><text:span text:style-name="T12">"block shadow-5xl mb-10 p-2 w-80 </text:span></text:p>
      <text:p text:style-name="P102">                <text:span text:style-name="T15">italic placeholder-gray-400"</text:span></text:p>
      <text:p text:style-name="P5">                <text:span text:style-name="T19">name</text:span><text:span text:style-name="T15">=</text:span><text:span text:style-name="T12">"description"</text:span></text:p>
      <text:p text:style-name="P5">                <text:span text:style-name="T19">placeholder</text:span><text:span text:style-name="T15">=</text:span><text:span text:style-name="T12">"Description..."</text:span><text:span text:style-name="T28">&gt;</text:span></text:p>
      <text:p text:style-name="P63"/>
      <text:p text:style-name="P5">                <text:span text:style-name="T28">&lt;</text:span><text:span text:style-name="T3">button</text:span><text:span text:style-name="T15"> </text:span><text:span text:style-name="T19">type</text:span><text:span text:style-name="T15">=</text:span><text:span text:style-name="T12">"submit"</text:span><text:span text:style-name="T15"> </text:span><text:span text:style-name="T19">class</text:span><text:span text:style-name="T15">=</text:span><text:span text:style-name="T12">"bg-green-500 block shadow-5xl mb-10 p-2 </text:span></text:p>
      <text:p text:style-name="P5"><text:span text:style-name="T11">                </text:span><text:span text:style-name="T12">w-80 uppercase font-bold"</text:span><text:span text:style-name="T28">&gt;</text:span></text:p>
      <text:p text:style-name="P5">                    <text:span text:style-name="T15">Submit</text:span></text:p>
      <text:p text:style-name="P5">                <text:span text:style-name="T28">&lt;/</text:span><text:span text:style-name="T3">button</text:span><text:span text:style-name="T28">&gt;</text:span></text:p>
      <text:p text:style-name="P5">            <text:span text:style-name="T28">&lt;/</text:span><text:span text:style-name="T3">div</text:span><text:span text:style-name="T28">&gt;</text:span></text:p>
      <text:p text:style-name="P5">        <text:span text:style-name="T28">&lt;/</text:span><text:span text:style-name="T3">form</text:span><text:span text:style-name="T28">&gt;</text:span></text:p>
      <text:p text:style-name="P5">    <text:span text:style-name="T28">&lt;/</text:span><text:span text:style-name="T3">div</text:span><text:span text:style-name="T28">&gt;</text:span></text:p>
      <text:p text:style-name="P63"/>
      <text:p text:style-name="P5">    </text:p>
      <text:p text:style-name="P80">@endsection</text:p>
      <text:p text:style-name="P131"/>
      <text:p text:style-name="P131">fatto cio dentro function store bisogna incapsulare il modello dentro una variabile e questa variabile va a popolare la colonna desiderata con una request che raccoglie il dato inserito</text:p>
      <text:p text:style-name="P131"/>
      <text:p text:style-name="P21">    <text:span text:style-name="T3">public</text:span><text:span text:style-name="T15"> </text:span><text:span text:style-name="T3">function</text:span><text:span text:style-name="T15"> </text:span><text:span text:style-name="T9">store</text:span><text:span text:style-name="T15">(</text:span><text:span text:style-name="T24">Request</text:span><text:span text:style-name="T15"> </text:span><text:span text:style-name="T19">$request</text:span><text:span text:style-name="T15">)</text:span></text:p>
      <text:p text:style-name="P5">    <text:span text:style-name="T15">{</text:span></text:p>
      <text:p text:style-name="P5">        <text:span text:style-name="T19">$car</text:span><text:span text:style-name="T15"> = </text:span><text:span text:style-name="T3">new</text:span><text:span text:style-name="T15"> </text:span><text:span text:style-name="T24">Car</text:span><text:span text:style-name="T15">;</text:span></text:p>
      <text:p text:style-name="P5">        <text:span text:style-name="T19">$car</text:span><text:span text:style-name="T15">-&gt;</text:span><text:span text:style-name="T19">name</text:span><text:span text:style-name="T15"> = </text:span><text:span text:style-name="T19">$request</text:span><text:span text:style-name="T15">-&gt;</text:span><text:span text:style-name="T9">input</text:span><text:span text:style-name="T15">(</text:span><text:span text:style-name="T12">'name'</text:span><text:span text:style-name="T15">);</text:span></text:p>
      <text:p text:style-name="P5">        <text:span text:style-name="T19">$car</text:span><text:span text:style-name="T15">-&gt;</text:span><text:span text:style-name="T19">founded</text:span><text:span text:style-name="T15"> = </text:span><text:span text:style-name="T19">$request</text:span><text:span text:style-name="T15">-&gt;</text:span><text:span text:style-name="T9">input</text:span><text:span text:style-name="T15">(</text:span><text:span text:style-name="T12">'founded'</text:span><text:span text:style-name="T15">);</text:span></text:p>
      <text:p text:style-name="P5">        <text:span text:style-name="T19">$car</text:span><text:span text:style-name="T15">-&gt;</text:span><text:span text:style-name="T19">description</text:span><text:span text:style-name="T15"> = </text:span><text:span text:style-name="T19">$request</text:span><text:span text:style-name="T15">-&gt;</text:span><text:span text:style-name="T9">input</text:span><text:span text:style-name="T15">(</text:span><text:span text:style-name="T12">'description'</text:span><text:span text:style-name="T15">);</text:span></text:p>
      <text:p text:style-name="P5">        <text:span text:style-name="T19">$car</text:span><text:span text:style-name="T15">-&gt;</text:span><text:span text:style-name="T9">save</text:span><text:span text:style-name="T15">();</text:span></text:p>
      <text:p text:style-name="P63"/>
      <text:p text:style-name="P5">        <text:span text:style-name="T16">return</text:span><text:span text:style-name="T15"> </text:span><text:span text:style-name="T9">redirect</text:span><text:span text:style-name="T15">(</text:span><text:span text:style-name="T12">'/cars'</text:span><text:span text:style-name="T15">);</text:span></text:p>
      <text:p text:style-name="P5">    <text:span text:style-name="T15">}</text:span></text:p>
      <text:p text:style-name="P131"/>
      <text:p text:style-name="P131">$nomevariabile = new NomeModello;</text:p>
      <text:p text:style-name="P131">$nomevariabile→colonnadapopolare = $request→input(‘nameinput’);</text:p>
      <text:p text:style-name="P131"/>
      <text:p text:style-name="P132">si puó fare anche passando prima dentro al model le colonne che sono compilabili</text:p>
      <text:p text:style-name="P132"/>
      <text:p text:style-name="P54"><text:span text:style-name="T2">protected</text:span> <text:span text:style-name="T18">$fillable</text:span> = [<text:span text:style-name="T11">'name'</text:span>, <text:span text:style-name="T11">'founded'</text:span>, <text:span text:style-name="T11">'description'</text:span>];</text:p>
      <text:p text:style-name="P132">protected $fillable =[‘nomecolonne’,‘nomecolonne’,‘nomecolonne’];</text:p>
      <text:p text:style-name="P132"><text:soft-page-break/></text:p>
      <text:p text:style-name="P132"/>
      <text:p text:style-name="P132"/>
      <text:p text:style-name="P132"/>
      <text:p text:style-name="P132"/>
      <text:p text:style-name="P132"/>
      <text:p text:style-name="P132">e dentro al metodo store incapsulo model dentro variabile con metodo create e al metodo array passo la colonna che deve riempire e con il request raccoglie qaunto inserito dentro input</text:p>
      <text:p text:style-name="P132"/>
      <text:p text:style-name="P22">        <text:span text:style-name="T19">$car</text:span><text:span text:style-name="T15"> = </text:span><text:span text:style-name="T24">Car</text:span><text:span text:style-name="T15">::</text:span><text:span text:style-name="T9">create</text:span><text:span text:style-name="T15">([</text:span></text:p>
      <text:p text:style-name="P5">            <text:span text:style-name="T12">'name'</text:span><text:span text:style-name="T15"> =&gt; </text:span><text:span text:style-name="T19">$request</text:span><text:span text:style-name="T15">-&gt;</text:span><text:span text:style-name="T9">input</text:span><text:span text:style-name="T15">(</text:span><text:span text:style-name="T12">'name'</text:span><text:span text:style-name="T15">),</text:span></text:p>
      <text:p text:style-name="P5">            <text:span text:style-name="T12">'founded'</text:span><text:span text:style-name="T15"> =&gt; </text:span><text:span text:style-name="T19">$request</text:span><text:span text:style-name="T15">-&gt;</text:span><text:span text:style-name="T9">input</text:span><text:span text:style-name="T15">(</text:span><text:span text:style-name="T12">'founded'</text:span><text:span text:style-name="T15">),</text:span></text:p>
      <text:p text:style-name="P5">            <text:span text:style-name="T12">'description'</text:span><text:span text:style-name="T15"> =&gt; </text:span><text:span text:style-name="T19">$request</text:span><text:span text:style-name="T15">-&gt;</text:span><text:span text:style-name="T9">input</text:span><text:span text:style-name="T15">(</text:span><text:span text:style-name="T12">'description'</text:span><text:span text:style-name="T15">)</text:span></text:p>
      <text:p text:style-name="P5">        <text:span text:style-name="T15">]);</text:span></text:p>
      <text:p text:style-name="P132"/>
      <text:p text:style-name="P133">MODIFICARE DATAB<text:span text:style-name="T43">A</text:span>SE</text:p>
      <text:p text:style-name="P133"/>
      <text:p text:style-name="P133">1-dentro metodo edit <text:span text:style-name="T40">dentro variabile incapsulo model a cui passo l’attuale id con metodi find e first concatenati, successivamente passo questa variabile alla blade edit con con with</text:span></text:p>
      <text:p text:style-name="P133"/>
      <text:p text:style-name="P23">    <text:span text:style-name="T3">public</text:span><text:span text:style-name="T15"> </text:span><text:span text:style-name="T3">function</text:span><text:span text:style-name="T15"> </text:span><text:span text:style-name="T9">edit</text:span><text:span text:style-name="T15">(</text:span><text:span text:style-name="T19">$id</text:span><text:span text:style-name="T15">)</text:span></text:p>
      <text:p text:style-name="P5">    <text:span text:style-name="T15">{</text:span></text:p>
      <text:p text:style-name="P5">        <text:span text:style-name="T19">$car</text:span><text:span text:style-name="T15"> = </text:span><text:span text:style-name="T24">Car</text:span><text:span text:style-name="T15">::</text:span><text:span text:style-name="T9">find</text:span><text:span text:style-name="T15">(</text:span><text:span text:style-name="T19">$id</text:span><text:span text:style-name="T15">)-&gt;</text:span><text:span text:style-name="T9">first</text:span><text:span text:style-name="T15">();</text:span></text:p>
      <text:p text:style-name="P63"/>
      <text:p text:style-name="P5">        <text:span text:style-name="T16">return</text:span><text:span text:style-name="T15"> </text:span><text:span text:style-name="T9">view</text:span><text:span text:style-name="T15">(</text:span><text:span text:style-name="T12">'cars.edit'</text:span><text:span text:style-name="T15">)-&gt;</text:span><text:span text:style-name="T9">with</text:span><text:span text:style-name="T15">(</text:span><text:span text:style-name="T12">'car'</text:span><text:span text:style-name="T15">, </text:span><text:span text:style-name="T19">$car</text:span><text:span text:style-name="T15">);</text:span></text:p>
      <text:p text:style-name="P5">    <text:span text:style-name="T15">}</text:span></text:p>
      <text:p text:style-name="P133"/>
      <text:p text:style-name="P134">2-dentro edit al form passo action con id corrispondente a dove ho cliccato, il metodo diventa da post un put e dentro input printo il valore che voglio modificare</text:p>
      <text:p text:style-name="P134"/>
      <text:p text:style-name="P55"><text:span text:style-name="T2">@extends</text:span>(<text:span text:style-name="T11">'layouts.app'</text:span>)</text:p>
      <text:p text:style-name="P63"/>
      <text:p text:style-name="P38"><text:span text:style-name="T2">@section</text:span>(<text:span text:style-name="T11">'content'</text:span>)</text:p>
      <text:p text:style-name="P63"/>
      <text:p text:style-name="P5">    <text:span text:style-name="T28">&lt;</text:span><text:span text:style-name="T3">div</text:span><text:span text:style-name="T15"> </text:span><text:span text:style-name="T19">class</text:span><text:span text:style-name="T15">=</text:span><text:span text:style-name="T12">"m-auto w-4/8 py-24"</text:span><text:span text:style-name="T28">&gt;</text:span></text:p>
      <text:p text:style-name="P5">        <text:span text:style-name="T28">&lt;</text:span><text:span text:style-name="T3">div</text:span><text:span text:style-name="T15"> </text:span><text:span text:style-name="T19">class</text:span><text:span text:style-name="T15">=</text:span><text:span text:style-name="T12">"text-center"</text:span><text:span text:style-name="T28">&gt;</text:span></text:p>
      <text:p text:style-name="P5">            <text:span text:style-name="T28">&lt;</text:span><text:span text:style-name="T3">h1</text:span><text:span text:style-name="T15"> </text:span><text:span text:style-name="T19">class</text:span><text:span text:style-name="T15">=</text:span><text:span text:style-name="T12">"text-5xl uppercase bold"</text:span><text:span text:style-name="T28">&gt;</text:span></text:p>
      <text:p text:style-name="P5">                <text:span text:style-name="T15">Update Car</text:span></text:p>
      <text:p text:style-name="P5">            <text:span text:style-name="T28">&lt;/</text:span><text:span text:style-name="T3">h1</text:span><text:span text:style-name="T28">&gt;</text:span></text:p>
      <text:p text:style-name="P5">        <text:span text:style-name="T28">&lt;/</text:span><text:span text:style-name="T3">div</text:span><text:span text:style-name="T28">&gt;</text:span></text:p>
      <text:p text:style-name="P5">    <text:span text:style-name="T28">&lt;/</text:span><text:span text:style-name="T3">div</text:span><text:span text:style-name="T28">&gt;</text:span></text:p>
      <text:p text:style-name="P63"/>
      <text:p text:style-name="P5">    <text:span text:style-name="T28">&lt;</text:span><text:span text:style-name="T3">div</text:span><text:span text:style-name="T15"> </text:span><text:span text:style-name="T19">class</text:span><text:span text:style-name="T15">=</text:span><text:span text:style-name="T12">"flex justify-center pt-20"</text:span><text:span text:style-name="T28">&gt;</text:span></text:p>
      <text:p text:style-name="P5">        <text:span text:style-name="T28">&lt;</text:span><text:span text:style-name="T3">form</text:span><text:span text:style-name="T15"> </text:span><text:span text:style-name="T19">action</text:span><text:span text:style-name="T15">=</text:span><text:span text:style-name="T12">"/cars/</text:span><text:span text:style-name="T9">{{</text:span><text:span text:style-name="T12"> </text:span><text:span text:style-name="T19">$car</text:span><text:span text:style-name="T15">-&gt;</text:span><text:span text:style-name="T19">id</text:span><text:span text:style-name="T12"> </text:span><text:span text:style-name="T9">}}</text:span><text:span text:style-name="T12">"</text:span><text:span text:style-name="T15"> </text:span><text:span text:style-name="T19">method</text:span><text:span text:style-name="T15">=</text:span><text:span text:style-name="T12">"POST"</text:span><text:span text:style-name="T28">&gt;</text:span></text:p>
      <text:p text:style-name="P5">            <text:span text:style-name="T3">@csrf</text:span></text:p>
      <text:p text:style-name="P5">            <text:span text:style-name="T3">@method</text:span><text:span text:style-name="T15">(</text:span><text:span text:style-name="T12">'PUT'</text:span><text:span text:style-name="T15">)</text:span></text:p>
      <text:p text:style-name="P5">            <text:span text:style-name="T28">&lt;</text:span><text:span text:style-name="T3">div</text:span><text:span text:style-name="T15"> </text:span><text:span text:style-name="T19">class</text:span><text:span text:style-name="T15">=</text:span><text:span text:style-name="T12">"block"</text:span><text:span text:style-name="T28">&gt;</text:span></text:p>
      <text:p text:style-name="P5">                <text:span text:style-name="T28">&lt;</text:span><text:span text:style-name="T3">input</text:span><text:span text:style-name="T15"> </text:span><text:span text:style-name="T19">type</text:span><text:span text:style-name="T15">=</text:span><text:span text:style-name="T12">"text"</text:span></text:p>
      <text:p text:style-name="P5">                <text:span text:style-name="T19">class</text:span><text:span text:style-name="T15">=</text:span><text:span text:style-name="T12">"block shadow-5xl mb-10 p-2 w-80 </text:span></text:p>
      <text:p text:style-name="P102">                <text:span text:style-name="T15">italic placeholder-gray-400"</text:span></text:p>
      <text:p text:style-name="P5">                <text:span text:style-name="T19">name</text:span><text:span text:style-name="T15">=</text:span><text:span text:style-name="T12">"name"</text:span></text:p>
      <text:p text:style-name="P5"><text:soft-page-break/>                <text:span text:style-name="T19">value</text:span><text:span text:style-name="T15">=</text:span><text:span text:style-name="T12">"</text:span><text:span text:style-name="T9">{{</text:span><text:span text:style-name="T12"> </text:span><text:span text:style-name="T19">$car</text:span><text:span text:style-name="T15">-&gt;</text:span><text:span text:style-name="T19">name</text:span><text:span text:style-name="T12"> </text:span><text:span text:style-name="T9">}}</text:span><text:span text:style-name="T12">"</text:span><text:span text:style-name="T28">&gt;</text:span></text:p>
      <text:p text:style-name="P63"/>
      <text:p text:style-name="P5">                <text:span text:style-name="T28">&lt;</text:span><text:span text:style-name="T3">input</text:span><text:span text:style-name="T15"> </text:span><text:span text:style-name="T19">type</text:span><text:span text:style-name="T15">=</text:span><text:span text:style-name="T12">"text"</text:span></text:p>
      <text:p text:style-name="P5">                <text:span text:style-name="T19">class</text:span><text:span text:style-name="T15">=</text:span><text:span text:style-name="T12">"block shadow-5xl mb-10 p-2 w-80 </text:span></text:p>
      <text:p text:style-name="P102">                <text:span text:style-name="T15">italic placeholder-gray-400"</text:span></text:p>
      <text:p text:style-name="P5">                <text:span text:style-name="T19">name</text:span><text:span text:style-name="T15">=</text:span><text:span text:style-name="T12">"founded"</text:span></text:p>
      <text:p text:style-name="P5">                <text:span text:style-name="T19">value</text:span><text:span text:style-name="T15">=</text:span><text:span text:style-name="T12">"</text:span><text:span text:style-name="T9">{{</text:span><text:span text:style-name="T12"> </text:span><text:span text:style-name="T19">$car</text:span><text:span text:style-name="T15">-&gt;</text:span><text:span text:style-name="T19">founded</text:span><text:span text:style-name="T12"> </text:span><text:span text:style-name="T9">}}</text:span><text:span text:style-name="T12">"</text:span><text:span text:style-name="T28">&gt;</text:span></text:p>
      <text:p text:style-name="P63"/>
      <text:p text:style-name="P5">                <text:span text:style-name="T28">&lt;</text:span><text:span text:style-name="T3">input</text:span><text:span text:style-name="T15"> </text:span><text:span text:style-name="T19">type</text:span><text:span text:style-name="T15">=</text:span><text:span text:style-name="T12">"text"</text:span></text:p>
      <text:p text:style-name="P5">                <text:span text:style-name="T19">class</text:span><text:span text:style-name="T15">=</text:span><text:span text:style-name="T12">"block shadow-5xl mb-10 p-2 w-80 </text:span></text:p>
      <text:p text:style-name="P102">                <text:span text:style-name="T15">italic placeholder-gray-400"</text:span></text:p>
      <text:p text:style-name="P5">                <text:span text:style-name="T19">name</text:span><text:span text:style-name="T15">=</text:span><text:span text:style-name="T12">"description"</text:span></text:p>
      <text:p text:style-name="P5">                <text:span text:style-name="T19">value</text:span><text:span text:style-name="T15">=</text:span><text:span text:style-name="T12">"</text:span><text:span text:style-name="T9">{{</text:span><text:span text:style-name="T12"> </text:span><text:span text:style-name="T19">$car</text:span><text:span text:style-name="T15">-&gt;</text:span><text:span text:style-name="T19">description</text:span><text:span text:style-name="T12"> </text:span><text:span text:style-name="T9">}}</text:span><text:span text:style-name="T12">"</text:span><text:span text:style-name="T28">&gt;</text:span></text:p>
      <text:p text:style-name="P63"/>
      <text:p text:style-name="P5">                <text:span text:style-name="T28">&lt;</text:span><text:span text:style-name="T3">button</text:span><text:span text:style-name="T15"> </text:span><text:span text:style-name="T19">type</text:span><text:span text:style-name="T15">=</text:span><text:span text:style-name="T12">"submit"</text:span><text:span text:style-name="T15"> </text:span><text:span text:style-name="T19">class</text:span><text:span text:style-name="T15">=</text:span><text:span text:style-name="T12">"bg-green-500 block shadow-5xl mb-10 p-2 </text:span></text:p>
      <text:p text:style-name="P5"><text:span text:style-name="T11">                </text:span><text:span text:style-name="T12">w-80 uppercase font-bold"</text:span><text:span text:style-name="T28">&gt;</text:span></text:p>
      <text:p text:style-name="P5">                    <text:span text:style-name="T15">Submit</text:span></text:p>
      <text:p text:style-name="P5">                <text:span text:style-name="T28">&lt;/</text:span><text:span text:style-name="T3">button</text:span><text:span text:style-name="T28">&gt;</text:span></text:p>
      <text:p text:style-name="P5">            <text:span text:style-name="T28">&lt;/</text:span><text:span text:style-name="T3">div</text:span><text:span text:style-name="T28">&gt;</text:span></text:p>
      <text:p text:style-name="P5">        <text:span text:style-name="T28">&lt;/</text:span><text:span text:style-name="T3">form</text:span><text:span text:style-name="T28">&gt;</text:span></text:p>
      <text:p text:style-name="P5">    <text:span text:style-name="T28">&lt;/</text:span><text:span text:style-name="T3">div</text:span><text:span text:style-name="T28">&gt;</text:span></text:p>
      <text:p text:style-name="P63"/>
      <text:p text:style-name="P5">    </text:p>
      <text:p text:style-name="P80">@endsection</text:p>
      <text:p text:style-name="P135"/>
      <text:p text:style-name="P135">3-dentro index blade creo pagina link che porta a pagina edit con id in base a dove ho cliccato</text:p>
      <text:p text:style-name="P135"/>
      <text:p text:style-name="P56"><text:span text:style-name="T27">&lt;</text:span><text:span text:style-name="T2">a</text:span> <text:span text:style-name="T18">href</text:span>=<text:span text:style-name="T11">"cars/</text:span><text:span text:style-name="T8">{{</text:span><text:span text:style-name="T11"> </text:span><text:span text:style-name="T18">$car</text:span>-&gt;<text:span text:style-name="T18">id</text:span><text:span text:style-name="T11"> </text:span><text:span text:style-name="T8">}}</text:span><text:span text:style-name="T11">/edit"&lt;/</text:span><text:span text:style-name="T14">a&gt;</text:span></text:p>
      <text:p text:style-name="P135"/>
      <text:p text:style-name="P136">CANCELLARE ELEMENTI DA DATABASE</text:p>
      <text:p text:style-name="P136"/>
      <text:p text:style-name="P24">    <text:span text:style-name="T3">public</text:span><text:span text:style-name="T15"> </text:span><text:span text:style-name="T3">function</text:span><text:span text:style-name="T15"> </text:span><text:span text:style-name="T9">destroy</text:span><text:span text:style-name="T15">(</text:span><text:span text:style-name="T19">$id</text:span><text:span text:style-name="T15">)</text:span></text:p>
      <text:p text:style-name="P5">    <text:span text:style-name="T15">{</text:span></text:p>
      <text:p text:style-name="P5">        <text:span text:style-name="T19">$car</text:span><text:span text:style-name="T15"> = </text:span><text:span text:style-name="T24">Car</text:span><text:span text:style-name="T15">::</text:span><text:span text:style-name="T9">find</text:span><text:span text:style-name="T15">(</text:span><text:span text:style-name="T19">$id</text:span><text:span text:style-name="T15">)-&gt;</text:span><text:span text:style-name="T9">first</text:span><text:span text:style-name="T15">();</text:span></text:p>
      <text:p text:style-name="P63"/>
      <text:p text:style-name="P5">        <text:span text:style-name="T19">$car</text:span><text:span text:style-name="T15">-&gt;</text:span><text:span text:style-name="T9">delete</text:span><text:span text:style-name="T15">();</text:span></text:p>
      <text:p text:style-name="P63"/>
      <text:p text:style-name="P5">        <text:span text:style-name="T16">return</text:span><text:span text:style-name="T15"> </text:span><text:span text:style-name="T9">redirect</text:span><text:span text:style-name="T15">(</text:span><text:span text:style-name="T12">'/cars'</text:span><text:span text:style-name="T15">);</text:span></text:p>
      <text:p text:style-name="P5">    <text:span text:style-name="T15">}</text:span></text:p>
      <text:p text:style-name="P136"><text:s/></text:p>
      <text:p text:style-name="P136">Dentro metodo destroy chiamo id su cui mi trovo e lo cancello con delete,</text:p>
      <text:p text:style-name="P136"/>
      <text:p text:style-name="P24">    <text:span text:style-name="T3">public</text:span><text:span text:style-name="T15"> </text:span><text:span text:style-name="T3">function</text:span><text:span text:style-name="T15"> </text:span><text:span text:style-name="T9">destroy</text:span><text:span text:style-name="T15">(</text:span><text:span text:style-name="T24">Car</text:span><text:span text:style-name="T15"> </text:span><text:span text:style-name="T19">$car</text:span><text:span text:style-name="T15">)</text:span></text:p>
      <text:p text:style-name="P5">    <text:span text:style-name="T15">{</text:span></text:p>
      <text:p text:style-name="P5">        <text:span text:style-name="T19">$car</text:span><text:span text:style-name="T15">-&gt;</text:span><text:span text:style-name="T9">delete</text:span><text:span text:style-name="T15">();</text:span></text:p>
      <text:p text:style-name="P63"/>
      <text:p text:style-name="P5">        <text:span text:style-name="T16">return</text:span><text:span text:style-name="T15"> </text:span><text:span text:style-name="T9">redirect</text:span><text:span text:style-name="T15">(</text:span><text:span text:style-name="T12">'/cars'</text:span><text:span text:style-name="T15">);</text:span></text:p>
      <text:p text:style-name="P5">    <text:span text:style-name="T15">}</text:span></text:p>
      <text:p text:style-name="P136"/>
      <text:p text:style-name="P137">si puó anche fare passando al metodo destroy model e variabile che stiamo cancellando</text:p>
      <text:p text:style-name="P136"/>
      <text:p text:style-name="P136"><text:soft-page-break/>dentro a index blade passo form con action su current id e metodo delete</text:p>
      <text:p text:style-name="P136"/>
      <text:p text:style-name="P24">                <text:span text:style-name="T28">&lt;</text:span><text:span text:style-name="T3">form</text:span><text:span text:style-name="T15"> </text:span><text:span text:style-name="T19">class</text:span><text:span text:style-name="T15">=</text:span><text:span text:style-name="T12">"pt-3"</text:span><text:span text:style-name="T15"> </text:span></text:p>
      <text:p text:style-name="P5">                <text:span text:style-name="T19">action</text:span><text:span text:style-name="T15">=</text:span><text:span text:style-name="T12">"/cars/</text:span><text:span text:style-name="T9">{{</text:span><text:span text:style-name="T12"> </text:span><text:span text:style-name="T19">$car</text:span><text:span text:style-name="T15">-&gt;</text:span><text:span text:style-name="T19">id</text:span><text:span text:style-name="T12"> </text:span><text:span text:style-name="T9">}}</text:span><text:span text:style-name="T12">"</text:span></text:p>
      <text:p text:style-name="P5">                <text:span text:style-name="T19">method</text:span><text:span text:style-name="T15">=</text:span><text:span text:style-name="T12">"POST"</text:span><text:span text:style-name="T28">&gt;</text:span></text:p>
      <text:p text:style-name="P5">                    <text:span text:style-name="T3">@csrf</text:span></text:p>
      <text:p text:style-name="P5">                    <text:span text:style-name="T3">@method</text:span><text:span text:style-name="T15">(</text:span><text:span text:style-name="T12">'delete'</text:span><text:span text:style-name="T15">)</text:span></text:p>
      <text:p text:style-name="P5">                    <text:span text:style-name="T28">&lt;</text:span><text:span text:style-name="T3">button</text:span><text:span text:style-name="T15"> </text:span><text:span text:style-name="T19">type</text:span><text:span text:style-name="T15">=</text:span><text:span text:style-name="T12">"submit"</text:span></text:p>
      <text:p text:style-name="P5">                    <text:span text:style-name="T19">class</text:span><text:span text:style-name="T15">=</text:span><text:span text:style-name="T12">"border-b-2 pb-2 border-dotted italic text-red-500"</text:span><text:span text:style-name="T28">&gt;</text:span></text:p>
      <text:p text:style-name="P5">                    <text:span text:style-name="T15">Delete </text:span><text:span text:style-name="T3">&amp;rarr;</text:span></text:p>
      <text:p text:style-name="P5">                    <text:span text:style-name="T28">&lt;/</text:span><text:span text:style-name="T3">button</text:span><text:span text:style-name="T28">&gt;</text:span></text:p>
      <text:p text:style-name="P5">                <text:span text:style-name="T28">&lt;/</text:span><text:span text:style-name="T3">form</text:span><text:span text:style-name="T28">&gt;</text:span></text:p>
      <text:p text:style-name="P136"/>
      <text:p text:style-name="P138">CONVERTIRE O<text:span text:style-name="T41">BJECT</text:span> IN ARRAY</text:p>
      <text:p text:style-name="P138"/>
      <text:p text:style-name="P25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</text:span></text:p>
      <text:p text:style-name="P5">    <text:span text:style-name="T15">{</text:span></text:p>
      <text:p text:style-name="P5">        </text:p>
      <text:p text:style-name="P5">        <text:span text:style-name="T19">$cars</text:span><text:span text:style-name="T15"> = </text:span><text:span text:style-name="T24">Car</text:span><text:span text:style-name="T15">::</text:span><text:span text:style-name="T9">all</text:span><text:span text:style-name="T15">()-&gt;</text:span><text:span text:style-name="T9">toArray</text:span><text:span text:style-name="T15">();</text:span></text:p>
      <text:p text:style-name="P5">        </text:p>
      <text:p text:style-name="P5">        <text:span text:style-name="T16">return</text:span><text:span text:style-name="T15"> </text:span><text:span text:style-name="T9">view</text:span><text:span text:style-name="T15">(</text:span><text:span text:style-name="T12">'cars.index'</text:span><text:span text:style-name="T15">, [</text:span></text:p>
      <text:p text:style-name="P5">            <text:span text:style-name="T12">'cars'</text:span><text:span text:style-name="T15"> =&gt; </text:span><text:span text:style-name="T19">$cars</text:span></text:p>
      <text:p text:style-name="P5">        <text:span text:style-name="T15">]);</text:span></text:p>
      <text:p text:style-name="P5">    <text:span text:style-name="T15">}</text:span></text:p>
      <text:p text:style-name="P138"/>
      <text:p text:style-name="P139">con il metodo toArray converto <text:span text:style-name="T42">object in array</text:span></text:p>
      <text:p text:style-name="P139"/>
      <text:p text:style-name="P140">convertire in json</text:p>
      <text:p text:style-name="P140"/>
      <text:p text:style-name="P26">    <text:span text:style-name="T3">public</text:span><text:span text:style-name="T15"> </text:span><text:span text:style-name="T3">function</text:span><text:span text:style-name="T15"> </text:span><text:span text:style-name="T9">index</text:span><text:span text:style-name="T15">()</text:span></text:p>
      <text:p text:style-name="P5">    <text:span text:style-name="T15">{</text:span></text:p>
      <text:p text:style-name="P5">        </text:p>
      <text:p text:style-name="P5">        <text:span text:style-name="T19">$cars</text:span><text:span text:style-name="T15"> = </text:span><text:span text:style-name="T24">Car</text:span><text:span text:style-name="T15">::</text:span><text:span text:style-name="T9">all</text:span><text:span text:style-name="T15">()-&gt;</text:span><text:span text:style-name="T9">toJson</text:span><text:span text:style-name="T15">();</text:span></text:p>
      <text:p text:style-name="P5">        <text:span text:style-name="T19">$cars</text:span><text:span text:style-name="T15"> = </text:span><text:span text:style-name="T9">json_decode</text:span><text:span text:style-name="T15">(</text:span><text:span text:style-name="T19">$cars</text:span><text:span text:style-name="T15">);</text:span></text:p>
      <text:p text:style-name="P5">        </text:p>
      <text:p text:style-name="P5">        <text:span text:style-name="T16">return</text:span><text:span text:style-name="T15"> </text:span><text:span text:style-name="T9">view</text:span><text:span text:style-name="T15">(</text:span><text:span text:style-name="T12">'cars.index'</text:span><text:span text:style-name="T15">, [</text:span></text:p>
      <text:p text:style-name="P5">            <text:span text:style-name="T12">'cars'</text:span><text:span text:style-name="T15"> =&gt; </text:span><text:span text:style-name="T19">$cars</text:span></text:p>
      <text:p text:style-name="P5">        <text:span text:style-name="T15">]);</text:span></text:p>
      <text:p text:style-name="P5">    <text:span text:style-name="T15">}</text:span></text:p>
      <text:p text:style-name="P140"/>
      <text:p text:style-name="P142">Tabelle database multiple</text:p>
      <text:p text:style-name="P142"/>
      <text:p text:style-name="P142">Dentro la migrations creo nuova tabella</text:p>
      <text:p text:style-name="P142"/>
      <text:p text:style-name="P92">&lt;?php</text:p>
      <text:p text:style-name="P63"/>
      <text:p text:style-name="P38"><text:span text:style-name="T2">use</text:span> Illuminate\Database\Migrations\<text:span text:style-name="T23">Migration</text:span>;</text:p>
      <text:p text:style-name="P38"><text:span text:style-name="T2">use</text:span> Illuminate\Database\Schema\<text:span text:style-name="T23">Blueprint</text:span>;</text:p>
      <text:p text:style-name="P38"><text:span text:style-name="T2">use</text:span> Illuminate\Support\Facades\<text:span text:style-name="T23">Schema</text:span>;</text:p>
      <text:p text:style-name="P63"/>
      <text:p text:style-name="P38"><text:span text:style-name="T2">class</text:span> <text:span text:style-name="T23">CreateCarsTable</text:span> <text:span text:style-name="T2">extends</text:span> <text:span text:style-name="T23">Migration</text:span></text:p>
      <text:p text:style-name="P38"><text:soft-page-break/>{</text:p>
      <text:p text:style-name="P5">    <text:span text:style-name="T22">/**</text:span></text:p>
      <text:p text:style-name="P69">     <text:span text:style-name="T15">* Run the migrations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void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up</text:span><text:span text:style-name="T15">()</text:span></text:p>
      <text:p text:style-name="P5">    <text:span text:style-name="T15">{</text:span></text:p>
      <text:p text:style-name="P5">        <text:span text:style-name="T24">Schema</text:span><text:span text:style-name="T15">::</text:span><text:span text:style-name="T9">create</text:span><text:span text:style-name="T15">(</text:span><text:span text:style-name="T12">'cars'</text:span><text:span text:style-name="T15">, </text:span><text:span text:style-name="T3">function</text:span><text:span text:style-name="T15"> (</text:span><text:span text:style-name="T24">Blueprint</text:span><text:span text:style-name="T15"> </text:span><text:span text:style-name="T19">$table</text:span><text:span text:style-name="T15">) {</text:span></text:p>
      <text:p text:style-name="P5">            <text:span text:style-name="T19">$table</text:span><text:span text:style-name="T15">-&gt;</text:span><text:span text:style-name="T9">increments</text:span><text:span text:style-name="T15">(</text:span><text:span text:style-name="T12">'id'</text:span><text:span text:style-name="T15">);</text:span></text:p>
      <text:p text:style-name="P5">            <text:span text:style-name="T19">$table</text:span><text:span text:style-name="T15">-&gt;</text:span><text:span text:style-name="T9">string</text:span><text:span text:style-name="T15">(</text:span><text:span text:style-name="T12">'name'</text:span><text:span text:style-name="T15">);</text:span></text:p>
      <text:p text:style-name="P5">            <text:span text:style-name="T19">$table</text:span><text:span text:style-name="T15">-&gt;</text:span><text:span text:style-name="T9">integer</text:span><text:span text:style-name="T15">(</text:span><text:span text:style-name="T12">'founded'</text:span><text:span text:style-name="T15">);</text:span></text:p>
      <text:p text:style-name="P5">            <text:span text:style-name="T19">$table</text:span><text:span text:style-name="T15">-&gt;</text:span><text:span text:style-name="T9">longText</text:span><text:span text:style-name="T15">(</text:span><text:span text:style-name="T12">'description'</text:span><text:span text:style-name="T15">);</text:span></text:p>
      <text:p text:style-name="P5">            <text:span text:style-name="T19">$table</text:span><text:span text:style-name="T15">-&gt;</text:span><text:span text:style-name="T9">timestamps</text:span><text:span text:style-name="T15">();</text:span></text:p>
      <text:p text:style-name="P5">        <text:span text:style-name="T15">});</text:span></text:p>
      <text:p text:style-name="P63"/>
      <text:p text:style-name="P5">        <text:span text:style-name="T24">Schema</text:span><text:span text:style-name="T15">::</text:span><text:span text:style-name="T9">create</text:span><text:span text:style-name="T15">(</text:span><text:span text:style-name="T12">'cars_models'</text:span><text:span text:style-name="T15">, </text:span><text:span text:style-name="T3">function</text:span><text:span text:style-name="T15"> (</text:span><text:span text:style-name="T24">Blueprint</text:span><text:span text:style-name="T15"> </text:span><text:span text:style-name="T19">$table</text:span><text:span text:style-name="T15">) {</text:span></text:p>
      <text:p text:style-name="P5">            <text:span text:style-name="T19">$table</text:span><text:span text:style-name="T15">-&gt;</text:span><text:span text:style-name="T9">increments</text:span><text:span text:style-name="T15">(</text:span><text:span text:style-name="T12">'id'</text:span><text:span text:style-name="T15">);</text:span></text:p>
      <text:p text:style-name="P5">            <text:span text:style-name="T19">$table</text:span><text:span text:style-name="T15">-&gt;</text:span><text:span text:style-name="T9">unsignedInteger</text:span><text:span text:style-name="T15">(</text:span><text:span text:style-name="T12">'car_id'</text:span><text:span text:style-name="T15">);</text:span></text:p>
      <text:p text:style-name="P5">            <text:span text:style-name="T19">$table</text:span><text:span text:style-name="T15">-&gt;</text:span><text:span text:style-name="T9">string</text:span><text:span text:style-name="T15">(</text:span><text:span text:style-name="T12">'model_name'</text:span><text:span text:style-name="T15">);</text:span></text:p>
      <text:p text:style-name="P5">            <text:span text:style-name="T19">$table</text:span><text:span text:style-name="T15">-&gt;</text:span><text:span text:style-name="T9">timestamps</text:span><text:span text:style-name="T15">();</text:span></text:p>
      <text:p text:style-name="P5">            <text:span text:style-name="T19">$table</text:span><text:span text:style-name="T15">-&gt;</text:span><text:span text:style-name="T9">foreign</text:span><text:span text:style-name="T15">(</text:span><text:span text:style-name="T12">'car_id'</text:span><text:span text:style-name="T15">)</text:span></text:p>
      <text:p text:style-name="P5">                   <text:span text:style-name="T15">-&gt;</text:span><text:span text:style-name="T9">references</text:span><text:span text:style-name="T15">(</text:span><text:span text:style-name="T12">'id'</text:span><text:span text:style-name="T15">)</text:span></text:p>
      <text:p text:style-name="P5">                   <text:span text:style-name="T15">-&gt;</text:span><text:span text:style-name="T9">on</text:span><text:span text:style-name="T15">(</text:span><text:span text:style-name="T12">'cars'</text:span><text:span text:style-name="T15">)</text:span></text:p>
      <text:p text:style-name="P5">                   <text:span text:style-name="T15">-&gt;</text:span><text:span text:style-name="T9">onDelete</text:span><text:span text:style-name="T15">(</text:span><text:span text:style-name="T12">'cascade'</text:span><text:span text:style-name="T15">);</text:span></text:p>
      <text:p text:style-name="P5">        <text:span text:style-name="T15">});</text:span></text:p>
      <text:p text:style-name="P5">    <text:span text:style-name="T15">}</text:span></text:p>
      <text:p text:style-name="P63"/>
      <text:p text:style-name="P5">    <text:span text:style-name="T22">/**</text:span></text:p>
      <text:p text:style-name="P69">     <text:span text:style-name="T15">* Reverse the migrations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void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down</text:span><text:span text:style-name="T15">()</text:span></text:p>
      <text:p text:style-name="P5">    <text:span text:style-name="T15">{</text:span></text:p>
      <text:p text:style-name="P5">        <text:span text:style-name="T24">Schema</text:span><text:span text:style-name="T15">::</text:span><text:span text:style-name="T9">dropIfExists</text:span><text:span text:style-name="T15">(</text:span><text:span text:style-name="T12">'cars'</text:span><text:span text:style-name="T15">);</text:span></text:p>
      <text:p text:style-name="P5">    <text:span text:style-name="T15">}</text:span></text:p>
      <text:p text:style-name="P38">}</text:p>
      <text:p text:style-name="P142"/>
      <text:p text:style-name="P142">nel secondo schema create definisco dentro le prime virgolette il nome della tabella cars_model in questo caso e nella table foreign definisco che il mio car_id equivale al id della tabella cars e che posso eliminarlo con metodo cascade</text:p>
      <text:p text:style-name="P142"/>
      <text:p text:style-name="P143">per rendere effettive prima lancio </text:p>
      <text:p text:style-name="P143">php artisan migrate:rollback</text:p>
      <text:p text:style-name="P143">php artisan migrate</text:p>
      <text:p text:style-name="P143"/>
      <text:p text:style-name="P144">Inserire <text:span text:style-name="T44">colonna manualmente dentro db</text:span></text:p>
      <text:p text:style-name="P144"/>
      <text:p text:style-name="P145">INSERT INTO <text:span text:style-name="T44">nometable</text:span>(n<text:span text:style-name="T44">omecolonna</text:span>,n<text:span text:style-name="T44">omecolonna</text:span>,n<text:span text:style-name="T44">omecolonna</text:span>) VALUES('<text:span text:style-name="T44">valoridainserire</text:span>','<text:span text:style-name="T44">valoridainserire</text:span>','<text:span text:style-name="T44">valoridainserire</text:span>');</text:p>
      <text:p text:style-name="P146"><text:soft-page-break/>dopo migrations creiamo nuovo model per la nuova table</text:p>
      <text:p text:style-name="P146"/>
      <text:p text:style-name="P146">php artisan make:model NomeModel (es.esercizio CarModel)</text:p>
      <text:p text:style-name="P146"/>
      <text:p text:style-name="P146">dopodiché vado dentro al model della prima table e devo mandare i dati giusti <text:s/>dentro il nuovo model quindi dentro car.php</text:p>
      <text:p text:style-name="P146"/>
      <text:p text:style-name="P93">&lt;?php</text:p>
      <text:p text:style-name="P63"/>
      <text:p text:style-name="P38"><text:span text:style-name="T2">namespace</text:span> <text:span text:style-name="T23">App\Models</text:span>;</text:p>
      <text:p text:style-name="P63"/>
      <text:p text:style-name="P38"><text:span text:style-name="T2">use</text:span> Illuminate\Database\Eloquent\Factories\<text:span text:style-name="T23">HasFactory</text:span>;</text:p>
      <text:p text:style-name="P38"><text:span text:style-name="T2">use</text:span> Illuminate\Database\Eloquent\<text:span text:style-name="T23">Model</text:span>;</text:p>
      <text:p text:style-name="P63"/>
      <text:p text:style-name="P38"><text:span text:style-name="T2">class</text:span> <text:span text:style-name="T23">Car</text:span> <text:span text:style-name="T2">extends</text:span> <text:span text:style-name="T23">Model</text:span></text:p>
      <text:p text:style-name="P38">{</text:p>
      <text:p text:style-name="P5">    <text:span text:style-name="T3">use</text:span><text:span text:style-name="T15"> </text:span><text:span text:style-name="T24">HasFactory</text:span><text:span text:style-name="T15">;</text:span></text:p>
      <text:p text:style-name="P63"/>
      <text:p text:style-name="P5">    <text:span text:style-name="T3">public</text:span><text:span text:style-name="T15"> </text:span><text:span text:style-name="T19">$table</text:span><text:span text:style-name="T15"> = </text:span><text:span text:style-name="T12">'cars'</text:span><text:span text:style-name="T15">;</text:span></text:p>
      <text:p text:style-name="P63"/>
      <text:p text:style-name="P5">    <text:span text:style-name="T3">public</text:span><text:span text:style-name="T15"> </text:span><text:span text:style-name="T19">$primaryKey</text:span><text:span text:style-name="T15"> = </text:span><text:span text:style-name="T12">'id'</text:span><text:span text:style-name="T15">;</text:span></text:p>
      <text:p text:style-name="P63"/>
      <text:p text:style-name="P5">    <text:span text:style-name="T3">protected</text:span><text:span text:style-name="T15"> </text:span><text:span text:style-name="T19">$fillable</text:span><text:span text:style-name="T15"> = [</text:span><text:span text:style-name="T12">'name'</text:span><text:span text:style-name="T15">, </text:span><text:span text:style-name="T12">'founded'</text:span><text:span text:style-name="T15">, </text:span><text:span text:style-name="T12">'description'</text:span><text:span text:style-name="T15">];</text:span></text:p>
      <text:p text:style-name="P63"/>
      <text:p text:style-name="P5">    <text:span text:style-name="T3">public</text:span><text:span text:style-name="T15"> </text:span><text:span text:style-name="T3">function</text:span><text:span text:style-name="T15"> </text:span><text:span text:style-name="T9">carModels</text:span><text:span text:style-name="T15">()</text:span></text:p>
      <text:p text:style-name="P5">    <text:span text:style-name="T15">{</text:span></text:p>
      <text:p text:style-name="P5">        <text:span text:style-name="T16">return</text:span><text:span text:style-name="T15"> </text:span><text:span text:style-name="T3">$this</text:span><text:span text:style-name="T15">-&gt;</text:span><text:span text:style-name="T9">hasMany</text:span><text:span text:style-name="T15">(</text:span><text:span text:style-name="T24">CarModel</text:span><text:span text:style-name="T15">::</text:span><text:span text:style-name="T3">class</text:span><text:span text:style-name="T15">);</text:span></text:p>
      <text:p text:style-name="P5">    <text:span text:style-name="T15">}</text:span></text:p>
      <text:p text:style-name="P38">}</text:p>
      <text:p text:style-name="P146"/>
      <text:p text:style-name="P146">creo una funzione carModels che ritorna tramite il metodo hasmany il secondo model creato quindi CarModel</text:p>
      <text:p text:style-name="P146"/>
      <text:p text:style-name="P146">Dentro a model creato CarModel</text:p>
      <text:p text:style-name="P93">&lt;?php</text:p>
      <text:p text:style-name="P63"/>
      <text:p text:style-name="P38"><text:span text:style-name="T2">namespace</text:span> <text:span text:style-name="T23">App\Models</text:span>;</text:p>
      <text:p text:style-name="P63"/>
      <text:p text:style-name="P38"><text:span text:style-name="T2">use</text:span> Illuminate\Database\Eloquent\Factories\<text:span text:style-name="T23">HasFactory</text:span>;</text:p>
      <text:p text:style-name="P38"><text:span text:style-name="T2">use</text:span> Illuminate\Database\Eloquent\<text:span text:style-name="T23">Model</text:span>;</text:p>
      <text:p text:style-name="P63"/>
      <text:p text:style-name="P38"><text:span text:style-name="T2">class</text:span> <text:span text:style-name="T23">CarModel</text:span> <text:span text:style-name="T2">extends</text:span> <text:span text:style-name="T23">Model</text:span></text:p>
      <text:p text:style-name="P38">{</text:p>
      <text:p text:style-name="P5">    <text:span text:style-name="T3">use</text:span><text:span text:style-name="T15"> </text:span><text:span text:style-name="T24">HasFactory</text:span><text:span text:style-name="T15">;</text:span></text:p>
      <text:p text:style-name="P63"/>
      <text:p text:style-name="P5">    <text:span text:style-name="T3">public</text:span><text:span text:style-name="T15"> </text:span><text:span text:style-name="T19">$table</text:span><text:span text:style-name="T15"> = </text:span><text:span text:style-name="T12">'cars_models'</text:span><text:span text:style-name="T15">;</text:span></text:p>
      <text:p text:style-name="P63"/>
      <text:p text:style-name="P5">    <text:span text:style-name="T3">public</text:span><text:span text:style-name="T15"> </text:span><text:span text:style-name="T19">$primaryKey</text:span><text:span text:style-name="T15"> = </text:span><text:span text:style-name="T12">'id'</text:span><text:span text:style-name="T15">;</text:span></text:p>
      <text:p text:style-name="P63"/>
      <text:p text:style-name="P5">    <text:span text:style-name="T22">// A car model belongs to a car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car</text:span><text:span text:style-name="T15">()</text:span></text:p>
      <text:p text:style-name="P5"><text:soft-page-break/>    <text:span text:style-name="T15">{</text:span></text:p>
      <text:p text:style-name="P5">        <text:span text:style-name="T16">return</text:span><text:span text:style-name="T15"> </text:span><text:span text:style-name="T3">$this</text:span><text:span text:style-name="T15">-&gt;</text:span><text:span text:style-name="T9">belongsTo</text:span><text:span text:style-name="T15">(</text:span><text:span text:style-name="T24">Car</text:span><text:span text:style-name="T15">::</text:span><text:span text:style-name="T3">class</text:span><text:span text:style-name="T15">);</text:span></text:p>
      <text:p text:style-name="P5">    <text:span text:style-name="T15">}</text:span></text:p>
      <text:p text:style-name="P38">}</text:p>
      <text:p text:style-name="P146"/>
      <text:p text:style-name="P147">definisco table con cui interagisce e primarykey, con la funzione car ritorno il carmodel con metodo belongsTo</text:p>
      <text:p text:style-name="P147"/>
      <text:p text:style-name="P147">dentro show metodo di controller</text:p>
      <text:p text:style-name="P147"/>
      <text:p text:style-name="P28">    <text:span text:style-name="T3">public</text:span><text:span text:style-name="T15"> </text:span><text:span text:style-name="T3">function</text:span><text:span text:style-name="T15"> </text:span><text:span text:style-name="T9">show</text:span><text:span text:style-name="T15">(</text:span><text:span text:style-name="T19">$id</text:span><text:span text:style-name="T15">)</text:span></text:p>
      <text:p text:style-name="P5">    <text:span text:style-name="T15">{</text:span></text:p>
      <text:p text:style-name="P5">        <text:span text:style-name="T19">$car</text:span><text:span text:style-name="T15"> = </text:span><text:span text:style-name="T24">Car</text:span><text:span text:style-name="T15">::</text:span><text:span text:style-name="T9">find</text:span><text:span text:style-name="T15">(</text:span><text:span text:style-name="T19">$id</text:span><text:span text:style-name="T15">);</text:span></text:p>
      <text:p text:style-name="P63"/>
      <text:p text:style-name="P5">        <text:span text:style-name="T16">return</text:span><text:span text:style-name="T15"> </text:span><text:span text:style-name="T9">view</text:span><text:span text:style-name="T15">(</text:span><text:span text:style-name="T12">'cars.show'</text:span><text:span text:style-name="T15">)-&gt;</text:span><text:span text:style-name="T9">with</text:span><text:span text:style-name="T15">(</text:span><text:span text:style-name="T12">'car'</text:span><text:span text:style-name="T15">,</text:span><text:span text:style-name="T19">$car</text:span><text:span text:style-name="T15">);</text:span></text:p>
      <text:p text:style-name="P5">    <text:span text:style-name="T15">}</text:span></text:p>
      <text:p text:style-name="P147"/>
      <text:p text:style-name="P147"/>
      <text:p text:style-name="P147">prima incapsulo tutti i dati dentro car con metodo find e poi gli invio a pagina show con metodo with</text:p>
      <text:p text:style-name="P147"/>
      <text:p text:style-name="P147">infine dentro pagina posso printare nuovi dati</text:p>
      <text:p text:style-name="P147"/>
      <text:p text:style-name="P28">            <text:span text:style-name="T3">@forelse </text:span><text:span text:style-name="T15">(</text:span><text:span text:style-name="T19">$car</text:span><text:span text:style-name="T15">-&gt;</text:span><text:span text:style-name="T19">carModels</text:span><text:span text:style-name="T15"> as </text:span><text:span text:style-name="T19">$model</text:span><text:span text:style-name="T15"> )</text:span></text:p>
      <text:p text:style-name="P5">                <text:span text:style-name="T28">&lt;</text:span><text:span text:style-name="T3">li</text:span><text:span text:style-name="T15"> </text:span><text:span text:style-name="T19">class</text:span><text:span text:style-name="T15">=</text:span><text:span text:style-name="T12">"inline italic text-gray-600 px-1 py-6"</text:span><text:span text:style-name="T28">&gt;</text:span></text:p>
      <text:p text:style-name="P5">                    <text:span text:style-name="T9">{{</text:span><text:span text:style-name="T15"> </text:span><text:span text:style-name="T19">$model</text:span><text:span text:style-name="T15">[</text:span><text:span text:style-name="T12">'model_name'</text:span><text:span text:style-name="T15">] </text:span><text:span text:style-name="T9">}}</text:span></text:p>
      <text:p text:style-name="P5">                <text:span text:style-name="T28">&lt;/</text:span><text:span text:style-name="T3">li</text:span><text:span text:style-name="T28">&gt;</text:span></text:p>
      <text:p text:style-name="P5">            <text:span text:style-name="T3">@empty</text:span></text:p>
      <text:p text:style-name="P5">                <text:span text:style-name="T28">&lt;</text:span><text:span text:style-name="T3">p</text:span><text:span text:style-name="T28">&gt;</text:span></text:p>
      <text:p text:style-name="P5">                    <text:span text:style-name="T15">No models found!</text:span></text:p>
      <text:p text:style-name="P5">                <text:span text:style-name="T28">&lt;/</text:span><text:span text:style-name="T3">p</text:span><text:span text:style-name="T28">&gt;</text:span></text:p>
      <text:p text:style-name="P5">            <text:span text:style-name="T3">@endforelse</text:span></text:p>
      <text:p text:style-name="P147"><text:s/></text:p>
      <text:p text:style-name="P148">Nel ciclo ciclo i 2 metodi che ho definito nei model car→carModels</text:p>
      <text:p text:style-name="P148"/>
      <text:p text:style-name="P149">Aggiungere table one on one</text:p>
      <text:p text:style-name="P149"/>
      <text:p text:style-name="P149">1-creo nuovo model con relativa migrations</text:p>
      <text:p text:style-name="P149"/>
      <text:p text:style-name="P149">php artisan make:model Headquarter -m</text:p>
      <text:p text:style-name="P149"/>
      <text:p text:style-name="P149">2-creo le varie colonne dentro migrations e le migro con php artisan migrate</text:p>
      <text:p text:style-name="P149"/>
      <text:p text:style-name="P94">&lt;?php</text:p>
      <text:p text:style-name="P63"/>
      <text:p text:style-name="P38"><text:span text:style-name="T2">use</text:span> Illuminate\Database\Migrations\<text:span text:style-name="T23">Migration</text:span>;</text:p>
      <text:p text:style-name="P38"><text:span text:style-name="T2">use</text:span> Illuminate\Database\Schema\<text:span text:style-name="T23">Blueprint</text:span>;</text:p>
      <text:p text:style-name="P38"><text:span text:style-name="T2">use</text:span> Illuminate\Support\Facades\<text:span text:style-name="T23">Schema</text:span>;</text:p>
      <text:p text:style-name="P63"/>
      <text:p text:style-name="P38"><text:span text:style-name="T2">class</text:span> <text:span text:style-name="T23">CreateHeadquartersTable</text:span> <text:span text:style-name="T2">extends</text:span> <text:span text:style-name="T23">Migration</text:span></text:p>
      <text:p text:style-name="P38">{</text:p>
      <text:p text:style-name="P5">    <text:span text:style-name="T22">/**</text:span></text:p>
      <text:p text:style-name="P69"><text:soft-page-break/>     <text:span text:style-name="T15">* Run the migrations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void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up</text:span><text:span text:style-name="T15">()</text:span></text:p>
      <text:p text:style-name="P5">    <text:span text:style-name="T15">{</text:span></text:p>
      <text:p text:style-name="P5">        <text:span text:style-name="T24">Schema</text:span><text:span text:style-name="T15">::</text:span><text:span text:style-name="T9">create</text:span><text:span text:style-name="T15">(</text:span><text:span text:style-name="T12">'headquarters'</text:span><text:span text:style-name="T15">, </text:span><text:span text:style-name="T3">function</text:span><text:span text:style-name="T15"> (</text:span><text:span text:style-name="T24">Blueprint</text:span><text:span text:style-name="T15"> </text:span><text:span text:style-name="T19">$table</text:span><text:span text:style-name="T15">) {</text:span></text:p>
      <text:p text:style-name="P5">            <text:span text:style-name="T19">$table</text:span><text:span text:style-name="T15">-&gt;</text:span><text:span text:style-name="T9">id</text:span><text:span text:style-name="T15">(</text:span><text:span text:style-name="T12">'id'</text:span><text:span text:style-name="T15">);</text:span></text:p>
      <text:p text:style-name="P5">            <text:span text:style-name="T19">$table</text:span><text:span text:style-name="T15">-&gt;</text:span><text:span text:style-name="T9">unsignedInteger</text:span><text:span text:style-name="T15">(</text:span><text:span text:style-name="T12">'car_id'</text:span><text:span text:style-name="T15">);</text:span></text:p>
      <text:p text:style-name="P5">            <text:span text:style-name="T19">$table</text:span><text:span text:style-name="T15">-&gt;</text:span><text:span text:style-name="T9">string</text:span><text:span text:style-name="T15">(</text:span><text:span text:style-name="T12">'headquarters'</text:span><text:span text:style-name="T15">);</text:span></text:p>
      <text:p text:style-name="P5">            <text:span text:style-name="T19">$table</text:span><text:span text:style-name="T15">-&gt;</text:span><text:span text:style-name="T9">string</text:span><text:span text:style-name="T15">(</text:span><text:span text:style-name="T12">'country'</text:span><text:span text:style-name="T15">);</text:span></text:p>
      <text:p text:style-name="P5">            <text:span text:style-name="T19">$table</text:span><text:span text:style-name="T15">-&gt;</text:span><text:span text:style-name="T9">foreign</text:span><text:span text:style-name="T15">(</text:span><text:span text:style-name="T12">'car_id'</text:span><text:span text:style-name="T15">)</text:span></text:p>
      <text:p text:style-name="P5">                  <text:span text:style-name="T15">-&gt;</text:span><text:span text:style-name="T9">references</text:span><text:span text:style-name="T15">(</text:span><text:span text:style-name="T12">'id'</text:span><text:span text:style-name="T15">)</text:span></text:p>
      <text:p text:style-name="P5">                  <text:span text:style-name="T15">-&gt;</text:span><text:span text:style-name="T9">on</text:span><text:span text:style-name="T15">(</text:span><text:span text:style-name="T12">'cars'</text:span><text:span text:style-name="T15">)</text:span></text:p>
      <text:p text:style-name="P5">                  <text:span text:style-name="T15">-&gt;</text:span><text:span text:style-name="T9">onDelete</text:span><text:span text:style-name="T15">(</text:span><text:span text:style-name="T12">'cascade'</text:span><text:span text:style-name="T15">);</text:span></text:p>
      <text:p text:style-name="P5">            <text:span text:style-name="T19">$table</text:span><text:span text:style-name="T15">-&gt;</text:span><text:span text:style-name="T9">timestamps</text:span><text:span text:style-name="T15">();</text:span></text:p>
      <text:p text:style-name="P5">        <text:span text:style-name="T15">});</text:span></text:p>
      <text:p text:style-name="P5">    <text:span text:style-name="T15">}</text:span></text:p>
      <text:p text:style-name="P63"/>
      <text:p text:style-name="P5">    <text:span text:style-name="T22">/**</text:span></text:p>
      <text:p text:style-name="P69">     <text:span text:style-name="T15">* Reverse the migrations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void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down</text:span><text:span text:style-name="T15">()</text:span></text:p>
      <text:p text:style-name="P5">    <text:span text:style-name="T15">{</text:span></text:p>
      <text:p text:style-name="P5">        <text:span text:style-name="T24">Schema</text:span><text:span text:style-name="T15">::</text:span><text:span text:style-name="T9">dropIfExists</text:span><text:span text:style-name="T15">(</text:span><text:span text:style-name="T12">'headquarters'</text:span><text:span text:style-name="T15">);</text:span></text:p>
      <text:p text:style-name="P5">    <text:span text:style-name="T15">}</text:span></text:p>
      <text:p text:style-name="P38">}</text:p>
      <text:p text:style-name="P149"/>
      <text:p text:style-name="P150">dentro al model principale definisco una funzione con <text:s/>metodo hasone dove incapsulo model di headquarter </text:p>
      <text:p text:style-name="P150"/>
      <text:p text:style-name="P29">    <text:span text:style-name="T3">public</text:span><text:span text:style-name="T15"> </text:span><text:span text:style-name="T3">function</text:span><text:span text:style-name="T15"> </text:span><text:span text:style-name="T9">headquarter</text:span><text:span text:style-name="T15">()</text:span></text:p>
      <text:p text:style-name="P5">    <text:span text:style-name="T15">{</text:span></text:p>
      <text:p text:style-name="P5">        <text:span text:style-name="T16">return</text:span><text:span text:style-name="T15"> </text:span><text:span text:style-name="T3">$this</text:span><text:span text:style-name="T15">-&gt;</text:span><text:span text:style-name="T9">hasOne</text:span><text:span text:style-name="T15">(</text:span><text:span text:style-name="T24">Headquarter</text:span><text:span text:style-name="T15">::</text:span><text:span text:style-name="T3">class</text:span><text:span text:style-name="T15">);</text:span></text:p>
      <text:p text:style-name="P5">    <text:span text:style-name="T15">}</text:span></text:p>
      <text:p text:style-name="P150"><text:s/>e dentro al controller passo dentro il metodo che mi serve , show in questo caso i dati creando nuova variabile dove incapsulo metodo headquarter creato dentro model car</text:p>
      <text:p text:style-name="P150"/>
      <text:p text:style-name="P57"><text:span text:style-name="T18">$hq</text:span> = <text:span text:style-name="T18">$car</text:span>-&gt;<text:span text:style-name="T18">headquarter</text:span>;</text:p>
      <text:p text:style-name="P150"/>
      <text:p text:style-name="P150"/>
      <text:p text:style-name="P151">hasmanyThrough</text:p>
      <text:p text:style-name="P151"/>
      <text:p text:style-name="P151">si crea funzione con hasmany a cui si passano 2 variabili la prima e il model a cui vogliamo accedere la seconda e il model da cui vogliamo accederci</text:p>
      <text:p text:style-name="P151"/>
      <text:p text:style-name="P152">video 26 e 27 da provare su nuovo esercizio</text:p>
      <text:p text:style-name="P152"/>
      <text:p text:style-name="P152">PAGINATION</text:p>
      <text:p text:style-name="P152"><text:soft-page-break/>dentro index del controller</text:p>
      <text:p text:style-name="P152"/>
      <text:p text:style-name="P30">        <text:span text:style-name="T22"> cars all mostra tutti su pagina singola</text:span></text:p>
      <text:p text:style-name="P5">        <text:span text:style-name="T22"> $cars = Car::all();</text:span></text:p>
      <text:p text:style-name="P5">        <text:span text:style-name="T19">$cars</text:span><text:span text:style-name="T15"> = </text:span><text:span text:style-name="T24">Car</text:span><text:span text:style-name="T15">::</text:span><text:span text:style-name="T9">paginate</text:span><text:span text:style-name="T15">(</text:span><text:span text:style-name="T33">3</text:span><text:span text:style-name="T15">);</text:span></text:p>
      <text:p text:style-name="P152"/>
      <text:p text:style-name="P152">anziche chiamare all si chiama paginate e dentro parentesi si decide qunati se ne vuole aggiungere per pagina, dopodiché si aggiunge dentro index blade </text:p>
      <text:p text:style-name="P152"/>
      <text:p text:style-name="P58"><text:span text:style-name="T8">{{</text:span> <text:span text:style-name="T18">$cars</text:span>-&gt;<text:span text:style-name="T8">links</text:span>() <text:span text:style-name="T8">}}</text:span></text:p>
      <text:p text:style-name="P152"/>
      <text:p text:style-name="P152">con metodo links si generano le altre pagine</text:p>
      <text:p text:style-name="P152"/>
      <text:p text:style-name="P153">DATA VALIDATION</text:p>
      <text:p text:style-name="P153"/>
      <text:p text:style-name="P154">dentro metodo odve si voglino verificare dati si inserisce che tipo di validazione si vuole effettuare</text:p>
      <text:p text:style-name="P154"/>
      <text:p text:style-name="P154">in questo cado dentro metodo <text:span text:style-name="T45">store che richiama metodo create</text:span></text:p>
      <text:p text:style-name="P154"/>
      <text:p text:style-name="P31">    <text:span text:style-name="T3">public</text:span><text:span text:style-name="T15"> </text:span><text:span text:style-name="T3">function</text:span><text:span text:style-name="T15"> </text:span><text:span text:style-name="T9">store</text:span><text:span text:style-name="T15">(</text:span><text:span text:style-name="T24">Request</text:span><text:span text:style-name="T15"> </text:span><text:span text:style-name="T19">$request</text:span><text:span text:style-name="T15">)</text:span></text:p>
      <text:p text:style-name="P5">    <text:span text:style-name="T15">{</text:span></text:p>
      <text:p text:style-name="P63"/>
      <text:p text:style-name="P5">        <text:span text:style-name="T19">$request</text:span><text:span text:style-name="T15">-&gt;</text:span><text:span text:style-name="T9">validate</text:span><text:span text:style-name="T15">([</text:span></text:p>
      <text:p text:style-name="P5">            <text:span text:style-name="T12">'name'</text:span><text:span text:style-name="T15"> =&gt; </text:span><text:span text:style-name="T12">'required|unique:cars'</text:span><text:span text:style-name="T15">,</text:span></text:p>
      <text:p text:style-name="P5">            <text:span text:style-name="T12">'founded'</text:span><text:span text:style-name="T15"> =&gt; </text:span><text:span text:style-name="T12">'required|integer|min:0|max:2021'</text:span><text:span text:style-name="T15">,</text:span></text:p>
      <text:p text:style-name="P5">            <text:span text:style-name="T12">'description'</text:span><text:span text:style-name="T15"> =&gt; </text:span><text:span text:style-name="T12">'required'</text:span></text:p>
      <text:p text:style-name="P5">        <text:span text:style-name="T15">]);</text:span></text:p>
      <text:p text:style-name="P63"/>
      <text:p text:style-name="P5">        <text:span text:style-name="T19">$car</text:span><text:span text:style-name="T15"> = </text:span><text:span text:style-name="T24">Car</text:span><text:span text:style-name="T15">::</text:span><text:span text:style-name="T9">create</text:span><text:span text:style-name="T15">([</text:span></text:p>
      <text:p text:style-name="P5">            <text:span text:style-name="T12">'name'</text:span><text:span text:style-name="T15"> =&gt; </text:span><text:span text:style-name="T19">$request</text:span><text:span text:style-name="T15">-&gt;</text:span><text:span text:style-name="T9">input</text:span><text:span text:style-name="T15">(</text:span><text:span text:style-name="T12">'name'</text:span><text:span text:style-name="T15">),</text:span></text:p>
      <text:p text:style-name="P5">            <text:span text:style-name="T12">'founded'</text:span><text:span text:style-name="T15"> =&gt; </text:span><text:span text:style-name="T19">$request</text:span><text:span text:style-name="T15">-&gt;</text:span><text:span text:style-name="T9">input</text:span><text:span text:style-name="T15">(</text:span><text:span text:style-name="T12">'founded'</text:span><text:span text:style-name="T15">),</text:span></text:p>
      <text:p text:style-name="P5">            <text:span text:style-name="T12">'description'</text:span><text:span text:style-name="T15"> =&gt; </text:span><text:span text:style-name="T19">$request</text:span><text:span text:style-name="T15">-&gt;</text:span><text:span text:style-name="T9">input</text:span><text:span text:style-name="T15">(</text:span><text:span text:style-name="T12">'description'</text:span><text:span text:style-name="T15">)</text:span></text:p>
      <text:p text:style-name="P5">        <text:span text:style-name="T15">]);</text:span></text:p>
      <text:p text:style-name="P63"/>
      <text:p text:style-name="P5">        <text:span text:style-name="T16">return</text:span><text:span text:style-name="T15"> </text:span><text:span text:style-name="T9">redirect</text:span><text:span text:style-name="T15">(</text:span><text:span text:style-name="T12">'/cars'</text:span><text:span text:style-name="T15">);</text:span></text:p>
      <text:p text:style-name="P5">    <text:span text:style-name="T15">}</text:span></text:p>
      <text:p text:style-name="P154"/>
      <text:p text:style-name="P155">dopodiche dentro blade create dove inserisco i dati <text:span text:style-name="T46">prima dell endsection </text:span></text:p>
      <text:p text:style-name="P155"/>
      <text:p text:style-name="P32">    <text:span text:style-name="T3">@if </text:span><text:span text:style-name="T15">(</text:span><text:span text:style-name="T19">$errors</text:span><text:span text:style-name="T15">-&gt;</text:span><text:span text:style-name="T9">any</text:span><text:span text:style-name="T15">())</text:span></text:p>
      <text:p text:style-name="P5">        <text:span text:style-name="T28">&lt;</text:span><text:span text:style-name="T3">div</text:span><text:span text:style-name="T15"> </text:span><text:span text:style-name="T19">class</text:span><text:span text:style-name="T15">=</text:span><text:span text:style-name="T12">"w-4/8 m-auto text-center"</text:span><text:span text:style-name="T28">&gt;</text:span></text:p>
      <text:p text:style-name="P5">            <text:span text:style-name="T3">@foreach </text:span><text:span text:style-name="T15">(</text:span><text:span text:style-name="T19">$errors</text:span><text:span text:style-name="T15">-&gt;</text:span><text:span text:style-name="T9">all</text:span><text:span text:style-name="T15">() as </text:span><text:span text:style-name="T19">$error</text:span><text:span text:style-name="T15">)</text:span></text:p>
      <text:p text:style-name="P5">                <text:span text:style-name="T28">&lt;</text:span><text:span text:style-name="T3">li</text:span><text:span text:style-name="T15"> </text:span><text:span text:style-name="T19">class</text:span><text:span text:style-name="T15">=</text:span><text:span text:style-name="T12">"list-none text-red-500"</text:span><text:span text:style-name="T28">&gt;</text:span></text:p>
      <text:p text:style-name="P5">                    <text:span text:style-name="T9">{{</text:span><text:span text:style-name="T15"> </text:span><text:span text:style-name="T19">$error</text:span><text:span text:style-name="T15"> </text:span><text:span text:style-name="T9">}}</text:span></text:p>
      <text:p text:style-name="P5">                <text:span text:style-name="T28">&lt;/</text:span><text:span text:style-name="T3">li</text:span><text:span text:style-name="T28">&gt;</text:span></text:p>
      <text:p text:style-name="P5">            <text:span text:style-name="T3">@endforeach</text:span></text:p>
      <text:p text:style-name="P5">        <text:span text:style-name="T28">&lt;/</text:span><text:span text:style-name="T3">div</text:span><text:span text:style-name="T28">&gt;</text:span></text:p>
      <text:p text:style-name="P5">    <text:span text:style-name="T3">@endif</text:span></text:p>
      <text:p text:style-name="P155"/>
      <text:p text:style-name="P156">questo if verifica se ci sono errori e <text:s/>ci per mette di ciclarli e printargli</text:p>
      <text:p text:style-name="P156"/>
      <text:p text:style-name="P157"/>
      <text:p text:style-name="P157"><text:soft-page-break/>creazione verifica personalizzata</text:p>
      <text:p text:style-name="P157"/>
      <text:p text:style-name="P157">php artisan make:rule NomeVerifica (Uppercase esercizio)</text:p>
      <text:p text:style-name="P157"/>
      <text:p text:style-name="P157">trovo file creato demtrocartella rules dentro http, dentro function passes definisco cosa voglio verificare in questo caso che sia scritto in uppercase <text:span text:style-name="T47">e dentro function message scelgo messaggio di errore personalizzato</text:span></text:p>
      <text:p text:style-name="P157"/>
      <text:p text:style-name="P95">&lt;?php</text:p>
      <text:p text:style-name="P63"/>
      <text:p text:style-name="P38"><text:span text:style-name="T2">namespace</text:span> <text:span text:style-name="T23">App\Rules</text:span>;</text:p>
      <text:p text:style-name="P63"/>
      <text:p text:style-name="P38"><text:span text:style-name="T2">use</text:span> Illuminate\Contracts\Validation\<text:span text:style-name="T23">Rule</text:span>;</text:p>
      <text:p text:style-name="P63"/>
      <text:p text:style-name="P38"><text:span text:style-name="T2">class</text:span> <text:span text:style-name="T23">Uppercase</text:span> <text:span text:style-name="T2">implements</text:span> <text:span text:style-name="T23">Rule</text:span></text:p>
      <text:p text:style-name="P38">{</text:p>
      <text:p text:style-name="P5">    <text:span text:style-name="T22">/**</text:span></text:p>
      <text:p text:style-name="P69">     <text:span text:style-name="T15">* Create a new rule instance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void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__construct</text:span><text:span text:style-name="T15">()</text:span></text:p>
      <text:p text:style-name="P5">    <text:span text:style-name="T15">{</text:span></text:p>
      <text:p text:style-name="P5">        <text:span text:style-name="T22">//</text:span></text:p>
      <text:p text:style-name="P5">    <text:span text:style-name="T15">}</text:span></text:p>
      <text:p text:style-name="P63"/>
      <text:p text:style-name="P5">    <text:span text:style-name="T22">/**</text:span></text:p>
      <text:p text:style-name="P69">     <text:span text:style-name="T15">* Determine if the validation rule passes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param</text:span><text:span text:style-name="T22">  </text:span><text:span text:style-name="T3">string</text:span><text:span text:style-name="T22">  $attribute</text:span></text:p>
      <text:p text:style-name="P5"><text:span text:style-name="T21">     </text:span><text:span text:style-name="T22">* </text:span><text:span text:style-name="T3">@param</text:span><text:span text:style-name="T22">  </text:span><text:span text:style-name="T3">mixed</text:span><text:span text:style-name="T22">  $value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bool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passes</text:span><text:span text:style-name="T15">(</text:span><text:span text:style-name="T19">$attribute</text:span><text:span text:style-name="T15">, </text:span><text:span text:style-name="T19">$value</text:span><text:span text:style-name="T15">)</text:span></text:p>
      <text:p text:style-name="P5">    <text:span text:style-name="T15">{</text:span></text:p>
      <text:p text:style-name="P5">        <text:span text:style-name="T16">return</text:span><text:span text:style-name="T15"> </text:span><text:span text:style-name="T9">strtoupper</text:span><text:span text:style-name="T15">(</text:span><text:span text:style-name="T19">$value</text:span><text:span text:style-name="T15">) === </text:span><text:span text:style-name="T19">$value</text:span><text:span text:style-name="T15">;</text:span></text:p>
      <text:p text:style-name="P5">    <text:span text:style-name="T15">}</text:span></text:p>
      <text:p text:style-name="P63"/>
      <text:p text:style-name="P5">    <text:span text:style-name="T22">/**</text:span></text:p>
      <text:p text:style-name="P69">     <text:span text:style-name="T15">* Get the validation error message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string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message</text:span><text:span text:style-name="T15">()</text:span></text:p>
      <text:p text:style-name="P5">    <text:span text:style-name="T15">{</text:span></text:p>
      <text:p text:style-name="P5">        <text:span text:style-name="T16">return</text:span><text:span text:style-name="T15"> </text:span><text:span text:style-name="T12">'The :attribute must be uppercase'</text:span><text:span text:style-name="T15">;</text:span></text:p>
      <text:p text:style-name="P5">    <text:span text:style-name="T15">}</text:span></text:p>
      <text:p text:style-name="P38">}</text:p>
      <text:p text:style-name="P38"/>
      <text:p text:style-name="P157"><text:s/><text:span text:style-name="T47">infine dentro controller importo rule creata e la uso dove faccio verifiche </text:span></text:p>
      <text:p text:style-name="P157"/>
      <text:p text:style-name="P59"><text:soft-page-break/><text:span text:style-name="T2">use</text:span> App\Rules\<text:span text:style-name="T23">Uppercase</text:span>;</text:p>
      <text:p text:style-name="P157"/>
      <text:p text:style-name="P33">        <text:span text:style-name="T19">$request</text:span><text:span text:style-name="T15">-&gt;</text:span><text:span text:style-name="T9">validate</text:span><text:span text:style-name="T15">([</text:span></text:p>
      <text:p text:style-name="P5">            <text:span text:style-name="T12">'name'</text:span><text:span text:style-name="T15"> =&gt; </text:span><text:span text:style-name="T3">new</text:span><text:span text:style-name="T15"> </text:span><text:span text:style-name="T24">Uppercase</text:span><text:span text:style-name="T15">,</text:span></text:p>
      <text:p text:style-name="P5">            <text:span text:style-name="T12">'founded'</text:span><text:span text:style-name="T15"> =&gt; </text:span><text:span text:style-name="T12">'required|integer|min:0|max:2021'</text:span><text:span text:style-name="T15">,</text:span></text:p>
      <text:p text:style-name="P5">            <text:span text:style-name="T12">'description'</text:span><text:span text:style-name="T15"> =&gt; </text:span><text:span text:style-name="T12">'required'</text:span></text:p>
      <text:p text:style-name="P5">        <text:span text:style-name="T15">]);</text:span></text:p>
      <text:p text:style-name="P157"/>
      <text:p text:style-name="P158">auth multiple conviene creare file a parte</text:p>
      <text:p text:style-name="P158"/>
      <text:p text:style-name="P158">php artisan make:request Nomefile (es esercizio CreateValidationRequest)</text:p>
      <text:p text:style-name="P158"/>
      <text:p text:style-name="P160"><text:span text:style-name="T48">file creato si trova in </text:span><text:span text:style-name="T5">App\Http\Requests\</text:span><text:span text:style-name="T25">CreateValidationRequest</text:span></text:p>
      <text:p text:style-name="P159"><text:s/>e al suo interno</text:p>
      <text:p text:style-name="P158"><text:s/><text:span text:style-name="T48">si trovano 2 metodi primo metodo authorize si setta a true o a false per rendere effettivo metodo o meno, dentro rules si decidono verifiche da effettuare</text:span></text:p>
      <text:p text:style-name="P158"/>
      <text:p text:style-name="P96">&lt;?php</text:p>
      <text:p text:style-name="P63"/>
      <text:p text:style-name="P38"><text:span text:style-name="T2">namespace</text:span> <text:span text:style-name="T23">App\Http\Requests</text:span>;</text:p>
      <text:p text:style-name="P63"/>
      <text:p text:style-name="P38"><text:span text:style-name="T2">use</text:span> Illuminate\Foundation\Http\<text:span text:style-name="T23">FormRequest</text:span>;</text:p>
      <text:p text:style-name="P63"/>
      <text:p text:style-name="P38"><text:span text:style-name="T2">class</text:span> <text:span text:style-name="T23">CreateValidationRequest</text:span> <text:span text:style-name="T2">extends</text:span> <text:span text:style-name="T23">FormRequest</text:span></text:p>
      <text:p text:style-name="P38">{</text:p>
      <text:p text:style-name="P5">    <text:span text:style-name="T22">/**</text:span></text:p>
      <text:p text:style-name="P69">     <text:span text:style-name="T15">* Determine if the user is authorized to make this request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bool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authorize</text:span><text:span text:style-name="T15">()</text:span></text:p>
      <text:p text:style-name="P5">    <text:span text:style-name="T15">{</text:span></text:p>
      <text:p text:style-name="P5">        <text:span text:style-name="T16">return</text:span><text:span text:style-name="T15"> </text:span><text:span text:style-name="T3">true</text:span><text:span text:style-name="T15">;</text:span></text:p>
      <text:p text:style-name="P5">    <text:span text:style-name="T15">}</text:span></text:p>
      <text:p text:style-name="P63"/>
      <text:p text:style-name="P5">    <text:span text:style-name="T22">/**</text:span></text:p>
      <text:p text:style-name="P69">     <text:span text:style-name="T15">* Get the validation rules that apply to the request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array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rules</text:span><text:span text:style-name="T15">()</text:span></text:p>
      <text:p text:style-name="P5">    <text:span text:style-name="T15">{</text:span></text:p>
      <text:p text:style-name="P5">        <text:span text:style-name="T16">return</text:span><text:span text:style-name="T15"> [</text:span></text:p>
      <text:p text:style-name="P5">            <text:span text:style-name="T12">'name'</text:span><text:span text:style-name="T15"> =&gt; </text:span><text:span text:style-name="T12">'required'</text:span><text:span text:style-name="T15">,</text:span></text:p>
      <text:p text:style-name="P5">            <text:span text:style-name="T12">'founded'</text:span><text:span text:style-name="T15"> =&gt; </text:span><text:span text:style-name="T12">'required|integer|min:0|max:2021'</text:span><text:span text:style-name="T15">,</text:span></text:p>
      <text:p text:style-name="P5">            <text:span text:style-name="T12">'description'</text:span><text:span text:style-name="T15"> =&gt; </text:span><text:span text:style-name="T12">'required'</text:span></text:p>
      <text:p text:style-name="P5">        <text:span text:style-name="T15">];</text:span></text:p>
      <text:p text:style-name="P5">    <text:span text:style-name="T15">}</text:span></text:p>
      <text:p text:style-name="P38">}</text:p>
      <text:p text:style-name="P158"/>
      <text:p text:style-name="P159">dopodiché s’importa dentro controller</text:p>
      <text:p text:style-name="P60"><text:soft-page-break/><text:span text:style-name="T2">use</text:span> App\Http\Requests\<text:span text:style-name="T23">CreateValidationRequest</text:span>;</text:p>
      <text:p text:style-name="P159"/>
      <text:p text:style-name="P159"/>
      <text:p text:style-name="P159">poi dove intendo utilizzarlo per validazione prima lo passo come paramentro al posto di request e poi lo chiamo dentro con variabile request e metodo validated</text:p>
      <text:p text:style-name="P159"/>
      <text:p text:style-name="P34">    <text:span text:style-name="T3">public</text:span><text:span text:style-name="T15"> </text:span><text:span text:style-name="T3">function</text:span><text:span text:style-name="T15"> </text:span><text:span text:style-name="T9">update</text:span><text:span text:style-name="T15">(</text:span><text:span text:style-name="T24">CreateValidationRequest</text:span><text:span text:style-name="T15"> </text:span><text:span text:style-name="T19">$request</text:span><text:span text:style-name="T15">, </text:span><text:span text:style-name="T19">$id</text:span><text:span text:style-name="T15">)</text:span></text:p>
      <text:p text:style-name="P5">    <text:span text:style-name="T15">{</text:span></text:p>
      <text:p text:style-name="P63"/>
      <text:p text:style-name="P5">        <text:span text:style-name="T19">$request</text:span><text:span text:style-name="T15">-&gt;</text:span><text:span text:style-name="T9">validated</text:span><text:span text:style-name="T15">();</text:span></text:p>
      <text:p text:style-name="P63"/>
      <text:p text:style-name="P5">        <text:span text:style-name="T19">$car</text:span><text:span text:style-name="T15"> = </text:span><text:span text:style-name="T24">Car</text:span><text:span text:style-name="T15">::</text:span><text:span text:style-name="T9">where</text:span><text:span text:style-name="T15">(</text:span><text:span text:style-name="T12">'id'</text:span><text:span text:style-name="T15">,</text:span><text:span text:style-name="T19">$id</text:span><text:span text:style-name="T15">)-&gt;</text:span><text:span text:style-name="T9">update</text:span><text:span text:style-name="T15">([</text:span></text:p>
      <text:p text:style-name="P5">            <text:span text:style-name="T12">'name'</text:span><text:span text:style-name="T15"> =&gt; </text:span><text:span text:style-name="T19">$request</text:span><text:span text:style-name="T15">-&gt;</text:span><text:span text:style-name="T9">input</text:span><text:span text:style-name="T15">(</text:span><text:span text:style-name="T12">'name'</text:span><text:span text:style-name="T15">),</text:span></text:p>
      <text:p text:style-name="P5">            <text:span text:style-name="T12">'founded'</text:span><text:span text:style-name="T15"> =&gt; </text:span><text:span text:style-name="T19">$request</text:span><text:span text:style-name="T15">-&gt;</text:span><text:span text:style-name="T9">input</text:span><text:span text:style-name="T15">(</text:span><text:span text:style-name="T12">'founded'</text:span><text:span text:style-name="T15">),</text:span></text:p>
      <text:p text:style-name="P5">            <text:span text:style-name="T12">'description'</text:span><text:span text:style-name="T15"> =&gt; </text:span><text:span text:style-name="T19">$request</text:span><text:span text:style-name="T15">-&gt;</text:span><text:span text:style-name="T9">input</text:span><text:span text:style-name="T15">(</text:span><text:span text:style-name="T12">'description'</text:span><text:span text:style-name="T15">)</text:span></text:p>
      <text:p text:style-name="P5">        <text:span text:style-name="T15">]);</text:span></text:p>
      <text:p text:style-name="P63"/>
      <text:p text:style-name="P5">        <text:span text:style-name="T16">return</text:span><text:span text:style-name="T15"> </text:span><text:span text:style-name="T9">redirect</text:span><text:span text:style-name="T15">(</text:span><text:span text:style-name="T12">'/cars'</text:span><text:span text:style-name="T15">);</text:span></text:p>
      <text:p text:style-name="P5">    <text:span text:style-name="T15">}</text:span></text:p>
      <text:p text:style-name="P159"/>
      <text:p text:style-name="P161">CARICARE IMG</text:p>
      <text:p text:style-name="P161"/>
      <text:p text:style-name="P161">1-Dentro blade create aggiungere al form enctype</text:p>
      <text:p text:style-name="P161"/>
      <text:p text:style-name="P61"><text:span text:style-name="T27">&lt;</text:span><text:span text:style-name="T2">form</text:span> <text:span text:style-name="T18">action</text:span>=<text:span text:style-name="T11">"/cars"</text:span> <text:span text:style-name="T18">method</text:span>=<text:span text:style-name="T11">"POST"</text:span> <text:span text:style-name="T18">enctype</text:span>=<text:span text:style-name="T11">"multipart/form-data"</text:span><text:span text:style-name="T27">&gt;</text:span></text:p>
      <text:p text:style-name="P165"/>
      <text:p text:style-name="P161">e un input con type file e name image</text:p>
      <text:p text:style-name="P161"/>
      <text:p text:style-name="P35">                <text:span text:style-name="T28">&lt;</text:span><text:span text:style-name="T3">input</text:span><text:span text:style-name="T15"> </text:span><text:span text:style-name="T19">type</text:span><text:span text:style-name="T15">=</text:span><text:span text:style-name="T12">"file"</text:span></text:p>
      <text:p text:style-name="P5">                <text:span text:style-name="T19">class</text:span><text:span text:style-name="T15">=</text:span><text:span text:style-name="T12">"block shadow-5xl mb-10 p-2 w-80 </text:span></text:p>
      <text:p text:style-name="P102">                <text:span text:style-name="T15">italic placeholder-gray-400"</text:span></text:p>
      <text:p text:style-name="P5">                <text:span text:style-name="T19">name</text:span><text:span text:style-name="T15">=</text:span><text:span text:style-name="T12">"image"</text:span><text:span text:style-name="T28">&gt;</text:span></text:p>
      <text:p text:style-name="P38"/>
      <text:p text:style-name="P162">2-Se non aggiunta all’inizio e si vuole aggiungere colonna e db</text:p>
      <text:p text:style-name="P162"/>
      <text:p text:style-name="P161"/>
      <text:p text:style-name="P158">php artisan make:migration add_image_to_cars_table</text:p>
      <text:p text:style-name="P158"/>
      <text:p text:style-name="P162">php attisan make:migration add_nomecolonna_to_nometbale_table</text:p>
      <text:p text:style-name="P162"/>
      <text:p text:style-name="P162">dentro file creato aggiungo in metodo up cosa aggiungere e in metodo down <text:span text:style-name="T49">la nacellazione della colonna aggiunta</text:span></text:p>
      <text:p text:style-name="P162"/>
      <text:p text:style-name="P97">&lt;?php</text:p>
      <text:p text:style-name="P63"/>
      <text:p text:style-name="P38"><text:span text:style-name="T2">use</text:span> Illuminate\Database\Migrations\<text:span text:style-name="T23">Migration</text:span>;</text:p>
      <text:p text:style-name="P38"><text:span text:style-name="T2">use</text:span> Illuminate\Database\Schema\<text:span text:style-name="T23">Blueprint</text:span>;</text:p>
      <text:p text:style-name="P38"><text:span text:style-name="T2">use</text:span> Illuminate\Support\Facades\<text:span text:style-name="T23">Schema</text:span>;</text:p>
      <text:p text:style-name="P63"/>
      <text:p text:style-name="P38"><text:span text:style-name="T2">class</text:span> <text:span text:style-name="T23">AddImageToCarsTable</text:span> <text:span text:style-name="T2">extends</text:span> <text:span text:style-name="T23">Migration</text:span></text:p>
      <text:p text:style-name="P38">{</text:p>
      <text:p text:style-name="P5">    <text:span text:style-name="T22">/**</text:span></text:p>
      <text:p text:style-name="P69"><text:soft-page-break/>     <text:span text:style-name="T15">* Run the migrations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void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up</text:span><text:span text:style-name="T15">()</text:span></text:p>
      <text:p text:style-name="P5">    <text:span text:style-name="T15">{</text:span></text:p>
      <text:p text:style-name="P5">        <text:span text:style-name="T24">Schema</text:span><text:span text:style-name="T15">::</text:span><text:span text:style-name="T9">table</text:span><text:span text:style-name="T15">(</text:span><text:span text:style-name="T12">'cars'</text:span><text:span text:style-name="T15">, </text:span><text:span text:style-name="T3">function</text:span><text:span text:style-name="T15"> (</text:span><text:span text:style-name="T24">Blueprint</text:span><text:span text:style-name="T15"> </text:span><text:span text:style-name="T19">$table</text:span><text:span text:style-name="T15">) {</text:span></text:p>
      <text:p text:style-name="P5">            <text:span text:style-name="T19">$table</text:span><text:span text:style-name="T15">-&gt;</text:span><text:span text:style-name="T9">string</text:span><text:span text:style-name="T15">(</text:span><text:span text:style-name="T12">'image_path'</text:span><text:span text:style-name="T15">);</text:span></text:p>
      <text:p text:style-name="P5">        <text:span text:style-name="T15">});</text:span></text:p>
      <text:p text:style-name="P5">    <text:span text:style-name="T15">}</text:span></text:p>
      <text:p text:style-name="P63"/>
      <text:p text:style-name="P5">    <text:span text:style-name="T22">/**</text:span></text:p>
      <text:p text:style-name="P69">     <text:span text:style-name="T15">* Reverse the migrations.</text:span></text:p>
      <text:p text:style-name="P69">     <text:span text:style-name="T15">*</text:span></text:p>
      <text:p text:style-name="P5"><text:span text:style-name="T21">     </text:span><text:span text:style-name="T22">* </text:span><text:span text:style-name="T3">@return</text:span><text:span text:style-name="T22"> </text:span><text:span text:style-name="T3">void</text:span></text:p>
      <text:p text:style-name="P69">     <text:span text:style-name="T15">*/</text:span></text:p>
      <text:p text:style-name="P5">    <text:span text:style-name="T3">public</text:span><text:span text:style-name="T15"> </text:span><text:span text:style-name="T3">function</text:span><text:span text:style-name="T15"> </text:span><text:span text:style-name="T9">down</text:span><text:span text:style-name="T15">()</text:span></text:p>
      <text:p text:style-name="P5">    <text:span text:style-name="T15">{</text:span></text:p>
      <text:p text:style-name="P5">        <text:span text:style-name="T24">Schema</text:span><text:span text:style-name="T15">::</text:span><text:span text:style-name="T9">table</text:span><text:span text:style-name="T15">(</text:span><text:span text:style-name="T12">'cars'</text:span><text:span text:style-name="T15">, </text:span><text:span text:style-name="T3">function</text:span><text:span text:style-name="T15"> (</text:span><text:span text:style-name="T24">Blueprint</text:span><text:span text:style-name="T15"> </text:span><text:span text:style-name="T19">$table</text:span><text:span text:style-name="T15">) {</text:span></text:p>
      <text:p text:style-name="P5">            <text:span text:style-name="T19">$table</text:span><text:span text:style-name="T15">-&gt;</text:span><text:span text:style-name="T9">dropColumn</text:span><text:span text:style-name="T15">(</text:span><text:span text:style-name="T12">'image_path'</text:span><text:span text:style-name="T15">);</text:span></text:p>
      <text:p text:style-name="P5">        <text:span text:style-name="T15">});</text:span></text:p>
      <text:p text:style-name="P5">    <text:span text:style-name="T15">}</text:span></text:p>
      <text:p text:style-name="P38">}</text:p>
      <text:p text:style-name="P162"/>
      <text:p text:style-name="P163">3-Dentro controller dentro store aggiungo image tra le validazioni</text:p>
      <text:p text:style-name="P163"/>
      <text:p text:style-name="P36">        <text:span text:style-name="T19">$request</text:span><text:span text:style-name="T15">-&gt;</text:span><text:span text:style-name="T9">validate</text:span><text:span text:style-name="T15">([</text:span></text:p>
      <text:p text:style-name="P5">            <text:span text:style-name="T12">'name'</text:span><text:span text:style-name="T15"> =&gt; </text:span><text:span text:style-name="T12">'required'</text:span><text:span text:style-name="T15">,</text:span></text:p>
      <text:p text:style-name="P5">            <text:span text:style-name="T12">'founded'</text:span><text:span text:style-name="T15"> =&gt; </text:span><text:span text:style-name="T12">'required|integer|min:0|max:2021'</text:span><text:span text:style-name="T15">,</text:span></text:p>
      <text:p text:style-name="P5">            <text:span text:style-name="T12">'description'</text:span><text:span text:style-name="T15"> =&gt; </text:span><text:span text:style-name="T12">'required'</text:span><text:span text:style-name="T15">,</text:span></text:p>
      <text:p text:style-name="P5">            <text:span text:style-name="T12">'image'</text:span><text:span text:style-name="T15"> =&gt; </text:span><text:span text:style-name="T12">'required|mimes:jpg,png,jpeg|max:5048'</text:span></text:p>
      <text:p text:style-name="P5">        <text:span text:style-name="T15">]);</text:span></text:p>
      <text:p text:style-name="P163"/>
      <text:p text:style-name="P163">verifico che sia stata ineserita,i formati accettati e le dimensioni max</text:p>
      <text:p text:style-name="P162"/>
      <text:p text:style-name="P164">creo cartella dove salvo img e genero path</text:p>
      <text:p text:style-name="P164"/>
      <text:p text:style-name="P37">        <text:span text:style-name="T19">$newImageName</text:span><text:span text:style-name="T15"> = </text:span><text:span text:style-name="T9">time</text:span><text:span text:style-name="T15">() . </text:span><text:span text:style-name="T12">'-'</text:span><text:span text:style-name="T15"> . </text:span><text:span text:style-name="T19">$request</text:span><text:span text:style-name="T15">-&gt;</text:span><text:span text:style-name="T19">name</text:span><text:span text:style-name="T15"> . </text:span><text:span text:style-name="T12">'.'</text:span><text:span text:style-name="T15"> . </text:span><text:span text:style-name="T19">$request</text:span><text:span text:style-name="T15">-&gt;</text:span><text:span text:style-name="T19">image</text:span><text:span text:style-name="T15">-&gt;</text:span><text:span text:style-name="T9">extension</text:span><text:span text:style-name="T15">();</text:span></text:p>
      <text:p text:style-name="P5">        </text:p>
      <text:p text:style-name="P5">        <text:span text:style-name="T19">$request</text:span><text:span text:style-name="T15">-&gt;</text:span><text:span text:style-name="T19">image</text:span><text:span text:style-name="T15">-&gt;</text:span><text:span text:style-name="T9">move</text:span><text:span text:style-name="T15">(</text:span><text:span text:style-name="T9">public_path</text:span><text:span text:style-name="T15">(</text:span><text:span text:style-name="T12">'images'</text:span><text:span text:style-name="T15">),</text:span><text:span text:style-name="T19">$newImageName</text:span><text:span text:style-name="T15">);        </text:span></text:p>
      <text:p text:style-name="P63"/>
      <text:p text:style-name="P5">        <text:span text:style-name="T9">dd</text:span><text:span text:style-name="T15">(</text:span><text:span text:style-name="T19">$newImageName</text:span><text:span text:style-name="T15">);</text:span></text:p>
      <text:p text:style-name="P164"/>
      <text:p text:style-name="P164"/>
      <text:p text:style-name="P167">LOGIN</text:p>
      <text:p text:style-name="P167"/>
      <text:p text:style-name="P167">cmd utile per cancellare password da db</text:p>
      <text:p text:style-name="P167"/>
      <text:p text:style-name="P167">php artisan auth:clear-rese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8T21:33:22.467000000</dc:date>
    <meta:editing-duration>PT20H10M58S</meta:editing-duration>
    <meta:editing-cycles>82</meta:editing-cycles>
    <meta:generator>LibreOffice/7.1.3.2$Windows_X86_64 LibreOffice_project/47f78053abe362b9384784d31a6e56f8511eb1c1</meta:generator>
    <meta:document-statistic meta:table-count="0" meta:image-count="0" meta:object-count="0" meta:page-count="30" meta:paragraph-count="1045" meta:word-count="4240" meta:character-count="36533" meta:non-whitespace-character-count="28172"/>
  </office:meta>
</office:document-meta>
</file>